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 style:data-style-name="N61"/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map style:condition="cell-content()&lt;[.F6:.F49]" style:apply-style-name="Good" style:base-cell-address="Sheet1.K6"/>
    </style:style>
    <style:style style:name="ce13" style:family="table-cell" style:parent-style-name="Default">
      <style:map style:condition="cell-content()&lt;[.G6:.G49]" style:apply-style-name="Neutral" style:base-cell-address="Sheet1.L6"/>
    </style:style>
    <style:style style:name="ce14" style:family="table-cell" style:parent-style-name="Default">
      <style:map style:condition="cell-content()&lt;[.H6:.H49]" style:apply-style-name="Accent_20_2" style:base-cell-address="Sheet1.M6"/>
    </style:style>
    <style:style style:name="ce15" style:family="table-cell" style:parent-style-name="Default" style:data-style-name="N61">
      <style:map style:condition="cell-content()&lt;[.H6:.H49]" style:apply-style-name="Accent_20_2" style:base-cell-address="Sheet1.M6"/>
    </style:style>
    <style:style style:name="ce16" style:family="table-cell" style:parent-style-name="Default">
      <style:map style:condition="cell-content()&lt;[.F6:.F49]" style:apply-style-name="Good" style:base-cell-address="Sheet1.R6"/>
    </style:style>
    <style:style style:name="ce17" style:family="table-cell" style:parent-style-name="Default">
      <style:map style:condition="cell-content()&lt;[.G6:.G49]" style:apply-style-name="Neutral" style:base-cell-address="Sheet1.S6"/>
    </style:style>
    <style:style style:name="ce18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9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9]" style:apply-style-name="Accent_20_2" style:base-cell-address="Sheet1.T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map style:condition="cell-content()&lt;[.O6:.O49]" style:apply-style-name="Bad" style:base-cell-address="Sheet1.V6"/>
    </style:style>
    <style:style style:name="ce21" style:family="table-cell" style:parent-style-name="Default">
      <style:map style:condition="cell-content()&lt;[.R6:.R49]" style:apply-style-name="Good" style:base-cell-address="Sheet1.Y6"/>
    </style:style>
    <style:style style:name="ce22" style:family="table-cell" style:parent-style-name="Default">
      <style:map style:condition="cell-content()&lt;[.S6:.S49]" style:apply-style-name="Neutral" style:base-cell-address="Sheet1.Z6"/>
    </style:style>
    <style:style style:name="ce23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1.AA6"/>
    </style:style>
    <style:style style:name="ce61" style:family="table-cell" style:parent-style-name="Default">
      <style:map style:condition="cell-content()&lt;[.Y6:.Y49]" style:apply-style-name="Good" style:base-cell-address="Sheet1.AE6"/>
    </style:style>
    <style:style style:name="ce62" style:family="table-cell" style:parent-style-name="Default">
      <style:map style:condition="cell-content()&lt;[.Z6:.Z49]" style:apply-style-name="Neutral" style:base-cell-address="Sheet1.AF6"/>
    </style:style>
    <style:style style:name="ce26" style:family="table-cell" style:parent-style-name="Default">
      <style:map style:condition="cell-content()&lt;[.T6:.T49]" style:apply-style-name="Accent_20_2" style:base-cell-address="Sheet1.AG6"/>
    </style:style>
    <style:style style:name="ce27" style:family="table-cell" style:parent-style-name="Default" style:data-style-name="N61">
      <style:map style:condition="cell-content()&lt;[.T6:.T49]" style:apply-style-name="Accent_20_2" style:base-cell-address="Sheet1.AG6"/>
    </style:style>
    <style:style style:name="ce28" style:family="table-cell" style:parent-style-name="Default">
      <style:map style:condition="cell-content()&lt;[.R6:.R49]" style:apply-style-name="Good" style:base-cell-address="Sheet1.AL6"/>
    </style:style>
    <style:style style:name="ce29" style:family="table-cell" style:parent-style-name="Default">
      <style:map style:condition="cell-content()&lt;[.S6:.S49]" style:apply-style-name="Neutral" style:base-cell-address="Sheet1.AM6"/>
    </style:style>
    <style:style style:name="ce30" style:family="table-cell" style:parent-style-name="Default">
      <style:map style:condition="cell-content()&lt;[.T6:.T49]" style:apply-style-name="Accent_20_2" style:base-cell-address="Sheet1.AN6"/>
    </style:style>
    <style:style style:name="ce31" style:family="table-cell" style:parent-style-name="Default">
      <style:map style:condition="cell-content()&lt;[.AE6:.AE49]" style:apply-style-name="Good" style:base-cell-address="Sheet1.AS6"/>
    </style:style>
    <style:style style:name="ce32" style:family="table-cell" style:parent-style-name="Default">
      <style:map style:condition="cell-content()&lt;[.AF6:.AF49]" style:apply-style-name="Neutral" style:base-cell-address="Sheet1.AT6"/>
    </style:style>
    <style:style style:name="ce33" style:family="table-cell" style:parent-style-name="Default">
      <style:map style:condition="cell-content()&lt;[.AG6:.AG49]" style:apply-style-name="Accent_20_2" style:base-cell-address="Sheet1.AU6"/>
    </style:style>
    <style:style style:name="ce34" style:family="table-cell" style:parent-style-name="Default">
      <style:map style:condition="cell-content()&lt;[.AS6:.AS49]" style:apply-style-name="Good" style:base-cell-address="Sheet1.BB6"/>
    </style:style>
    <style:style style:name="ce35" style:family="table-cell" style:parent-style-name="Default">
      <style:map style:condition="cell-content()&lt;[.AT6:.AT49]" style:apply-style-name="Neutral" style:base-cell-address="Sheet1.BC6"/>
    </style:style>
    <style:style style:name="ce36" style:family="table-cell" style:parent-style-name="Default">
      <style:map style:condition="cell-content()&lt;[.AU6:.AU49]" style:apply-style-name="Accent_20_2" style:base-cell-address="Sheet1.BD6"/>
    </style:style>
    <style:style style:name="ce74" style:family="table-cell" style:parent-style-name="Default">
      <style:map style:condition="cell-content()&lt;[.F6:.F49]" style:apply-style-name="Good" style:base-cell-address="Sheet2.K6"/>
    </style:style>
    <style:style style:name="ce75" style:family="table-cell" style:parent-style-name="Default">
      <style:map style:condition="cell-content()&lt;[.G6:.G49]" style:apply-style-name="Neutral" style:base-cell-address="Sheet2.L6"/>
    </style:style>
    <style:style style:name="ce76" style:family="table-cell" style:parent-style-name="Default">
      <style:map style:condition="cell-content()&lt;[.F6:.F49]" style:apply-style-name="Good" style:base-cell-address="Sheet2.R6"/>
    </style:style>
    <style:style style:name="ce77" style:family="table-cell" style:parent-style-name="Default">
      <style:map style:condition="cell-content()&lt;[.G6:.G49]" style:apply-style-name="Neutral" style:base-cell-address="Sheet2.S6"/>
    </style:style>
    <style:style style:name="ce41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2.T6"/>
    </style:style>
    <style:style style:name="ce79" style:family="table-cell" style:parent-style-name="Default">
      <style:map style:condition="cell-content()&lt;[.R6:.R49]" style:apply-style-name="Good" style:base-cell-address="Sheet2.Y6"/>
    </style:style>
    <style:style style:name="ce80" style:family="table-cell" style:parent-style-name="Default">
      <style:map style:condition="cell-content()&lt;[.S6:.S49]" style:apply-style-name="Neutral" style:base-cell-address="Sheet2.Z6"/>
    </style:style>
    <style:style style:name="ce81" style:family="table-cell" style:parent-style-name="Default">
      <style:table-cell-properties fo:border-bottom="none" fo:border-left="none" fo:border-right="0.06pt solid #000000" fo:border-top="none"/>
      <style:map style:condition="cell-content()&lt;[.T6:.T49]" style:apply-style-name="Accent_20_2" style:base-cell-address="Sheet2.AA6"/>
    </style:style>
    <style:style style:name="ce42" style:family="table-cell" style:parent-style-name="Default">
      <style:map style:condition="cell-content()&lt;[.R6:.R49]" style:apply-style-name="Good" style:base-cell-address="Sheet2.AE6"/>
    </style:style>
    <style:style style:name="ce85" style:family="table-cell" style:parent-style-name="Default">
      <style:map style:condition="cell-content()&lt;[.S6:.S49]" style:apply-style-name="Neutral" style:base-cell-address="Sheet2.AF6"/>
    </style:style>
    <style:style style:name="ce86" style:family="table-cell" style:parent-style-name="Default">
      <style:map style:condition="cell-content()&lt;[.T6:.T49]" style:apply-style-name="Accent_20_2" style:base-cell-address="Sheet2.AG6"/>
    </style:style>
    <style:style style:name="ce45" style:family="table-cell" style:parent-style-name="Default">
      <style:table-cell-properties fo:border="none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4" style:family="table-cell" style:parent-style-name="Default">
      <style:table-cell-properties fo:border-bottom="none" fo:background-color="#f10d0c" fo:border-left="0.06pt solid #000000" fo:border-right="0.06pt solid #000000" fo:border-top="none"/>
    </style:style>
    <style:style style:name="ce95" style:family="table-cell" style:parent-style-name="Default">
      <style:table-cell-properties fo:background-color="#f10d0c"/>
    </style:style>
    <style:style style:name="ce96" style:family="table-cell" style:parent-style-name="Default" style:data-style-name="N99">
      <style:table-cell-properties fo:background-color="#f10d0c"/>
    </style:style>
    <style:style style:name="ce97" style:family="table-cell" style:parent-style-name="Default">
      <style:table-cell-properties fo:background-color="#f10d0c"/>
      <style:map style:condition="cell-content()&lt;[.F6:.F49]" style:apply-style-name="Good" style:base-cell-address="Sheet3.K6"/>
    </style:style>
    <style:style style:name="ce98" style:family="table-cell" style:parent-style-name="Default">
      <style:map style:condition="cell-content()&lt;[.F6:.F49]" style:apply-style-name="Good" style:base-cell-address="Sheet3.K6"/>
    </style:style>
    <style:style style:name="ce99" style:family="table-cell" style:parent-style-name="Default">
      <style:table-cell-properties fo:background-color="#f10d0c"/>
      <style:map style:condition="cell-content()&lt;[.G6:.G49]" style:apply-style-name="Neutral" style:base-cell-address="Sheet3.L6"/>
    </style:style>
    <style:style style:name="ce100" style:family="table-cell" style:parent-style-name="Default">
      <style:map style:condition="cell-content()&lt;[.G6:.G49]" style:apply-style-name="Neutral" style:base-cell-address="Sheet3.L6"/>
    </style:style>
    <style:style style:name="ce101" style:family="table-cell" style:parent-style-name="Default">
      <style:table-cell-properties fo:background-color="#f10d0c"/>
      <style:map style:condition="cell-content()&lt;[.H6:.H49]" style:apply-style-name="Accent_20_2" style:base-cell-address="Sheet3.M6"/>
    </style:style>
    <style:style style:name="ce102" style:family="table-cell" style:parent-style-name="Default">
      <style:map style:condition="cell-content()&lt;[.H6:.H49]" style:apply-style-name="Accent_20_2" style:base-cell-address="Sheet3.M6"/>
    </style:style>
    <style:style style:name="ce103" style:family="table-cell" style:parent-style-name="Default" style:data-style-name="N61">
      <style:map style:condition="cell-content()&lt;[.H6:.H49]" style:apply-style-name="Accent_20_2" style:base-cell-address="Sheet3.M6"/>
    </style:style>
    <style:style style:name="ce104" style:family="table-cell" style:parent-style-name="Default">
      <style:table-cell-properties fo:background-color="#f10d0c"/>
      <style:map style:condition="cell-content()&lt;[.F6:.F49]" style:apply-style-name="Good" style:base-cell-address="Sheet3.R6"/>
    </style:style>
    <style:style style:name="ce105" style:family="table-cell" style:parent-style-name="Default">
      <style:map style:condition="cell-content()&lt;[.F6:.F49]" style:apply-style-name="Good" style:base-cell-address="Sheet3.R6"/>
    </style:style>
    <style:style style:name="ce106" style:family="table-cell" style:parent-style-name="Default">
      <style:table-cell-properties fo:background-color="#f10d0c"/>
      <style:map style:condition="cell-content()&lt;[.G6:.G49]" style:apply-style-name="Neutral" style:base-cell-address="Sheet3.S6"/>
    </style:style>
    <style:style style:name="ce107" style:family="table-cell" style:parent-style-name="Default">
      <style:map style:condition="cell-content()&lt;[.G6:.G49]" style:apply-style-name="Neutral" style:base-cell-address="Sheet3.S6"/>
    </style:style>
    <style:style style:name="ce108" style:family="table-cell" style:parent-style-name="Default">
      <style:table-cell-properties fo:border-bottom="none" fo:background-color="#f10d0c" fo:border-left="none" fo:border-right="0.06pt solid #000000" fo:border-top="none"/>
      <style:map style:condition="cell-content()&lt;[.H6:.H49]" style:apply-style-name="Accent_20_2" style:base-cell-address="Sheet3.T6"/>
    </style:style>
    <style:style style:name="ce109" style:family="table-cell" style:parent-style-name="Default">
      <style:table-cell-properties fo:border-bottom="none" fo:border-left="none" fo:border-right="0.06pt solid #000000" fo:border-top="none"/>
      <style:map style:condition="cell-content()&lt;[.H6:.H49]" style:apply-style-name="Accent_20_2" style:base-cell-address="Sheet3.T6"/>
    </style:style>
    <style:style style:name="ce110" style:family="table-cell" style:parent-style-name="Default" style:data-style-name="N61">
      <style:table-cell-properties fo:border-bottom="none" fo:border-left="none" fo:border-right="0.06pt solid #000000" fo:border-top="none"/>
      <style:map style:condition="cell-content()&lt;[.H6:.H49]" style:apply-style-name="Accent_20_2" style:base-cell-address="Sheet3.T6"/>
    </style:style>
    <style:style style:name="ce111" style:family="table-cell" style:parent-style-name="Default">
      <style:table-cell-properties fo:background-color="#f10d0c"/>
      <style:map style:condition="cell-content()&lt;[.F6:.F49]" style:apply-style-name="Good" style:base-cell-address="Sheet3.X6"/>
    </style:style>
    <style:style style:name="ce112" style:family="table-cell" style:parent-style-name="Default">
      <style:map style:condition="cell-content()&lt;[.F6:.F49]" style:apply-style-name="Good" style:base-cell-address="Sheet3.X6"/>
    </style:style>
    <style:style style:name="ce113" style:family="table-cell" style:parent-style-name="Default">
      <style:table-cell-properties fo:background-color="#f10d0c"/>
      <style:map style:condition="cell-content()&lt;[.G6:.G49]" style:apply-style-name="Neutral" style:base-cell-address="Sheet3.Y6"/>
    </style:style>
    <style:style style:name="ce114" style:family="table-cell" style:parent-style-name="Default">
      <style:map style:condition="cell-content()&lt;[.G6:.G49]" style:apply-style-name="Neutral" style:base-cell-address="Sheet3.Y6"/>
    </style:style>
    <style:style style:name="ce115" style:family="table-cell" style:parent-style-name="Default">
      <style:table-cell-properties fo:background-color="#f10d0c"/>
      <style:map style:condition="cell-content()&lt;[.H6:.H49]" style:apply-style-name="Accent_20_2" style:base-cell-address="Sheet3.Z6"/>
    </style:style>
    <style:style style:name="ce116" style:family="table-cell" style:parent-style-name="Default">
      <style:map style:condition="cell-content()&lt;[.H6:.H49]" style:apply-style-name="Accent_20_2" style:base-cell-address="Sheet3.Z6"/>
    </style:style>
    <style:style style:name="ce117" style:family="table-cell" style:parent-style-name="Default" style:data-style-name="N61">
      <style:map style:condition="cell-content()&lt;[.H6:.H49]" style:apply-style-name="Accent_20_2" style:base-cell-address="Sheet3.Z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958" table:default-cell-style-name="Default"/>
        <table:table-row table:style-name="ro1">
          <table:table-cell office:value-type="string" calcext:value-type="string">
            <text:p>Gurobi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number-columns-repeated="8"/>
          <table:table-cell table:style-name="ce44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compare to QP</text:p>
          </table:table-cell>
          <table:covered-table-cell table:number-columns-repeated="5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style-name="ce44" office:value-type="string" calcext:value-type="string" table:number-columns-spanned="8" table:number-rows-spanned="1">
            <text:p>compare to QCR+QP+Dom</text:p>
          </table:table-cell>
          <table:covered-table-cell table:number-columns-repeated="7"/>
          <table:table-cell table:style-name="ce44" office:value-type="string" calcext:value-type="string" table:number-columns-spanned="9" table:number-rows-spanned="1">
            <text:p>compare to QCR2+QP+Dom</text:p>
          </table:table-cell>
          <table:covered-table-cell table:number-columns-repeated="8"/>
          <table:table-cell table:number-columns-repeated="958"/>
        </table:table-row>
        <table:table-row table:style-name="ro1">
          <table:table-cell table:style-name="ce5" table:number-columns-repeated="3"/>
          <table:table-cell table:style-name="ce25" office:value-type="string" calcext:value-type="string" table:number-columns-spanned="5" table:number-rows-spanned="1">
            <text:p>QP</text:p>
          </table:table-cell>
          <table:covered-table-cell table:number-columns-repeated="3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2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8" table:number-rows-spanned="1">
            <text:p>QCR2 + QP + Dom</text:p>
          </table:table-cell>
          <table:covered-table-cell table:number-columns-repeated="6" table:style-name="ce39"/>
          <table:covered-table-cell table:style-name="ce5"/>
          <table:table-cell table:style-name="ce25" office:value-type="string" calcext:value-type="string" table:number-columns-spanned="9" table:number-rows-spanned="1">
            <text:p>Dom + QCR2 + QP</text:p>
          </table:table-cell>
          <table:covered-table-cell table:number-columns-repeated="7" table:style-name="ce39"/>
          <table:covered-table-cell table:style-name="ce5"/>
          <table:table-cell table:style-name="ce39" table:number-columns-repeated="958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3" office:value-type="string" calcext:value-type="string">
            <text:p>#cuts</text:p>
          </table:table-cell>
          <table:table-cell table:style-name="ce6" table:number-columns-repeated="95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95" calcext:value-type="float">
            <text:p>0.0495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499" calcext:value-type="float">
            <text:p>0.0499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6245" calcext:value-type="float">
            <text:p>8.624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187" calcext:value-type="float">
            <text:p>0.1187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6603" calcext:value-type="float">
            <text:p>10.660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7" calcext:value-type="float">
            <text:p>0.0557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965" calcext:value-type="float">
            <text:p>8.96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65" calcext:value-type="float">
            <text:p>0.0665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65.7939" calcext:value-type="float">
            <text:p>465.793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3477" calcext:value-type="float">
            <text:p>14.3477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401.9238" calcext:value-type="float">
            <text:p>401.923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4989" calcext:value-type="float">
            <text:p>11.4989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5988" calcext:value-type="float">
            <text:p>413.598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463" calcext:value-type="float">
            <text:p>10.6463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472" calcext:value-type="float">
            <text:p>0.0472</text:p>
          </table:table-cell>
          <table:table-cell office:value-type="float" office:value="2321" calcext:value-type="float">
            <text:p>2321</text:p>
          </table:table-cell>
          <table:table-cell office:value-type="float" office:value="77.61" calcext:value-type="float">
            <text:p>77.6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0542" calcext:value-type="float">
            <text:p>0.0542</text:p>
          </table:table-cell>
          <table:table-cell table:style-name="ce13" office:value-type="float" office:value="1425" calcext:value-type="float">
            <text:p>1425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.0053" calcext:value-type="float">
            <text:p>9.005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248" calcext:value-type="float">
            <text:p>0.1248</text:p>
          </table:table-cell>
          <table:table-cell table:style-name="ce17" office:value-type="float" office:value="10275" calcext:value-type="float">
            <text:p>10275</text:p>
          </table:table-cell>
          <table:table-cell table:style-name="ce18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10.7392" calcext:value-type="float">
            <text:p>10.739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55" calcext:value-type="float">
            <text:p>0.055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70.69" calcext:value-type="float">
            <text:p>70.69</text:p>
          </table:table-cell>
          <table:table-cell office:value-type="float" office:value="8.5562" calcext:value-type="float">
            <text:p>8.5562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22" calcext:value-type="float">
            <text:p>0.0522</text:p>
          </table:table-cell>
          <table:table-cell table:style-name="ce62" office:value-type="float" office:value="1731" calcext:value-type="float">
            <text:p>1731</text:p>
          </table:table-cell>
          <table:table-cell table:style-name="ce2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77.7859" calcext:value-type="float">
            <text:p>477.785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6465" calcext:value-type="float">
            <text:p>14.6465</text:p>
          </table:table-cell>
          <table:table-cell table:style-name="ce29" office:value-type="float" office:value="1180" calcext:value-type="float">
            <text:p>1180</text:p>
          </table:table-cell>
          <table:table-cell table:style-name="ce30" office:value-type="float" office:value="70.69" calcext:value-type="float">
            <text:p>70.69</text:p>
          </table:table-cell>
          <table:table-cell office:value-type="float" office:value="5243" calcext:value-type="float">
            <text:p>5243</text:p>
          </table:table-cell>
          <table:table-cell office:value-type="float" office:value="398.8924" calcext:value-type="float">
            <text:p>398.892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1.1418" calcext:value-type="float">
            <text:p>11.1418</text:p>
          </table:table-cell>
          <table:table-cell table:style-name="ce32" office:value-type="float" office:value="1196" calcext:value-type="float">
            <text:p>1196</text:p>
          </table:table-cell>
          <table:table-cell table:style-name="ce33" office:value-type="float" office:value="70.68" calcext:value-type="float">
            <text:p>70.68</text:p>
          </table:table-cell>
          <table:table-cell office:value-type="float" office:value="120" calcext:value-type="float">
            <text:p>120</text:p>
          </table:table-cell>
          <table:table-cell office:value-type="float" office:value="4920" calcext:value-type="float">
            <text:p>4920</text:p>
          </table:table-cell>
          <table:table-cell office:value-type="float" office:value="120" calcext:value-type="float">
            <text:p>120</text:p>
          </table:table-cell>
          <table:table-cell office:value-type="float" office:value="413.0578" calcext:value-type="float">
            <text:p>413.05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6627" calcext:value-type="float">
            <text:p>10.6627</text:p>
          </table:table-cell>
          <table:table-cell table:style-name="ce35" office:value-type="float" office:value="876" calcext:value-type="float">
            <text:p>876</text:p>
          </table:table-cell>
          <table:table-cell table:style-name="ce36" office:value-type="float" office:value="70.58" calcext:value-type="float">
            <text:p>70.58</text:p>
          </table:table-cell>
          <table:table-cell office:value-type="float" office:value="120" calcext:value-type="float">
            <text:p>12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2" calcext:value-type="float">
            <text:p>0.1332</text:p>
          </table:table-cell>
          <table:table-cell office:value-type="float" office:value="10508" calcext:value-type="float">
            <text:p>10508</text:p>
          </table:table-cell>
          <table:table-cell office:value-type="float" office:value="2938.46" calcext:value-type="float">
            <text:p>2938.46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28" calcext:value-type="float">
            <text:p>0.128</text:p>
          </table:table-cell>
          <table:table-cell table:style-name="ce13" office:value-type="float" office:value="8040" calcext:value-type="float">
            <text:p>8040</text:p>
          </table:table-cell>
          <table:table-cell table:style-name="ce14"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8.8454" calcext:value-type="float">
            <text:p>8.845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73" calcext:value-type="float">
            <text:p>0.0473</text:p>
          </table:table-cell>
          <table:table-cell table:style-name="ce17" office:value-type="float" office:value="3031" calcext:value-type="float">
            <text:p>3031</text:p>
          </table:table-cell>
          <table:table-cell table:style-name="ce18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table:style-name="ce20" office:value-type="float" office:value="10.5861" calcext:value-type="float">
            <text:p>10.58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596" calcext:value-type="float">
            <text:p>0.0596</text:p>
          </table:table-cell>
          <table:table-cell table:style-name="ce22" office:value-type="float" office:value="1224" calcext:value-type="float">
            <text:p>1224</text:p>
          </table:table-cell>
          <table:table-cell table:style-name="ce23" office:value-type="float" office:value="1890.36" calcext:value-type="float">
            <text:p>1890.36</text:p>
          </table:table-cell>
          <table:table-cell office:value-type="float" office:value="9.1482" calcext:value-type="float">
            <text:p>9.148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512" calcext:value-type="float">
            <text:p>0.0512</text:p>
          </table:table-cell>
          <table:table-cell table:style-name="ce62" office:value-type="float" office:value="1330" calcext:value-type="float">
            <text:p>1330</text:p>
          </table:table-cell>
          <table:table-cell table:style-name="ce2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207.9295" calcext:value-type="float">
            <text:p>207.9295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0.5084" calcext:value-type="float">
            <text:p>10.5084</text:p>
          </table:table-cell>
          <table:table-cell table:style-name="ce29" office:value-type="float" office:value="1226" calcext:value-type="float">
            <text:p>1226</text:p>
          </table:table-cell>
          <table:table-cell table:style-name="ce30" office:value-type="float" office:value="1889.69" calcext:value-type="float">
            <text:p>1889.69</text:p>
          </table:table-cell>
          <table:table-cell office:value-type="float" office:value="3627" calcext:value-type="float">
            <text:p>3627</text:p>
          </table:table-cell>
          <table:table-cell office:value-type="float" office:value="176.4581" calcext:value-type="float">
            <text:p>176.458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0.0429" calcext:value-type="float">
            <text:p>10.0429</text:p>
          </table:table-cell>
          <table:table-cell table:style-name="ce32" office:value-type="float" office:value="1332" calcext:value-type="float">
            <text:p>1332</text:p>
          </table:table-cell>
          <table:table-cell table:style-name="ce33" office:value-type="float" office:value="1886.75" calcext:value-type="float">
            <text:p>1886.75</text:p>
          </table:table-cell>
          <table:table-cell office:value-type="float" office:value="82" calcext:value-type="float">
            <text:p>82</text:p>
          </table:table-cell>
          <table:table-cell office:value-type="float" office:value="4190" calcext:value-type="float">
            <text:p>4190</text:p>
          </table:table-cell>
          <table:table-cell office:value-type="float" office:value="82" calcext:value-type="float">
            <text:p>82</text:p>
          </table:table-cell>
          <table:table-cell office:value-type="float" office:value="167.3467" calcext:value-type="float">
            <text:p>167.3467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3119" calcext:value-type="float">
            <text:p>10.3119</text:p>
          </table:table-cell>
          <table:table-cell table:style-name="ce35" office:value-type="float" office:value="939" calcext:value-type="float">
            <text:p>939</text:p>
          </table:table-cell>
          <table:table-cell table:style-name="ce36" office:value-type="float" office:value="1886.15" calcext:value-type="float">
            <text:p>1886.15</text:p>
          </table:table-cell>
          <table:table-cell office:value-type="float" office:value="82" calcext:value-type="float">
            <text:p>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.5726" calcext:value-type="float">
            <text:p>179.5726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797.3667" calcext:value-type="float">
            <text:p>797.3667</text:p>
          </table:table-cell>
          <table:table-cell table:style-name="ce13" office:value-type="float" office:value="21109185" calcext:value-type="float">
            <text:p>21109185</text:p>
          </table:table-cell>
          <table:table-cell table:style-name="ce14"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2596" calcext:value-type="float">
            <text:p>12.2596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89" calcext:value-type="float">
            <text:p>0.0489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style-name="ce20" office:value-type="float" office:value="15.3057" calcext:value-type="float">
            <text:p>15.3057</text:p>
          </table:table-cell>
          <table:table-cell office:value-type="float" office:value="538.01" calcext:value-type="float">
            <text:p>538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797" calcext:value-type="float">
            <text:p>0.2797</text:p>
          </table:table-cell>
          <table:table-cell table:style-name="ce22" office:value-type="float" office:value="1347" calcext:value-type="float">
            <text:p>1347</text:p>
          </table:table-cell>
          <table:table-cell table:style-name="ce23" office:value-type="float" office:value="539.96" calcext:value-type="float">
            <text:p>539.96</text:p>
          </table:table-cell>
          <table:table-cell office:value-type="float" office:value="12.0648" calcext:value-type="float">
            <text:p>12.0648</text:p>
          </table:table-cell>
          <table:table-cell office:value-type="float" office:value="538.02" calcext:value-type="float">
            <text:p>538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515" calcext:value-type="float">
            <text:p>0.2515</text:p>
          </table:table-cell>
          <table:table-cell table:style-name="ce62" office:value-type="float" office:value="1372" calcext:value-type="float">
            <text:p>1372</text:p>
          </table:table-cell>
          <table:table-cell table:style-name="ce2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3829" calcext:value-type="float">
            <text:p>28.382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15.6455" calcext:value-type="float">
            <text:p>115.6455</text:p>
          </table:table-cell>
          <table:table-cell table:style-name="ce13" office:value-type="float" office:value="2560137" calcext:value-type="float">
            <text:p>2560137</text:p>
          </table:table-cell>
          <table:table-cell table:style-name="ce14" office:value-type="float" office:value="1020.54" calcext:value-type="float">
            <text:p>1020.54</text:p>
          </table:table-cell>
          <table:table-cell office:value-type="float" office:value="1156" calcext:value-type="float">
            <text:p>1156</text:p>
          </table:table-cell>
          <table:table-cell office:value-type="float" office:value="13.0071" calcext:value-type="float">
            <text:p>13.0071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1" calcext:value-type="float">
            <text:p>0.0541</text:p>
          </table:table-cell>
          <table:table-cell table:style-name="ce17" office:value-type="float" office:value="1162" calcext:value-type="float">
            <text:p>1162</text:p>
          </table:table-cell>
          <table:table-cell table:style-name="ce18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style-name="ce20" office:value-type="float" office:value="15.325" calcext:value-type="float">
            <text:p>15.325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28" calcext:value-type="float">
            <text:p>0.2928</text:p>
          </table:table-cell>
          <table:table-cell table:style-name="ce22" office:value-type="float" office:value="1162" calcext:value-type="float">
            <text:p>1162</text:p>
          </table:table-cell>
          <table:table-cell table:style-name="ce23" office:value-type="float" office:value="602.26" calcext:value-type="float">
            <text:p>602.26</text:p>
          </table:table-cell>
          <table:table-cell office:value-type="float" office:value="12.924" calcext:value-type="float">
            <text:p>12.92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791" calcext:value-type="float">
            <text:p>0.2791</text:p>
          </table:table-cell>
          <table:table-cell table:style-name="ce62" office:value-type="float" office:value="1166" calcext:value-type="float">
            <text:p>1166</text:p>
          </table:table-cell>
          <table:table-cell table:style-name="ce2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51.82" calcext:value-type="float">
            <text:p>951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21920881" calcext:value-type="float">
            <text:p>121920881</text:p>
          </table:table-cell>
          <table:table-cell office:value-type="float" office:value="1574" calcext:value-type="float">
            <text:p>1574</text:p>
          </table:table-cell>
          <table:table-cell office:value-type="float" office:value="1034.75" calcext:value-type="float">
            <text:p>1034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" calcext:value-type="float">
            <text:p>1800.013</text:p>
          </table:table-cell>
          <table:table-cell table:style-name="ce13" office:value-type="float" office:value="12151992" calcext:value-type="float">
            <text:p>12151992</text:p>
          </table:table-cell>
          <table:table-cell table:style-name="ce14" office:value-type="float" office:value="1847.66" calcext:value-type="float">
            <text:p>1847.66</text:p>
          </table:table-cell>
          <table:table-cell office:value-type="float" office:value="1950" calcext:value-type="float">
            <text:p>1950</text:p>
          </table:table-cell>
          <table:table-cell office:value-type="float" office:value="11.5248" calcext:value-type="float">
            <text:p>11.5248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7" calcext:value-type="float">
            <text:p>0.062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style-name="ce20" office:value-type="float" office:value="24.4624" calcext:value-type="float">
            <text:p>24.4624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74" calcext:value-type="float">
            <text:p>0.4574</text:p>
          </table:table-cell>
          <table:table-cell table:style-name="ce22" office:value-type="float" office:value="148" calcext:value-type="float">
            <text:p>148</text:p>
          </table:table-cell>
          <table:table-cell table:style-name="ce23" office:value-type="float" office:value="900.05" calcext:value-type="float">
            <text:p>900.05</text:p>
          </table:table-cell>
          <table:table-cell office:value-type="float" office:value="11.5242" calcext:value-type="float">
            <text:p>11.5242</text:p>
          </table:table-cell>
          <table:table-cell office:value-type="float" office:value="900.05" calcext:value-type="float">
            <text:p>900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349" calcext:value-type="float">
            <text:p>0.4349</text:p>
          </table:table-cell>
          <table:table-cell table:style-name="ce62" office:value-type="float" office:value="148" calcext:value-type="float">
            <text:p>148</text:p>
          </table:table-cell>
          <table:table-cell table:style-name="ce2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684" calcext:value-type="float">
            <text:p>2.5684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5.4921" calcext:value-type="float">
            <text:p>5.4921</text:p>
          </table:table-cell>
          <table:table-cell table:style-name="ce13" office:value-type="float" office:value="312981" calcext:value-type="float">
            <text:p>312981</text:p>
          </table:table-cell>
          <table:table-cell table:style-name="ce14"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7.6024" calcext:value-type="float">
            <text:p>7.602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67" calcext:value-type="float">
            <text:p>0.0367</text:p>
          </table:table-cell>
          <table:table-cell table:style-name="ce17" office:value-type="float" office:value="1191" calcext:value-type="float">
            <text:p>1191</text:p>
          </table:table-cell>
          <table:table-cell table:style-name="ce18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table:style-name="ce20" office:value-type="float" office:value="9.9511" calcext:value-type="float">
            <text:p>9.951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1156" calcext:value-type="float">
            <text:p>1156</text:p>
          </table:table-cell>
          <table:table-cell table:style-name="ce23" office:value-type="float" office:value="199.41" calcext:value-type="float">
            <text:p>199.41</text:p>
          </table:table-cell>
          <table:table-cell office:value-type="float" office:value="7.9078" calcext:value-type="float">
            <text:p>7.9078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45" calcext:value-type="float">
            <text:p>0.0845</text:p>
          </table:table-cell>
          <table:table-cell table:style-name="ce62" office:value-type="float" office:value="996" calcext:value-type="float">
            <text:p>996</text:p>
          </table:table-cell>
          <table:table-cell table:style-name="ce2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78.8185" calcext:value-type="float">
            <text:p>78.818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5.1573" calcext:value-type="float">
            <text:p>5.1573</text:p>
          </table:table-cell>
          <table:table-cell table:style-name="ce29" office:value-type="float" office:value="828" calcext:value-type="float">
            <text:p>828</text:p>
          </table:table-cell>
          <table:table-cell table:style-name="ce30" office:value-type="float" office:value="199.41" calcext:value-type="float">
            <text:p>199.41</text:p>
          </table:table-cell>
          <table:table-cell office:value-type="float" office:value="2032" calcext:value-type="float">
            <text:p>2032</text:p>
          </table:table-cell>
          <table:table-cell office:value-type="float" office:value="66.5655" calcext:value-type="float">
            <text:p>66.565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7.0712" calcext:value-type="float">
            <text:p>7.0712</text:p>
          </table:table-cell>
          <table:table-cell table:style-name="ce32" office:value-type="float" office:value="2267" calcext:value-type="float">
            <text:p>2267</text:p>
          </table:table-cell>
          <table:table-cell table:style-name="ce33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588" calcext:value-type="float">
            <text:p>2588</text:p>
          </table:table-cell>
          <table:table-cell office:value-type="float" office:value="444" calcext:value-type="float">
            <text:p>444</text:p>
          </table:table-cell>
          <table:table-cell office:value-type="float" office:value="74.4444" calcext:value-type="float">
            <text:p>74.4444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4.2678" calcext:value-type="float">
            <text:p>4.2678</text:p>
          </table:table-cell>
          <table:table-cell table:style-name="ce35" office:value-type="float" office:value="1085" calcext:value-type="float">
            <text:p>1085</text:p>
          </table:table-cell>
          <table:table-cell table:style-name="ce36" office:value-type="float" office:value="199.4" calcext:value-type="float">
            <text:p>199.4</text:p>
          </table:table-cell>
          <table:table-cell office:value-type="float" office:value="444" calcext:value-type="float">
            <text:p>444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342" calcext:value-type="float">
            <text:p>5.5342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office:value-type="float" office:value="2181.04" calcext:value-type="float">
            <text:p>2181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67.4213" calcext:value-type="float">
            <text:p>67.4213</text:p>
          </table:table-cell>
          <table:table-cell table:style-name="ce13" office:value-type="float" office:value="315461" calcext:value-type="float">
            <text:p>315461</text:p>
          </table:table-cell>
          <table:table-cell table:style-name="ce14" office:value-type="float" office:value="4850" calcext:value-type="float">
            <text:p>4850</text:p>
          </table:table-cell>
          <table:table-cell office:value-type="float" office:value="2488" calcext:value-type="float">
            <text:p>2488</text:p>
          </table:table-cell>
          <table:table-cell office:value-type="float" office:value="229.4725" calcext:value-type="float">
            <text:p>229.4725</text:p>
          </table:table-cell>
          <table:table-cell office:value-type="float" office:value="2181.19" calcext:value-type="float">
            <text:p>2181.1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17" office:value-type="float" office:value="206856" calcext:value-type="float">
            <text:p>206856</text:p>
          </table:table-cell>
          <table:table-cell table:style-name="ce18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style-name="ce20" office:value-type="float" office:value="340.8159" calcext:value-type="float">
            <text:p>340.8159</text:p>
          </table:table-cell>
          <table:table-cell office:value-type="float" office:value="2181.1" calcext:value-type="float">
            <text:p>2181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43.9863" calcext:value-type="float">
            <text:p>43.9863</text:p>
          </table:table-cell>
          <table:table-cell table:style-name="ce22" office:value-type="float" office:value="246027" calcext:value-type="float">
            <text:p>246027</text:p>
          </table:table-cell>
          <table:table-cell table:style-name="ce23" office:value-type="float" office:value="2181.3" calcext:value-type="float">
            <text:p>2181.3</text:p>
          </table:table-cell>
          <table:table-cell office:value-type="float" office:value="226.7849" calcext:value-type="float">
            <text:p>226.7849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5.9361" calcext:value-type="float">
            <text:p>25.9361</text:p>
          </table:table-cell>
          <table:table-cell table:style-name="ce62" office:value-type="float" office:value="208239" calcext:value-type="float">
            <text:p>208239</text:p>
          </table:table-cell>
          <table:table-cell table:style-name="ce2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91.36" calcext:value-type="float">
            <text:p>1091.3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117.6136" calcext:value-type="float">
            <text:p>2117.6136</text:p>
          </table:table-cell>
          <table:table-cell office:value-type="float" office:value="123378864" calcext:value-type="float">
            <text:p>123378864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1130.12" calcext:value-type="float">
            <text:p>1130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3" calcext:value-type="float">
            <text:p>1800.0163</text:p>
          </table:table-cell>
          <table:table-cell table:style-name="ce13" office:value-type="float" office:value="5240959" calcext:value-type="float">
            <text:p>5240959</text:p>
          </table:table-cell>
          <table:table-cell table:style-name="ce14" office:value-type="float" office:value="1376.49" calcext:value-type="float">
            <text:p>1376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6414" calcext:value-type="float">
            <text:p>10.6414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6" calcext:value-type="float">
            <text:p>0.0876</text:p>
          </table:table-cell>
          <table:table-cell table:style-name="ce17" office:value-type="float" office:value="2989" calcext:value-type="float">
            <text:p>2989</text:p>
          </table:table-cell>
          <table:table-cell table:style-name="ce18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style-name="ce20" office:value-type="float" office:value="39.9681" calcext:value-type="float">
            <text:p>39.9681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8" calcext:value-type="float">
            <text:p>1.478</text:p>
          </table:table-cell>
          <table:table-cell table:style-name="ce22" office:value-type="float" office:value="2092" calcext:value-type="float">
            <text:p>2092</text:p>
          </table:table-cell>
          <table:table-cell table:style-name="ce23" office:value-type="float" office:value="972" calcext:value-type="float">
            <text:p>972</text:p>
          </table:table-cell>
          <table:table-cell office:value-type="float" office:value="10.6236" calcext:value-type="float">
            <text:p>10.623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797" calcext:value-type="float">
            <text:p>1.2797</text:p>
          </table:table-cell>
          <table:table-cell table:style-name="ce62" office:value-type="float" office:value="1131" calcext:value-type="float">
            <text:p>1131</text:p>
          </table:table-cell>
          <table:table-cell table:style-name="ce2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230.77" calcext:value-type="float">
            <text:p>1230.7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298" calcext:value-type="float">
            <text:p>1800.0298</text:p>
          </table:table-cell>
          <table:table-cell office:value-type="float" office:value="123774665" calcext:value-type="float">
            <text:p>123774665</text:p>
          </table:table-cell>
          <table:table-cell office:value-type="float" office:value="1782" calcext:value-type="float">
            <text:p>1782</text:p>
          </table:table-cell>
          <table:table-cell office:value-type="float" office:value="1300.8" calcext:value-type="float">
            <text:p>13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2" calcext:value-type="float">
            <text:p>1800.0112</text:p>
          </table:table-cell>
          <table:table-cell table:style-name="ce13" office:value-type="float" office:value="15961067" calcext:value-type="float">
            <text:p>15961067</text:p>
          </table:table-cell>
          <table:table-cell table:style-name="ce14" office:value-type="float" office:value="2061.88" calcext:value-type="float">
            <text:p>2061.88</text:p>
          </table:table-cell>
          <table:table-cell office:value-type="float" office:value="1406" calcext:value-type="float">
            <text:p>1406</text:p>
          </table:table-cell>
          <table:table-cell office:value-type="float" office:value="13.3152" calcext:value-type="float">
            <text:p>13.3152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2091" calcext:value-type="float">
            <text:p>2091</text:p>
          </table:table-cell>
          <table:table-cell table:style-name="ce18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style-name="ce20" office:value-type="float" office:value="21.7229" calcext:value-type="float">
            <text:p>21.7229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568" calcext:value-type="float">
            <text:p>0.4568</text:p>
          </table:table-cell>
          <table:table-cell table:style-name="ce22" office:value-type="float" office:value="678" calcext:value-type="float">
            <text:p>678</text:p>
          </table:table-cell>
          <table:table-cell table:style-name="ce23" office:value-type="float" office:value="977.32" calcext:value-type="float">
            <text:p>977.32</text:p>
          </table:table-cell>
          <table:table-cell office:value-type="float" office:value="13.0123" calcext:value-type="float">
            <text:p>13.0123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426" calcext:value-type="float">
            <text:p>0.426</text:p>
          </table:table-cell>
          <table:table-cell table:style-name="ce62" office:value-type="float" office:value="741" calcext:value-type="float">
            <text:p>741</text:p>
          </table:table-cell>
          <table:table-cell table:style-name="ce2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887.25" calcext:value-type="float">
            <text:p>887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5772" calcext:value-type="float">
            <text:p>1803.5772</text:p>
          </table:table-cell>
          <table:table-cell office:value-type="float" office:value="244348454" calcext:value-type="float">
            <text:p>244348454</text:p>
          </table:table-cell>
          <table:table-cell office:value-type="float" office:value="1672.5" calcext:value-type="float">
            <text:p>1672.5</text:p>
          </table:table-cell>
          <table:table-cell office:value-type="float" office:value="947.25" calcext:value-type="float">
            <text:p>947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4" calcext:value-type="float">
            <text:p>1800.0214</text:p>
          </table:table-cell>
          <table:table-cell table:style-name="ce13" office:value-type="float" office:value="30612100" calcext:value-type="float">
            <text:p>30612100</text:p>
          </table:table-cell>
          <table:table-cell table:style-name="ce14" office:value-type="float" office:value="1637.25" calcext:value-type="float">
            <text:p>1637.25</text:p>
          </table:table-cell>
          <table:table-cell office:value-type="float" office:value="1920" calcext:value-type="float">
            <text:p>1920</text:p>
          </table:table-cell>
          <table:table-cell office:value-type="float" office:value="9.5041" calcext:value-type="float">
            <text:p>9.504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office:value-type="float" office:value="948" calcext:value-type="float">
            <text:p>948</text:p>
          </table:table-cell>
          <table:table-cell table:style-name="ce18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table:style-name="ce20" office:value-type="float" office:value="19.9262" calcext:value-type="float">
            <text:p>19.92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964" calcext:value-type="float">
            <text:p>0.2964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67" calcext:value-type="float">
            <text:p>867</text:p>
          </table:table-cell>
          <table:table-cell office:value-type="float" office:value="9.3767" calcext:value-type="float">
            <text:p>9.3767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2389" calcext:value-type="float">
            <text:p>0.2389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300.6162" calcext:value-type="float">
            <text:p>300.6162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4.5334" calcext:value-type="float">
            <text:p>14.5334</text:p>
          </table:table-cell>
          <table:table-cell table:style-name="ce29" office:value-type="float" office:value="432" calcext:value-type="float">
            <text:p>432</text:p>
          </table:table-cell>
          <table:table-cell table:style-name="ce30" office:value-type="float" office:value="867" calcext:value-type="float">
            <text:p>867</text:p>
          </table:table-cell>
          <table:table-cell office:value-type="float" office:value="5215" calcext:value-type="float">
            <text:p>5215</text:p>
          </table:table-cell>
          <table:table-cell office:value-type="float" office:value="263.9881" calcext:value-type="float">
            <text:p>263.988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2342" calcext:value-type="float">
            <text:p>5.23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968" calcext:value-type="float">
            <text:p>2968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46.88" calcext:value-type="float">
            <text:p>1846.8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049.1964" calcext:value-type="float">
            <text:p>2049.1964</text:p>
          </table:table-cell>
          <table:table-cell office:value-type="float" office:value="116456758" calcext:value-type="float">
            <text:p>116456758</text:p>
          </table:table-cell>
          <table:table-cell table:number-columns-repeated="2"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94" calcext:value-type="float">
            <text:p>1800.0194</text:p>
          </table:table-cell>
          <table:table-cell table:style-name="ce13" office:value-type="float" office:value="5502349" calcext:value-type="float">
            <text:p>5502349</text:p>
          </table:table-cell>
          <table:table-cell table:style-name="ce14" office:value-type="float" office:value="1894" calcext:value-type="float">
            <text:p>1894</text:p>
          </table:table-cell>
          <table:table-cell office:value-type="float" office:value="3782" calcext:value-type="float">
            <text:p>3782</text:p>
          </table:table-cell>
          <table:table-cell office:value-type="float" office:value="9.9008" calcext:value-type="float">
            <text:p>9.900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25" calcext:value-type="float">
            <text:p>0.0825</text:p>
          </table:table-cell>
          <table:table-cell table:style-name="ce17" office:value-type="float" office:value="2423" calcext:value-type="float">
            <text:p>2423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5.1961" calcext:value-type="float">
            <text:p>45.19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224" calcext:value-type="float">
            <text:p>1.6224</text:p>
          </table:table-cell>
          <table:table-cell table:style-name="ce22" office:value-type="float" office:value="1911" calcext:value-type="float">
            <text:p>1911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821" calcext:value-type="float">
            <text:p>9.882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983" calcext:value-type="float">
            <text:p>1.5983</text:p>
          </table:table-cell>
          <table:table-cell table:style-name="ce62" office:value-type="float" office:value="2201" calcext:value-type="float">
            <text:p>220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1068.08" calcext:value-type="float">
            <text:p>1068.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39843491" calcext:value-type="float">
            <text:p>139843491</text:p>
          </table:table-cell>
          <table:table-cell office:value-type="float" office:value="1560" calcext:value-type="float">
            <text:p>1560</text:p>
          </table:table-cell>
          <table:table-cell office:value-type="float" office:value="1132.83" calcext:value-type="float">
            <text:p>1132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03" calcext:value-type="float">
            <text:p>1800.0103</text:p>
          </table:table-cell>
          <table:table-cell table:style-name="ce13" office:value-type="float" office:value="18863933" calcext:value-type="float">
            <text:p>18863933</text:p>
          </table:table-cell>
          <table:table-cell table:style-name="ce14" office:value-type="float" office:value="1836.58" calcext:value-type="float">
            <text:p>1836.58</text:p>
          </table:table-cell>
          <table:table-cell office:value-type="float" office:value="1646" calcext:value-type="float">
            <text:p>1646</text:p>
          </table:table-cell>
          <table:table-cell office:value-type="float" office:value="11.3064" calcext:value-type="float">
            <text:p>11.306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48" calcext:value-type="float">
            <text:p>0.0548</text:p>
          </table:table-cell>
          <table:table-cell table:style-name="ce17" office:value-type="float" office:value="811" calcext:value-type="float">
            <text:p>811</text:p>
          </table:table-cell>
          <table:table-cell table:style-name="ce18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style-name="ce20" office:value-type="float" office:value="21.0543" calcext:value-type="float">
            <text:p>21.0543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81" calcext:value-type="float">
            <text:p>0.2081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897.05" calcext:value-type="float">
            <text:p>897.05</text:p>
          </table:table-cell>
          <table:table-cell office:value-type="float" office:value="11.2998" calcext:value-type="float">
            <text:p>11.2998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58" calcext:value-type="float">
            <text:p>0.158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1414.2" calcext:value-type="float">
            <text:p>1414.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8" calcext:value-type="float">
            <text:p>1800.0108</text:p>
          </table:table-cell>
          <table:table-cell office:value-type="float" office:value="130925369" calcext:value-type="float">
            <text:p>130925369</text:p>
          </table:table-cell>
          <table:table-cell office:value-type="float" office:value="1729" calcext:value-type="float">
            <text:p>1729</text:p>
          </table:table-cell>
          <table:table-cell office:value-type="float" office:value="1558.85" calcext:value-type="float">
            <text:p>1558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3813073" calcext:value-type="float">
            <text:p>13813073</text:p>
          </table:table-cell>
          <table:table-cell table:style-name="ce14" office:value-type="float" office:value="2590.49" calcext:value-type="float">
            <text:p>2590.49</text:p>
          </table:table-cell>
          <table:table-cell office:value-type="float" office:value="1830" calcext:value-type="float">
            <text:p>1830</text:p>
          </table:table-cell>
          <table:table-cell office:value-type="float" office:value="11.8426" calcext:value-type="float">
            <text:p>11.8426</text:p>
          </table:table-cell>
          <table:table-cell office:value-type="float" office:value="956.03" calcext:value-type="float">
            <text:p>95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797" calcext:value-type="float">
            <text:p>0.0797</text:p>
          </table:table-cell>
          <table:table-cell table:style-name="ce17" office:value-type="float" office:value="1731" calcext:value-type="float">
            <text:p>1731</text:p>
          </table:table-cell>
          <table:table-cell table:style-name="ce18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style-name="ce20" office:value-type="float" office:value="24.6969" calcext:value-type="float">
            <text:p>24.6969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6591" calcext:value-type="float">
            <text:p>0.6591</text:p>
          </table:table-cell>
          <table:table-cell table:style-name="ce22" office:value-type="float" office:value="1625" calcext:value-type="float">
            <text:p>1625</text:p>
          </table:table-cell>
          <table:table-cell table:style-name="ce23" office:value-type="float" office:value="956.24" calcext:value-type="float">
            <text:p>956.24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956.01" calcext:value-type="float">
            <text:p>95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5899" calcext:value-type="float">
            <text:p>0.5899</text:p>
          </table:table-cell>
          <table:table-cell table:style-name="ce62" office:value-type="float" office:value="1563" calcext:value-type="float">
            <text:p>1563</text:p>
          </table:table-cell>
          <table:table-cell table:style-name="ce2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7" calcext:value-type="float">
            <text:p>1800.0177</text:p>
          </table:table-cell>
          <table:table-cell table:style-name="ce13" office:value-type="float" office:value="6391851" calcext:value-type="float">
            <text:p>6391851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8.9847" calcext:value-type="float">
            <text:p>8.984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77" calcext:value-type="float">
            <text:p>0.0877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38.9889" calcext:value-type="float">
            <text:p>38.9889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68" calcext:value-type="float">
            <text:p>1.5368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9.0335" calcext:value-type="float">
            <text:p>9.033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692" calcext:value-type="float">
            <text:p>1.4692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06" calcext:value-type="float">
            <text:p>0.1206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15" calcext:value-type="float">
            <text:p>0.1715</text:p>
          </table:table-cell>
          <table:table-cell table:style-name="ce13" office:value-type="float" office:value="6596" calcext:value-type="float">
            <text:p>6596</text:p>
          </table:table-cell>
          <table:table-cell table:style-name="ce14"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5.8367" calcext:value-type="float">
            <text:p>5.83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233" calcext:value-type="float">
            <text:p>0.0233</text:p>
          </table:table-cell>
          <table:table-cell table:style-name="ce17" office:value-type="float" office:value="251" calcext:value-type="float">
            <text:p>251</text:p>
          </table:table-cell>
          <table:table-cell table:style-name="ce18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6.0788" calcext:value-type="float">
            <text:p>6.0788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233" calcext:value-type="float">
            <text:p>0.0233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109" calcext:value-type="float">
            <text:p>109</text:p>
          </table:table-cell>
          <table:table-cell office:value-type="float" office:value="6.0366" calcext:value-type="float">
            <text:p>6.0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215" calcext:value-type="float">
            <text:p>0.0215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7985" calcext:value-type="float">
            <text:p>8.79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0.0571" calcext:value-type="float">
            <text:p>0.0571</text:p>
          </table:table-cell>
          <table:table-cell table:style-name="ce29" office:value-type="float" office:value="1" calcext:value-type="float">
            <text:p>1</text:p>
          </table:table-cell>
          <table:table-cell table:style-name="ce30" office:value-type="float" office:value="109" calcext:value-type="float">
            <text:p>109</text:p>
          </table:table-cell>
          <table:table-cell office:value-type="float" office:value="754" calcext:value-type="float">
            <text:p>754</text:p>
          </table:table-cell>
          <table:table-cell office:value-type="float" office:value="8.4967" calcext:value-type="float">
            <text:p>8.496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0.0906" calcext:value-type="float">
            <text:p>0.090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56" calcext:value-type="float">
            <text:p>756</text:p>
          </table:table-cell>
          <table:table-cell office:value-type="float" office:value="254" calcext:value-type="float">
            <text:p>254</text:p>
          </table:table-cell>
          <table:table-cell office:value-type="float" office:value="9.3046" calcext:value-type="float">
            <text:p>9.304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0.1006" calcext:value-type="float">
            <text:p>0.1006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894" calcext:value-type="float">
            <text:p>189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521.3125" calcext:value-type="float">
            <text:p>2521.3125</text:p>
          </table:table-cell>
          <table:table-cell office:value-type="float" office:value="116685334" calcext:value-type="float">
            <text:p>116685334</text:p>
          </table:table-cell>
          <table:table-cell office:value-type="float" office:value="1894" calcext:value-type="float">
            <text:p>1894</text:p>
          </table:table-cell>
          <table:table-cell office:value-type="float" office:value="2364.81" calcext:value-type="float">
            <text:p>2364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9" calcext:value-type="float">
            <text:p>1800.0169</text:p>
          </table:table-cell>
          <table:table-cell table:style-name="ce13" office:value-type="float" office:value="5515300" calcext:value-type="float">
            <text:p>5515300</text:p>
          </table:table-cell>
          <table:table-cell table:style-name="ce14" office:value-type="float" office:value="3735.41" calcext:value-type="float">
            <text:p>3735.41</text:p>
          </table:table-cell>
          <table:table-cell office:value-type="float" office:value="3782" calcext:value-type="float">
            <text:p>3782</text:p>
          </table:table-cell>
          <table:table-cell office:value-type="float" office:value="9.9581" calcext:value-type="float">
            <text:p>9.958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3" calcext:value-type="float">
            <text:p>0.0833</text:p>
          </table:table-cell>
          <table:table-cell table:style-name="ce17" office:value-type="float" office:value="2500" calcext:value-type="float">
            <text:p>2500</text:p>
          </table:table-cell>
          <table:table-cell table:style-name="ce18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style-name="ce20" office:value-type="float" office:value="44.9207" calcext:value-type="float">
            <text:p>44.920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819" calcext:value-type="float">
            <text:p>1.5819</text:p>
          </table:table-cell>
          <table:table-cell table:style-name="ce22" office:value-type="float" office:value="2140" calcext:value-type="float">
            <text:p>2140</text:p>
          </table:table-cell>
          <table:table-cell table:style-name="ce23" office:value-type="float" office:value="964" calcext:value-type="float">
            <text:p>964</text:p>
          </table:table-cell>
          <table:table-cell office:value-type="float" office:value="9.8774" calcext:value-type="float">
            <text:p>9.877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5503" calcext:value-type="float">
            <text:p>1.5503</text:p>
          </table:table-cell>
          <table:table-cell table:style-name="ce62" office:value-type="float" office:value="2221" calcext:value-type="float">
            <text:p>2221</text:p>
          </table:table-cell>
          <table:table-cell table:style-name="ce2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89" calcext:value-type="float">
            <text:p>0.2489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7661" calcext:value-type="float">
            <text:p>0.7661</text:p>
          </table:table-cell>
          <table:table-cell table:style-name="ce13" office:value-type="float" office:value="8308" calcext:value-type="float">
            <text:p>8308</text:p>
          </table:table-cell>
          <table:table-cell table:style-name="ce14" office:value-type="float" office:value="557.5" calcext:value-type="float">
            <text:p>557.5</text:p>
          </table:table-cell>
          <table:table-cell office:value-type="float" office:value="832" calcext:value-type="float">
            <text:p>832</text:p>
          </table:table-cell>
          <table:table-cell office:value-type="float" office:value="12.5864" calcext:value-type="float">
            <text:p>12.586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389" calcext:value-type="float">
            <text:p>0.0389</text:p>
          </table:table-cell>
          <table:table-cell table:style-name="ce17" office:value-type="float" office:value="1000" calcext:value-type="float">
            <text:p>1000</text:p>
          </table:table-cell>
          <table:table-cell table:style-name="ce18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style-name="ce20" office:value-type="float" office:value="16.819" calcext:value-type="float">
            <text:p>16.819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1293" calcext:value-type="float">
            <text:p>0.1293</text:p>
          </table:table-cell>
          <table:table-cell table:style-name="ce22" office:value-type="float" office:value="94" calcext:value-type="float">
            <text:p>94</text:p>
          </table:table-cell>
          <table:table-cell table:style-name="ce23" office:value-type="float" office:value="416.53" calcext:value-type="float">
            <text:p>416.53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261" calcext:value-type="float">
            <text:p>0.1261</text:p>
          </table:table-cell>
          <table:table-cell table:style-name="ce62" office:value-type="float" office:value="119" calcext:value-type="float">
            <text:p>119</text:p>
          </table:table-cell>
          <table:table-cell table:style-name="ce2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3337" calcext:value-type="float">
            <text:p>3.3337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4.298" calcext:value-type="float">
            <text:p>4.298</text:p>
          </table:table-cell>
          <table:table-cell table:style-name="ce13" office:value-type="float" office:value="587134" calcext:value-type="float">
            <text:p>587134</text:p>
          </table:table-cell>
          <table:table-cell table:style-name="ce14" office:value-type="float" office:value="199.09" calcext:value-type="float">
            <text:p>199.09</text:p>
          </table:table-cell>
          <table:table-cell office:value-type="float" office:value="240" calcext:value-type="float">
            <text:p>240</text:p>
          </table:table-cell>
          <table:table-cell office:value-type="float" office:value="6.0459" calcext:value-type="float">
            <text:p>6.04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652" calcext:value-type="float">
            <text:p>0.6652</text:p>
          </table:table-cell>
          <table:table-cell table:style-name="ce17" office:value-type="float" office:value="75337" calcext:value-type="float">
            <text:p>75337</text:p>
          </table:table-cell>
          <table:table-cell table:style-name="ce18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table:style-name="ce20" office:value-type="float" office:value="6.8558" calcext:value-type="float">
            <text:p>6.855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9895" calcext:value-type="float">
            <text:p>1.9895</text:p>
          </table:table-cell>
          <table:table-cell table:style-name="ce22" office:value-type="float" office:value="104095" calcext:value-type="float">
            <text:p>104095</text:p>
          </table:table-cell>
          <table:table-cell table:style-name="ce23" office:value-type="float" office:value="155.25" calcext:value-type="float">
            <text:p>155.25</text:p>
          </table:table-cell>
          <table:table-cell office:value-type="float" office:value="6.5941" calcext:value-type="float">
            <text:p>6.594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2184" calcext:value-type="float">
            <text:p>1.2184</text:p>
          </table:table-cell>
          <table:table-cell table:style-name="ce62" office:value-type="float" office:value="69996" calcext:value-type="float">
            <text:p>69996</text:p>
          </table:table-cell>
          <table:table-cell table:style-name="ce2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9.9887" calcext:value-type="float">
            <text:p>19.988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5.8908" calcext:value-type="float">
            <text:p>15.8908</text:p>
          </table:table-cell>
          <table:table-cell table:style-name="ce29" office:value-type="float" office:value="130223" calcext:value-type="float">
            <text:p>130223</text:p>
          </table:table-cell>
          <table:table-cell table:style-name="ce30" office:value-type="float" office:value="155.25" calcext:value-type="float">
            <text:p>155.25</text:p>
          </table:table-cell>
          <table:table-cell office:value-type="float" office:value="0" calcext:value-type="float">
            <text:p>0</text:p>
          </table:table-cell>
          <table:table-cell office:value-type="float" office:value="16.9859" calcext:value-type="float">
            <text:p>16.985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9.0332" calcext:value-type="float">
            <text:p>19.0332</text:p>
          </table:table-cell>
          <table:table-cell table:style-name="ce32" office:value-type="float" office:value="228227" calcext:value-type="float">
            <text:p>228227</text:p>
          </table:table-cell>
          <table:table-cell table:style-name="ce33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.8121" calcext:value-type="float">
            <text:p>20.812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5.3166" calcext:value-type="float">
            <text:p>15.3166</text:p>
          </table:table-cell>
          <table:table-cell table:style-name="ce35" office:value-type="float" office:value="201034" calcext:value-type="float">
            <text:p>201034</text:p>
          </table:table-cell>
          <table:table-cell table:style-name="ce3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2" office:value-type="float" office:value="1843" calcext:value-type="float">
            <text:p>184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8" calcext:value-type="float">
            <text:p>1800.0118</text:p>
          </table:table-cell>
          <table:table-cell table:style-name="ce13" office:value-type="float" office:value="36575016" calcext:value-type="float">
            <text:p>36575016</text:p>
          </table:table-cell>
          <table:table-cell table:style-name="ce14" office:value-type="float" office:value="1843" calcext:value-type="float">
            <text:p>1843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6" office:value-type="string" calcext:value-type="string">
            <text:p><text:s text:c="2"/></text:p>
          </table:table-cell>
          <table:table-cell table:style-name="ce17" office:value-type="string" calcext:value-type="string">
            <text:p><text:s text:c="2"/></text:p>
          </table:table-cell>
          <table:table-cell table:style-name="ce18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style-name="ce20" office:value-type="float" office:value="12.6554" calcext:value-type="float">
            <text:p>12.655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23" calcext:value-type="float">
            <text:p>1800.0123</text:p>
          </table:table-cell>
          <table:table-cell table:style-name="ce22" office:value-type="float" office:value="52366681" calcext:value-type="float">
            <text:p>52366681</text:p>
          </table:table-cell>
          <table:table-cell table:style-name="ce23" office:value-type="float" office:value="943.25" calcext:value-type="float">
            <text:p>943.25</text:p>
          </table:table-cell>
          <table:table-cell office:value-type="float" office:value="8.3947" calcext:value-type="float">
            <text:p>8.3947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16" calcext:value-type="float">
            <text:p>1800.0116</text:p>
          </table:table-cell>
          <table:table-cell table:style-name="ce62" office:value-type="float" office:value="57984520" calcext:value-type="float">
            <text:p>57984520</text:p>
          </table:table-cell>
          <table:table-cell table:style-name="ce2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2096.05" calcext:value-type="float">
            <text:p>2096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46" calcext:value-type="float">
            <text:p>1800.0146</text:p>
          </table:table-cell>
          <table:table-cell table:style-name="ce13" office:value-type="float" office:value="6377918" calcext:value-type="float">
            <text:p>6377918</text:p>
          </table:table-cell>
          <table:table-cell table:style-name="ce14" office:value-type="float" office:value="3175.53" calcext:value-type="float">
            <text:p>3175.53</text:p>
          </table:table-cell>
          <table:table-cell office:value-type="float" office:value="3456" calcext:value-type="float">
            <text:p>3456</text:p>
          </table:table-cell>
          <table:table-cell office:value-type="float" office:value="9.0702" calcext:value-type="float">
            <text:p>9.0702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838" calcext:value-type="float">
            <text:p>0.0838</text:p>
          </table:table-cell>
          <table:table-cell table:style-name="ce17" office:value-type="float" office:value="2505" calcext:value-type="float">
            <text:p>2505</text:p>
          </table:table-cell>
          <table:table-cell table:style-name="ce18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style-name="ce20" office:value-type="float" office:value="43.5443" calcext:value-type="float">
            <text:p>43.5443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5347" calcext:value-type="float">
            <text:p>1.5347</text:p>
          </table:table-cell>
          <table:table-cell table:style-name="ce22" office:value-type="float" office:value="2112" calcext:value-type="float">
            <text:p>2112</text:p>
          </table:table-cell>
          <table:table-cell table:style-name="ce23" office:value-type="float" office:value="969" calcext:value-type="float">
            <text:p>969</text:p>
          </table:table-cell>
          <table:table-cell office:value-type="float" office:value="8.9358" calcext:value-type="float">
            <text:p>8.9358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458" calcext:value-type="float">
            <text:p>1.458</text:p>
          </table:table-cell>
          <table:table-cell table:style-name="ce62" office:value-type="float" office:value="1695" calcext:value-type="float">
            <text:p>1695</text:p>
          </table:table-cell>
          <table:table-cell table:style-name="ce2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2122.99" calcext:value-type="float">
            <text:p>2122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6" calcext:value-type="float">
            <text:p>1800.0126</text:p>
          </table:table-cell>
          <table:table-cell table:style-name="ce13" office:value-type="float" office:value="12125085" calcext:value-type="float">
            <text:p>12125085</text:p>
          </table:table-cell>
          <table:table-cell table:style-name="ce14" office:value-type="float" office:value="3818" calcext:value-type="float">
            <text:p>3818</text:p>
          </table:table-cell>
          <table:table-cell office:value-type="float" office:value="2816" calcext:value-type="float">
            <text:p>2816</text:p>
          </table:table-cell>
          <table:table-cell office:value-type="float" office:value="10.4588" calcext:value-type="float">
            <text:p>10.458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592" calcext:value-type="float">
            <text:p>0.0592</text:p>
          </table:table-cell>
          <table:table-cell table:style-name="ce17" office:value-type="float" office:value="1451" calcext:value-type="float">
            <text:p>1451</text:p>
          </table:table-cell>
          <table:table-cell table:style-name="ce18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style-name="ce20" office:value-type="float" office:value="35.0816" calcext:value-type="float">
            <text:p>35.081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4703" calcext:value-type="float">
            <text:p>1.4703</text:p>
          </table:table-cell>
          <table:table-cell table:style-name="ce22" office:value-type="float" office:value="1876" calcext:value-type="float">
            <text:p>1876</text:p>
          </table:table-cell>
          <table:table-cell table:style-name="ce23" office:value-type="float" office:value="979" calcext:value-type="float">
            <text:p>979</text:p>
          </table:table-cell>
          <table:table-cell office:value-type="float" office:value="10.4197" calcext:value-type="float">
            <text:p>10.4197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1808" calcext:value-type="float">
            <text:p>1.1808</text:p>
          </table:table-cell>
          <table:table-cell table:style-name="ce62" office:value-type="float" office:value="1898" calcext:value-type="float">
            <text:p>1898</text:p>
          </table:table-cell>
          <table:table-cell table:style-name="ce2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4.7152" calcext:value-type="float">
            <text:p>1834.7152</text:p>
          </table:table-cell>
          <table:table-cell office:value-type="float" office:value="152086026" calcext:value-type="float">
            <text:p>152086026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1170.1" calcext:value-type="float">
            <text:p>1170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4" calcext:value-type="float">
            <text:p>1800.0154</text:p>
          </table:table-cell>
          <table:table-cell table:style-name="ce13" office:value-type="float" office:value="5279021" calcext:value-type="float">
            <text:p>5279021</text:p>
          </table:table-cell>
          <table:table-cell table:style-name="ce14" office:value-type="float" office:value="1532.72" calcext:value-type="float">
            <text:p>1532.72</text:p>
          </table:table-cell>
          <table:table-cell office:value-type="float" office:value="3714" calcext:value-type="float">
            <text:p>3714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991" calcext:value-type="float">
            <text:p>0.0991</text:p>
          </table:table-cell>
          <table:table-cell table:style-name="ce17" office:value-type="float" office:value="2511" calcext:value-type="float">
            <text:p>2511</text:p>
          </table:table-cell>
          <table:table-cell table:style-name="ce18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style-name="ce20" office:value-type="float" office:value="48.0764" calcext:value-type="float">
            <text:p>48.0764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.6345" calcext:value-type="float">
            <text:p>1.6345</text:p>
          </table:table-cell>
          <table:table-cell table:style-name="ce22" office:value-type="float" office:value="1954" calcext:value-type="float">
            <text:p>1954</text:p>
          </table:table-cell>
          <table:table-cell table:style-name="ce23" office:value-type="float" office:value="929" calcext:value-type="float">
            <text:p>929</text:p>
          </table:table-cell>
          <table:table-cell office:value-type="float" office:value="10.785" calcext:value-type="float">
            <text:p>10.785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.3413" calcext:value-type="float">
            <text:p>1.3413</text:p>
          </table:table-cell>
          <table:table-cell table:style-name="ce62" office:value-type="float" office:value="2082" calcext:value-type="float">
            <text:p>2082</text:p>
          </table:table-cell>
          <table:table-cell table:style-name="ce2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table:style-name="ce4"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604.9" calcext:value-type="float">
            <text:p>1604.9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5.1088" calcext:value-type="float">
            <text:p>1805.1088</text:p>
          </table:table-cell>
          <table:table-cell table:style-name="ce13" office:value-type="float" office:value="133637322" calcext:value-type="float">
            <text:p>133637322</text:p>
          </table:table-cell>
          <table:table-cell table:style-name="ce14"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0581" calcext:value-type="float">
            <text:p>14.0581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114.906" calcext:value-type="float">
            <text:p>2114.906</text:p>
          </table:table-cell>
          <table:table-cell table:style-name="ce17" office:value-type="float" office:value="250014852" calcext:value-type="float">
            <text:p>250014852</text:p>
          </table:table-cell>
          <table:table-cell table:style-name="ce18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float" office:value="494.9" calcext:value-type="float">
            <text:p>494.9</text:p>
          </table:table-cell>
          <table:table-cell office:value-type="float" office:value="14.0587" calcext:value-type="float">
            <text:p>14.0587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2080.7612" calcext:value-type="float">
            <text:p>2080.7612</text:p>
          </table:table-cell>
          <table:table-cell table:style-name="ce62" office:value-type="float" office:value="179564962" calcext:value-type="float">
            <text:p>179564962</text:p>
          </table:table-cell>
          <table:table-cell table:style-name="ce2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347.01" calcext:value-type="float">
            <text:p>347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2" calcext:value-type="float">
            <text:p>1800.0122</text:p>
          </table:table-cell>
          <table:table-cell table:style-name="ce13" office:value-type="float" office:value="143786993" calcext:value-type="float">
            <text:p>143786993</text:p>
          </table:table-cell>
          <table:table-cell table:style-name="ce14"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7.3302" calcext:value-type="float">
            <text:p>17.3302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2930.8475" calcext:value-type="float">
            <text:p>2930.8475</text:p>
          </table:table-cell>
          <table:table-cell table:style-name="ce17" office:value-type="float" office:value="167652178" calcext:value-type="float">
            <text:p>167652178</text:p>
          </table:table-cell>
          <table:table-cell table:style-name="ce18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style-name="ce20" office:value-type="float" office:value="18.3954" calcext:value-type="float">
            <text:p>18.3954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3" calcext:value-type="float">
            <text:p>1800.0103</text:p>
          </table:table-cell>
          <table:table-cell table:style-name="ce22" office:value-type="float" office:value="161964601" calcext:value-type="float">
            <text:p>161964601</text:p>
          </table:table-cell>
          <table:table-cell table:style-name="ce23" office:value-type="float" office:value="327.37" calcext:value-type="float">
            <text:p>327.37</text:p>
          </table:table-cell>
          <table:table-cell office:value-type="float" office:value="17.0625" calcext:value-type="float">
            <text:p>17.0625</text:p>
          </table:table-cell>
          <table:table-cell office:value-type="float" office:value="324.25" calcext:value-type="float">
            <text:p>32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1" calcext:value-type="float">
            <text:p>1800.0061</text:p>
          </table:table-cell>
          <table:table-cell table:style-name="ce62" office:value-type="float" office:value="169454448" calcext:value-type="float">
            <text:p>169454448</text:p>
          </table:table-cell>
          <table:table-cell table:style-name="ce2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702.1" calcext:value-type="float">
            <text:p>702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55" calcext:value-type="float">
            <text:p>1800.0155</text:p>
          </table:table-cell>
          <table:table-cell office:value-type="float" office:value="102170048" calcext:value-type="float">
            <text:p>102170048</text:p>
          </table:table-cell>
          <table:table-cell office:value-type="float" office:value="777.79" calcext:value-type="float">
            <text:p>777.79</text:p>
          </table:table-cell>
          <table:table-cell office:value-type="float" office:value="704.44" calcext:value-type="float">
            <text:p>704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097" calcext:value-type="float">
            <text:p>1800.0097</text:p>
          </table:table-cell>
          <table:table-cell table:style-name="ce13" office:value-type="float" office:value="43352743" calcext:value-type="float">
            <text:p>43352743</text:p>
          </table:table-cell>
          <table:table-cell table:style-name="ce14" office:value-type="float" office:value="777.79" calcext:value-type="float">
            <text:p>777.79</text:p>
          </table:table-cell>
          <table:table-cell office:value-type="float" office:value="1244" calcext:value-type="float">
            <text:p>1244</text:p>
          </table:table-cell>
          <table:table-cell office:value-type="float" office:value="3679.5985" calcext:value-type="float">
            <text:p>3679.5985</text:p>
          </table:table-cell>
          <table:table-cell office:value-type="float" office:value="678.42" calcext:value-type="float">
            <text:p>678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48" calcext:value-type="float">
            <text:p>1800.0048</text:p>
          </table:table-cell>
          <table:table-cell table:style-name="ce17" office:value-type="float" office:value="98755918" calcext:value-type="float">
            <text:p>98755918</text:p>
          </table:table-cell>
          <table:table-cell table:style-name="ce18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style-name="ce20" office:value-type="float" office:value="3496.8917" calcext:value-type="float">
            <text:p>3496.8917</text:p>
          </table:table-cell>
          <table:table-cell office:value-type="float" office:value="678.97" calcext:value-type="float">
            <text:p>678.9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06" calcext:value-type="float">
            <text:p>1800.0106</text:p>
          </table:table-cell>
          <table:table-cell table:style-name="ce22" office:value-type="float" office:value="38079415" calcext:value-type="float">
            <text:p>38079415</text:p>
          </table:table-cell>
          <table:table-cell table:style-name="ce23" office:value-type="float" office:value="690.19" calcext:value-type="float">
            <text:p>690.19</text:p>
          </table:table-cell>
          <table:table-cell office:value-type="float" office:value="3716.6392" calcext:value-type="float">
            <text:p>3716.6392</text:p>
          </table:table-cell>
          <table:table-cell office:value-type="float" office:value="678.99" calcext:value-type="float">
            <text:p>678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76" calcext:value-type="float">
            <text:p>1800.0076</text:p>
          </table:table-cell>
          <table:table-cell table:style-name="ce62" office:value-type="float" office:value="39509443" calcext:value-type="float">
            <text:p>39509443</text:p>
          </table:table-cell>
          <table:table-cell table:style-name="ce2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24548.59" calcext:value-type="float">
            <text:p>24548.5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29" calcext:value-type="float">
            <text:p>1800.0129</text:p>
          </table:table-cell>
          <table:table-cell office:value-type="float" office:value="60894008" calcext:value-type="float">
            <text:p>60894008</text:p>
          </table:table-cell>
          <table:table-cell office:value-type="float" office:value="36490.16" calcext:value-type="float">
            <text:p>36490.16</text:p>
          </table:table-cell>
          <table:table-cell office:value-type="float" office:value="26244.59" calcext:value-type="float">
            <text:p>26244.5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57" calcext:value-type="float">
            <text:p>1800.0157</text:p>
          </table:table-cell>
          <table:table-cell table:style-name="ce13" office:value-type="float" office:value="7670876" calcext:value-type="float">
            <text:p>7670876</text:p>
          </table:table-cell>
          <table:table-cell table:style-name="ce14" office:value-type="float" office:value="35838.4" calcext:value-type="float">
            <text:p>35838.4</text:p>
          </table:table-cell>
          <table:table-cell office:value-type="float" office:value="1808" calcext:value-type="float">
            <text:p>1808</text:p>
          </table:table-cell>
          <table:table-cell office:value-type="float" office:value="33.8046" calcext:value-type="float">
            <text:p>33.8046</text:p>
          </table:table-cell>
          <table:table-cell office:value-type="float" office:value="13295.09" calcext:value-type="float">
            <text:p>13295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28.3896" calcext:value-type="float">
            <text:p>28.3896</text:p>
          </table:table-cell>
          <table:table-cell table:style-name="ce17" office:value-type="float" office:value="894839" calcext:value-type="float">
            <text:p>894839</text:p>
          </table:table-cell>
          <table:table-cell table:style-name="ce18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style-name="ce20" office:value-type="float" office:value="54.2003" calcext:value-type="float">
            <text:p>54.2003</text:p>
          </table:table-cell>
          <table:table-cell office:value-type="float" office:value="13294.53" calcext:value-type="float">
            <text:p>13294.5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94.9704" calcext:value-type="float">
            <text:p>194.9704</text:p>
          </table:table-cell>
          <table:table-cell table:style-name="ce22" office:value-type="float" office:value="851203" calcext:value-type="float">
            <text:p>851203</text:p>
          </table:table-cell>
          <table:table-cell table:style-name="ce23" office:value-type="float" office:value="14725.67" calcext:value-type="float">
            <text:p>14725.67</text:p>
          </table:table-cell>
          <table:table-cell office:value-type="float" office:value="33.1025" calcext:value-type="float">
            <text:p>33.1025</text:p>
          </table:table-cell>
          <table:table-cell office:value-type="float" office:value="13295.27" calcext:value-type="float">
            <text:p>13295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96.2782" calcext:value-type="float">
            <text:p>196.2782</text:p>
          </table:table-cell>
          <table:table-cell table:style-name="ce62" office:value-type="float" office:value="854901" calcext:value-type="float">
            <text:p>854901</text:p>
          </table:table-cell>
          <table:table-cell table:style-name="ce2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51819.45" calcext:value-type="float">
            <text:p>51819.4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04" calcext:value-type="float">
            <text:p>1800.0104</text:p>
          </table:table-cell>
          <table:table-cell office:value-type="float" office:value="36931893" calcext:value-type="float">
            <text:p>36931893</text:p>
          </table:table-cell>
          <table:table-cell office:value-type="float" office:value="69171.04" calcext:value-type="float">
            <text:p>69171.04</text:p>
          </table:table-cell>
          <table:table-cell office:value-type="float" office:value="54428.26" calcext:value-type="float">
            <text:p>54428.2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16" calcext:value-type="float">
            <text:p>1800.0216</text:p>
          </table:table-cell>
          <table:table-cell table:style-name="ce13" office:value-type="float" office:value="3338253" calcext:value-type="float">
            <text:p>3338253</text:p>
          </table:table-cell>
          <table:table-cell table:style-name="ce14" office:value-type="float" office:value="65846.98" calcext:value-type="float">
            <text:p>65846.98</text:p>
          </table:table-cell>
          <table:table-cell office:value-type="float" office:value="2794" calcext:value-type="float">
            <text:p>2794</text:p>
          </table:table-cell>
          <table:table-cell office:value-type="float" office:value="187.7965" calcext:value-type="float">
            <text:p>187.7965</text:p>
          </table:table-cell>
          <table:table-cell office:value-type="float" office:value="28953.1" calcext:value-type="float">
            <text:p>28953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94" calcext:value-type="float">
            <text:p>1800.0094</text:p>
          </table:table-cell>
          <table:table-cell table:style-name="ce17" office:value-type="float" office:value="40045922" calcext:value-type="float">
            <text:p>40045922</text:p>
          </table:table-cell>
          <table:table-cell table:style-name="ce18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style-name="ce20" office:value-type="float" office:value="249.1197" calcext:value-type="float">
            <text:p>249.1197</text:p>
          </table:table-cell>
          <table:table-cell office:value-type="float" office:value="29342.15" calcext:value-type="float">
            <text:p>29342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72" calcext:value-type="float">
            <text:p>1800.0172</text:p>
          </table:table-cell>
          <table:table-cell table:style-name="ce22" office:value-type="float" office:value="3464496" calcext:value-type="float">
            <text:p>3464496</text:p>
          </table:table-cell>
          <table:table-cell table:style-name="ce23" office:value-type="float" office:value="30686.28" calcext:value-type="float">
            <text:p>30686.28</text:p>
          </table:table-cell>
          <table:table-cell office:value-type="float" office:value="190.5786" calcext:value-type="float">
            <text:p>190.5786</text:p>
          </table:table-cell>
          <table:table-cell office:value-type="float" office:value="29340.31" calcext:value-type="float">
            <text:p>29340.3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237" calcext:value-type="float">
            <text:p>1800.0237</text:p>
          </table:table-cell>
          <table:table-cell table:style-name="ce62" office:value-type="float" office:value="3471891" calcext:value-type="float">
            <text:p>3471891</text:p>
          </table:table-cell>
          <table:table-cell table:style-name="ce2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1259.46" calcext:value-type="float">
            <text:p>61259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5" calcext:value-type="float">
            <text:p>1800.0115</text:p>
          </table:table-cell>
          <table:table-cell office:value-type="float" office:value="30559502" calcext:value-type="float">
            <text:p>30559502</text:p>
          </table:table-cell>
          <table:table-cell office:value-type="float" office:value="71103.24" calcext:value-type="float">
            <text:p>71103.24</text:p>
          </table:table-cell>
          <table:table-cell office:value-type="float" office:value="61346.24" calcext:value-type="float">
            <text:p>61346.2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11" calcext:value-type="float">
            <text:p>1800.0111</text:p>
          </table:table-cell>
          <table:table-cell table:style-name="ce13" office:value-type="float" office:value="29596886" calcext:value-type="float">
            <text:p>29596886</text:p>
          </table:table-cell>
          <table:table-cell table:style-name="ce14" office:value-type="float" office:value="67913.81" calcext:value-type="float">
            <text:p>67913.81</text:p>
          </table:table-cell>
          <table:table-cell office:value-type="float" office:value="58" calcext:value-type="float">
            <text:p>58</text:p>
          </table:table-cell>
          <table:table-cell office:value-type="float" office:value="2427.7702" calcext:value-type="float">
            <text:p>2427.7702</text:p>
          </table:table-cell>
          <table:table-cell office:value-type="float" office:value="47256.39" calcext:value-type="float">
            <text:p>47256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87" calcext:value-type="float">
            <text:p>1800.0087</text:p>
          </table:table-cell>
          <table:table-cell table:style-name="ce17" office:value-type="float" office:value="28138877" calcext:value-type="float">
            <text:p>28138877</text:p>
          </table:table-cell>
          <table:table-cell table:style-name="ce18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style-name="ce20" office:value-type="float" office:value="2346.2929" calcext:value-type="float">
            <text:p>2346.2929</text:p>
          </table:table-cell>
          <table:table-cell office:value-type="float" office:value="47244.77" calcext:value-type="float">
            <text:p>47244.7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26853603" calcext:value-type="float">
            <text:p>26853603</text:p>
          </table:table-cell>
          <table:table-cell table:style-name="ce23" office:value-type="float" office:value="48732.37" calcext:value-type="float">
            <text:p>48732.37</text:p>
          </table:table-cell>
          <table:table-cell office:value-type="float" office:value="2412.8812" calcext:value-type="float">
            <text:p>2412.8812</text:p>
          </table:table-cell>
          <table:table-cell office:value-type="float" office:value="47215.76" calcext:value-type="float">
            <text:p>47215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2" calcext:value-type="float">
            <text:p>1800.012</text:p>
          </table:table-cell>
          <table:table-cell table:style-name="ce62" office:value-type="float" office:value="28637690" calcext:value-type="float">
            <text:p>28637690</text:p>
          </table:table-cell>
          <table:table-cell table:style-name="ce2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173.44" calcext:value-type="float">
            <text:p>2173.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87" calcext:value-type="float">
            <text:p>1800.0087</text:p>
          </table:table-cell>
          <table:table-cell office:value-type="float" office:value="67522653" calcext:value-type="float">
            <text:p>67522653</text:p>
          </table:table-cell>
          <table:table-cell office:value-type="float" office:value="2475" calcext:value-type="float">
            <text:p>2475</text:p>
          </table:table-cell>
          <table:table-cell office:value-type="float" office:value="2251.7" calcext:value-type="float">
            <text:p>2251.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25" calcext:value-type="float">
            <text:p>1800.0125</text:p>
          </table:table-cell>
          <table:table-cell table:style-name="ce13" office:value-type="float" office:value="11945235" calcext:value-type="float">
            <text:p>11945235</text:p>
          </table:table-cell>
          <table:table-cell table:style-name="ce14" office:value-type="float" office:value="3042.45" calcext:value-type="float">
            <text:p>3042.45</text:p>
          </table:table-cell>
          <table:table-cell office:value-type="float" office:value="2394" calcext:value-type="float">
            <text:p>2394</text:p>
          </table:table-cell>
          <table:table-cell office:value-type="float" office:value="29.9242" calcext:value-type="float">
            <text:p>29.9242</text:p>
          </table:table-cell>
          <table:table-cell office:value-type="float" office:value="1435.29" calcext:value-type="float">
            <text:p>1435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63808352" calcext:value-type="float">
            <text:p>63808352</text:p>
          </table:table-cell>
          <table:table-cell table:style-name="ce18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style-name="ce20" office:value-type="float" office:value="62.0893" calcext:value-type="float">
            <text:p>62.0893</text:p>
          </table:table-cell>
          <table:table-cell office:value-type="float" office:value="1440.34" calcext:value-type="float">
            <text:p>1440.3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13" calcext:value-type="float">
            <text:p>1800.013</text:p>
          </table:table-cell>
          <table:table-cell table:style-name="ce22" office:value-type="float" office:value="9744816" calcext:value-type="float">
            <text:p>9744816</text:p>
          </table:table-cell>
          <table:table-cell table:style-name="ce23" office:value-type="float" office:value="1463.52" calcext:value-type="float">
            <text:p>1463.52</text:p>
          </table:table-cell>
          <table:table-cell office:value-type="float" office:value="30.454" calcext:value-type="float">
            <text:p>30.454</text:p>
          </table:table-cell>
          <table:table-cell office:value-type="float" office:value="1440.29" calcext:value-type="float">
            <text:p>1440.2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138" calcext:value-type="float">
            <text:p>1800.0138</text:p>
          </table:table-cell>
          <table:table-cell table:style-name="ce62" office:value-type="float" office:value="9942226" calcext:value-type="float">
            <text:p>9942226</text:p>
          </table:table-cell>
          <table:table-cell table:style-name="ce2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5" calcext:value-type="float">
            <text:p>0.0915</text:p>
          </table:table-cell>
          <table:table-cell office:value-type="float" office:value="7268" calcext:value-type="float">
            <text:p>7268</text:p>
          </table:table-cell>
          <table:table-cell office:value-type="float" office:value="4092.13" calcext:value-type="float">
            <text:p>4092.1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1" calcext:value-type="float">
            <text:p>0.11</text:p>
          </table:table-cell>
          <table:table-cell table:style-name="ce13" office:value-type="float" office:value="5740" calcext:value-type="float">
            <text:p>5740</text:p>
          </table:table-cell>
          <table:table-cell table:style-name="ce14" office:value-type="float" office:value="4063.35" calcext:value-type="float">
            <text:p>4063.35</text:p>
          </table:table-cell>
          <table:table-cell office:value-type="float" office:value="80" calcext:value-type="float">
            <text:p>80</text:p>
          </table:table-cell>
          <table:table-cell office:value-type="float" office:value="10.2761" calcext:value-type="float">
            <text:p>10.276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4" calcext:value-type="float">
            <text:p>0.0494</text:p>
          </table:table-cell>
          <table:table-cell table:style-name="ce17" office:value-type="float" office:value="2508" calcext:value-type="float">
            <text:p>2508</text:p>
          </table:table-cell>
          <table:table-cell table:style-name="ce18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.9935" calcext:value-type="float">
            <text:p>10.9935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38" calcext:value-type="float">
            <text:p>0.0638</text:p>
          </table:table-cell>
          <table:table-cell table:style-name="ce22" office:value-type="float" office:value="1731" calcext:value-type="float">
            <text:p>1731</text:p>
          </table:table-cell>
          <table:table-cell table:style-name="ce23" office:value-type="float" office:value="3622.54" calcext:value-type="float">
            <text:p>3622.54</text:p>
          </table:table-cell>
          <table:table-cell office:value-type="float" office:value="9.7634" calcext:value-type="float">
            <text:p>9.7634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864" calcext:value-type="float">
            <text:p>0.0864</text:p>
          </table:table-cell>
          <table:table-cell table:style-name="ce62" office:value-type="float" office:value="1431" calcext:value-type="float">
            <text:p>1431</text:p>
          </table:table-cell>
          <table:table-cell table:style-name="ce26" office:value-type="float" office:value="3622.54" calcext:value-type="float">
            <text:p>3622.54</text:p>
          </table:table-cell>
          <table:table-cell office:value-type="float" office:value="80" calcext:value-type="float">
            <text:p>80</text:p>
          </table:table-cell>
          <table:table-cell office:value-type="float" office:value="231.0251" calcext:value-type="float">
            <text:p>231.025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9.1726" calcext:value-type="float">
            <text:p>9.1726</text:p>
          </table:table-cell>
          <table:table-cell table:style-name="ce29" office:value-type="float" office:value="1091" calcext:value-type="float">
            <text:p>1091</text:p>
          </table:table-cell>
          <table:table-cell table:style-name="ce30" office:value-type="float" office:value="3617.09" calcext:value-type="float">
            <text:p>3617.09</text:p>
          </table:table-cell>
          <table:table-cell office:value-type="float" office:value="2846" calcext:value-type="float">
            <text:p>2846</text:p>
          </table:table-cell>
          <table:table-cell office:value-type="float" office:value="200.5439" calcext:value-type="float">
            <text:p>200.543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5.3154" calcext:value-type="float">
            <text:p>5.3154</text:p>
          </table:table-cell>
          <table:table-cell table:style-name="ce32" office:value-type="float" office:value="796" calcext:value-type="float">
            <text:p>796</text:p>
          </table:table-cell>
          <table:table-cell table:style-name="ce33" office:value-type="float" office:value="3559.62" calcext:value-type="float">
            <text:p>3559.62</text:p>
          </table:table-cell>
          <table:table-cell office:value-type="float" office:value="80" calcext:value-type="float">
            <text:p>80</text:p>
          </table:table-cell>
          <table:table-cell office:value-type="float" office:value="3173" calcext:value-type="float">
            <text:p>3173</text:p>
          </table:table-cell>
          <table:table-cell office:value-type="float" office:value="80" calcext:value-type="float">
            <text:p>80</text:p>
          </table:table-cell>
          <table:table-cell office:value-type="float" office:value="252.2596" calcext:value-type="float">
            <text:p>252.2596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6.8619" calcext:value-type="float">
            <text:p>6.8619</text:p>
          </table:table-cell>
          <table:table-cell table:style-name="ce35" office:value-type="float" office:value="1149" calcext:value-type="float">
            <text:p>1149</text:p>
          </table:table-cell>
          <table:table-cell table:style-name="ce36" office:value-type="float" office:value="3586.7" calcext:value-type="float">
            <text:p>3586.7</text:p>
          </table:table-cell>
          <table:table-cell office:value-type="float" office:value="80" calcext:value-type="float">
            <text:p>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45" calcext:value-type="float">
            <text:p>0.1145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.1739" calcext:value-type="float">
            <text:p>0.1739</text:p>
          </table:table-cell>
          <table:table-cell table:style-name="ce13" office:value-type="float" office:value="7684" calcext:value-type="float">
            <text:p>7684</text:p>
          </table:table-cell>
          <table:table-cell table:style-name="ce14" office:value-type="float" office:value="6799.41" calcext:value-type="float">
            <text:p>6799.41</text:p>
          </table:table-cell>
          <table:table-cell office:value-type="float" office:value="108" calcext:value-type="float">
            <text:p>108</text:p>
          </table:table-cell>
          <table:table-cell office:value-type="float" office:value="11.0082" calcext:value-type="float">
            <text:p>11.0082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495" calcext:value-type="float">
            <text:p>0.0495</text:p>
          </table:table-cell>
          <table:table-cell table:style-name="ce17" office:value-type="float" office:value="1431" calcext:value-type="float">
            <text:p>1431</text:p>
          </table:table-cell>
          <table:table-cell table:style-name="ce18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table:style-name="ce20" office:value-type="float" office:value="20.8856" calcext:value-type="float">
            <text:p>20.8856</text:p>
          </table:table-cell>
          <table:table-cell office:value-type="float" office:value="6063.37" calcext:value-type="float">
            <text:p>606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0615" calcext:value-type="float">
            <text:p>0.0615</text:p>
          </table:table-cell>
          <table:table-cell table:style-name="ce22" office:value-type="float" office:value="1191" calcext:value-type="float">
            <text:p>1191</text:p>
          </table:table-cell>
          <table:table-cell table:style-name="ce23" office:value-type="float" office:value="6204.34" calcext:value-type="float">
            <text:p>6204.34</text:p>
          </table:table-cell>
          <table:table-cell office:value-type="float" office:value="10.9483" calcext:value-type="float">
            <text:p>10.948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0639" calcext:value-type="float">
            <text:p>0.0639</text:p>
          </table:table-cell>
          <table:table-cell table:style-name="ce62" office:value-type="float" office:value="1266" calcext:value-type="float">
            <text:p>1266</text:p>
          </table:table-cell>
          <table:table-cell table:style-name="ce2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602.8014" calcext:value-type="float">
            <text:p>602.801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8" office:value-type="float" office:value="12.2742" calcext:value-type="float">
            <text:p>12.2742</text:p>
          </table:table-cell>
          <table:table-cell table:style-name="ce29" office:value-type="float" office:value="395" calcext:value-type="float">
            <text:p>395</text:p>
          </table:table-cell>
          <table:table-cell table:style-name="ce30" office:value-type="float" office:value="6199.29" calcext:value-type="float">
            <text:p>6199.29</text:p>
          </table:table-cell>
          <table:table-cell office:value-type="float" office:value="3312" calcext:value-type="float">
            <text:p>3312</text:p>
          </table:table-cell>
          <table:table-cell office:value-type="float" office:value="533.5097" calcext:value-type="float">
            <text:p>533.5097</text:p>
          </table:table-cell>
          <table:table-cell office:value-type="float" office:value="6063.07" calcext:value-type="float">
            <text:p>6063.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1" office:value-type="float" office:value="12.9343" calcext:value-type="float">
            <text:p>12.9343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6149.9" calcext:value-type="float">
            <text:p>6149.9</text:p>
          </table:table-cell>
          <table:table-cell office:value-type="float" office:value="108" calcext:value-type="float">
            <text:p>108</text:p>
          </table:table-cell>
          <table:table-cell office:value-type="float" office:value="3983" calcext:value-type="float">
            <text:p>3983</text:p>
          </table:table-cell>
          <table:table-cell office:value-type="float" office:value="108" calcext:value-type="float">
            <text:p>108</text:p>
          </table:table-cell>
          <table:table-cell office:value-type="float" office:value="669.2748" calcext:value-type="float">
            <text:p>669.2748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4" office:value-type="float" office:value="10.0077" calcext:value-type="float">
            <text:p>10.0077</text:p>
          </table:table-cell>
          <table:table-cell table:style-name="ce35" office:value-type="float" office:value="579" calcext:value-type="float">
            <text:p>579</text:p>
          </table:table-cell>
          <table:table-cell table:style-name="ce36" office:value-type="float" office:value="6140.01" calcext:value-type="float">
            <text:p>6140.01</text:p>
          </table:table-cell>
          <table:table-cell office:value-type="float" office:value="108" calcext:value-type="float">
            <text:p>10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8585" calcext:value-type="float">
            <text:p>8.8585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6.83" calcext:value-type="float">
            <text:p>16.83</text:p>
          </table:table-cell>
          <table:table-cell table:style-name="ce13" office:value-type="float" office:value="1240305" calcext:value-type="float">
            <text:p>1240305</text:p>
          </table:table-cell>
          <table:table-cell table:style-name="ce14" office:value-type="float" office:value="10195.04" calcext:value-type="float">
            <text:p>10195.04</text:p>
          </table:table-cell>
          <table:table-cell office:value-type="float" office:value="132" calcext:value-type="float">
            <text:p>132</text:p>
          </table:table-cell>
          <table:table-cell office:value-type="float" office:value="21.9968" calcext:value-type="float">
            <text:p>21.996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1386" calcext:value-type="float">
            <text:p>0.1386</text:p>
          </table:table-cell>
          <table:table-cell table:style-name="ce17" office:value-type="float" office:value="6115" calcext:value-type="float">
            <text:p>6115</text:p>
          </table:table-cell>
          <table:table-cell table:style-name="ce18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style-name="ce20" office:value-type="float" office:value="24.28" calcext:value-type="float">
            <text:p>24.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2096" calcext:value-type="float">
            <text:p>0.2096</text:p>
          </table:table-cell>
          <table:table-cell table:style-name="ce22" office:value-type="float" office:value="6425" calcext:value-type="float">
            <text:p>6425</text:p>
          </table:table-cell>
          <table:table-cell table:style-name="ce23" office:value-type="float" office:value="8935.08" calcext:value-type="float">
            <text:p>8935.08</text:p>
          </table:table-cell>
          <table:table-cell office:value-type="float" office:value="21.7133" calcext:value-type="float">
            <text:p>21.7133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1823" calcext:value-type="float">
            <text:p>0.1823</text:p>
          </table:table-cell>
          <table:table-cell table:style-name="ce62" office:value-type="float" office:value="6155" calcext:value-type="float">
            <text:p>6155</text:p>
          </table:table-cell>
          <table:table-cell table:style-name="ce2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23087.11" calcext:value-type="float">
            <text:p>823087.1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485.0008" calcext:value-type="float">
            <text:p>2485.0008</text:p>
          </table:table-cell>
          <table:table-cell office:value-type="float" office:value="123459919" calcext:value-type="float">
            <text:p>123459919</text:p>
          </table:table-cell>
          <table:table-cell office:value-type="float" office:value="999759.12" calcext:value-type="float">
            <text:p>999759.12</text:p>
          </table:table-cell>
          <table:table-cell office:value-type="float" office:value="830701.53" calcext:value-type="float">
            <text:p>830701.5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223" calcext:value-type="float">
            <text:p>1800.0223</text:p>
          </table:table-cell>
          <table:table-cell table:style-name="ce13" office:value-type="float" office:value="19767972" calcext:value-type="float">
            <text:p>19767972</text:p>
          </table:table-cell>
          <table:table-cell table:style-name="ce14" office:value-type="float" office:value="900476.58" calcext:value-type="float">
            <text:p>900476.58</text:p>
          </table:table-cell>
          <table:table-cell office:value-type="float" office:value="3688" calcext:value-type="float">
            <text:p>3688</text:p>
          </table:table-cell>
          <table:table-cell office:value-type="float" office:value="15.0895" calcext:value-type="float">
            <text:p>15.0895</text:p>
          </table:table-cell>
          <table:table-cell office:value-type="float" office:value="784888.27" calcext:value-type="float">
            <text:p>784888.2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0625" calcext:value-type="float">
            <text:p>0.0625</text:p>
          </table:table-cell>
          <table:table-cell table:style-name="ce17" office:value-type="float" office:value="749" calcext:value-type="float">
            <text:p>749</text:p>
          </table:table-cell>
          <table:table-cell table:style-name="ce18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style-name="ce20" office:value-type="float" office:value="50.5967" calcext:value-type="float">
            <text:p>50.5967</text:p>
          </table:table-cell>
          <table:table-cell office:value-type="float" office:value="784888.39" calcext:value-type="float">
            <text:p>784888.3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0.4139" calcext:value-type="float">
            <text:p>0.4139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784888.39" calcext:value-type="float">
            <text:p>784888.39</text:p>
          </table:table-cell>
          <table:table-cell office:value-type="float" office:value="14.9633" calcext:value-type="float">
            <text:p>14.9633</text:p>
          </table:table-cell>
          <table:table-cell office:value-type="float" office:value="784888.45" calcext:value-type="float">
            <text:p>784888.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0.3821" calcext:value-type="float">
            <text:p>0.3821</text:p>
          </table:table-cell>
          <table:table-cell table:style-name="ce62" office:value-type="float" office:value="1" calcext:value-type="float">
            <text:p>1</text:p>
          </table:table-cell>
          <table:table-cell table:style-name="ce26" office:value-type="float" office:value="784888.45" calcext:value-type="float">
            <text:p>784888.45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69.75" calcext:value-type="float">
            <text:p>469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5" calcext:value-type="float">
            <text:p>1800.0095</text:p>
          </table:table-cell>
          <table:table-cell office:value-type="float" office:value="85648315" calcext:value-type="float">
            <text:p>85648315</text:p>
          </table:table-cell>
          <table:table-cell office:value-type="float" office:value="544" calcext:value-type="float">
            <text:p>544</text:p>
          </table:table-cell>
          <table:table-cell office:value-type="float" office:value="474.05" calcext:value-type="float">
            <text:p>47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66" calcext:value-type="float">
            <text:p>1800.0166</text:p>
          </table:table-cell>
          <table:table-cell table:style-name="ce13" office:value-type="float" office:value="48888312" calcext:value-type="float">
            <text:p>48888312</text:p>
          </table:table-cell>
          <table:table-cell table:style-name="ce14"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0737" calcext:value-type="float">
            <text:p>139.0737</text:p>
          </table:table-cell>
          <table:table-cell office:value-type="float" office:value="425" calcext:value-type="float">
            <text:p>4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6" office:value-type="float" office:value="1800.0063" calcext:value-type="float">
            <text:p>1800.0063</text:p>
          </table:table-cell>
          <table:table-cell table:style-name="ce17" office:value-type="float" office:value="81037429" calcext:value-type="float">
            <text:p>81037429</text:p>
          </table:table-cell>
          <table:table-cell table:style-name="ce18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style-name="ce20" office:value-type="float" office:value="181.9373" calcext:value-type="float">
            <text:p>181.9373</text:p>
          </table:table-cell>
          <table:table-cell office:value-type="float" office:value="425.58" calcext:value-type="float">
            <text:p>425.5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1" office:value-type="float" office:value="1800.0098" calcext:value-type="float">
            <text:p>1800.0098</text:p>
          </table:table-cell>
          <table:table-cell table:style-name="ce22" office:value-type="float" office:value="44271013" calcext:value-type="float">
            <text:p>44271013</text:p>
          </table:table-cell>
          <table:table-cell table:style-name="ce23" office:value-type="float" office:value="438.04" calcext:value-type="float">
            <text:p>438.04</text:p>
          </table:table-cell>
          <table:table-cell office:value-type="float" office:value="138.1474" calcext:value-type="float">
            <text:p>138.1474</text:p>
          </table:table-cell>
          <table:table-cell office:value-type="float" office:value="425.61" calcext:value-type="float">
            <text:p>42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61" office:value-type="float" office:value="1800.0064" calcext:value-type="float">
            <text:p>1800.0064</text:p>
          </table:table-cell>
          <table:table-cell table:style-name="ce62" office:value-type="float" office:value="46559006" calcext:value-type="float">
            <text:p>46559006</text:p>
          </table:table-cell>
          <table:table-cell table:style-name="ce2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76139441.56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9" calcext:value-type="float">
            <text:p>1800.009</text:p>
          </table:table-cell>
          <table:table-cell office:value-type="float" office:value="32322401" calcext:value-type="float">
            <text:p>32322401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78412332.82" calcext:value-type="float">
            <text:p>7.84E+0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1789" calcext:value-type="float">
            <text:p>1800.1789</text:p>
          </table:table-cell>
          <table:table-cell table:style-name="ce13" office:value-type="float" office:value="176215" calcext:value-type="float">
            <text:p>176215</text:p>
          </table:table-cell>
          <table:table-cell table:style-name="ce15" office:value-type="float" office:value="81980880.71" calcext:value-type="float">
            <text:p>8.20E+07</text:p>
          </table:table-cell>
          <table:table-cell office:value-type="float" office:value="25920" calcext:value-type="float">
            <text:p>25920</text:p>
          </table:table-cell>
          <table:table-cell office:value-type="float" office:value="255.6889" calcext:value-type="float">
            <text:p>255.6889</text:p>
          </table:table-cell>
          <table:table-cell table:style-name="ce7" office:value-type="float" office:value="61676613.6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0.6484" calcext:value-type="float">
            <text:p>0.6484</text:p>
          </table:table-cell>
          <table:table-cell table:style-name="ce17" office:value-type="float" office:value="4128" calcext:value-type="float">
            <text:p>4128</text:p>
          </table:table-cell>
          <table:table-cell table:style-name="ce19" office:value-type="float" office:value="61676614.35" calcext:value-type="float">
            <text:p>6.17E+07</text:p>
          </table:table-cell>
          <table:table-cell office:value-type="string" calcext:value-type="string">
            <text:p><text:s text:c="2"/></text:p>
          </table:table-cell>
          <table:table-cell table:style-name="ce20" office:value-type="string" calcext:value-type="string">
            <text:p><text:s text:c="2"/>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21" office:value-type="string" calcext:value-type="string">
            <text:p><text:s text:c="2"/></text:p>
          </table:table-cell>
          <table:table-cell table:style-name="ce22" office:value-type="string" calcext:value-type="string">
            <text:p><text:s text:c="2"/></text:p>
          </table:table-cell>
          <table:table-cell table:style-name="ce23" office:value-type="string" calcext:value-type="string">
            <text:p><text:s text:c="2"/></text:p>
          </table:table-cell>
          <table:table-cell office:value-type="float" office:value="256.4341" calcext:value-type="float">
            <text:p>256.4341</text:p>
          </table:table-cell>
          <table:table-cell table:style-name="ce7" office:value-type="float" office:value="61676612.19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71.7064" calcext:value-type="float">
            <text:p>71.7064</text:p>
          </table:table-cell>
          <table:table-cell table:style-name="ce62" office:value-type="float" office:value="3628" calcext:value-type="float">
            <text:p>3628</text:p>
          </table:table-cell>
          <table:table-cell table:style-name="ce27" office:value-type="float" office:value="61676614.35" calcext:value-type="float">
            <text:p>6.17E+07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7138.19" calcext:value-type="float">
            <text:p>7138.1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573" calcext:value-type="float">
            <text:p>1800.2573</text:p>
          </table:table-cell>
          <table:table-cell office:value-type="float" office:value="120457941" calcext:value-type="float">
            <text:p>120457941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7292.85" calcext:value-type="float">
            <text:p>7292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33" calcext:value-type="float">
            <text:p>1800.0133</text:p>
          </table:table-cell>
          <table:table-cell table:style-name="ce13" office:value-type="float" office:value="56094477" calcext:value-type="float">
            <text:p>56094477</text:p>
          </table:table-cell>
          <table:table-cell table:style-name="ce14" office:value-type="float" office:value="10300.66" calcext:value-type="float">
            <text:p>10300.66</text:p>
          </table:table-cell>
          <table:table-cell office:value-type="float" office:value="702" calcext:value-type="float">
            <text:p>702</text:p>
          </table:table-cell>
          <table:table-cell office:value-type="float" office:value="21.8397" calcext:value-type="float">
            <text:p>21.8397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84.6702" calcext:value-type="float">
            <text:p>84.6702</text:p>
          </table:table-cell>
          <table:table-cell table:style-name="ce17" office:value-type="float" office:value="5488324" calcext:value-type="float">
            <text:p>5488324</text:p>
          </table:table-cell>
          <table:table-cell table:style-name="ce18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style-name="ce20" office:value-type="float" office:value="24.5056" calcext:value-type="float">
            <text:p>24.5056</text:p>
          </table:table-cell>
          <table:table-cell office:value-type="float" office:value="4923" calcext:value-type="float">
            <text:p>49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167.8623" calcext:value-type="float">
            <text:p>167.8623</text:p>
          </table:table-cell>
          <table:table-cell table:style-name="ce22" office:value-type="float" office:value="4855387" calcext:value-type="float">
            <text:p>4855387</text:p>
          </table:table-cell>
          <table:table-cell table:style-name="ce23" office:value-type="float" office:value="5742.98" calcext:value-type="float">
            <text:p>5742.98</text:p>
          </table:table-cell>
          <table:table-cell office:value-type="float" office:value="21.6095" calcext:value-type="float">
            <text:p>21.6095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163.4164" calcext:value-type="float">
            <text:p>163.4164</text:p>
          </table:table-cell>
          <table:table-cell table:style-name="ce62" office:value-type="float" office:value="4938737" calcext:value-type="float">
            <text:p>4938737</text:p>
          </table:table-cell>
          <table:table-cell table:style-name="ce2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72" calcext:value-type="float">
            <text:p>1800.0172</text:p>
          </table:table-cell>
          <table:table-cell office:value-type="float" office:value="166127914" calcext:value-type="float">
            <text:p>166127914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8.2127" calcext:value-type="float">
            <text:p>1448.212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393" calcext:value-type="float">
            <text:p>33.439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2123" calcext:value-type="float">
            <text:p>46.2123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9206" calcext:value-type="float">
            <text:p>31.9206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6496" calcext:value-type="float">
            <text:p>31.6496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448" calcext:value-type="float">
            <text:p>33.14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7737" calcext:value-type="float">
            <text:p>30.7737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12" calcext:value-type="float">
            <text:p>1800.0112</text:p>
          </table:table-cell>
          <table:table-cell office:value-type="float" office:value="166544532" calcext:value-type="float">
            <text:p>166544532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7.2249" calcext:value-type="float">
            <text:p>1457.224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4726" calcext:value-type="float">
            <text:p>33.472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8352" calcext:value-type="float">
            <text:p>46.835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3442" calcext:value-type="float">
            <text:p>32.344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9179" calcext:value-type="float">
            <text:p>31.9179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366" calcext:value-type="float">
            <text:p>34.336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929" calcext:value-type="float">
            <text:p>30.929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4" calcext:value-type="float">
            <text:p>397.8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69" calcext:value-type="float">
            <text:p>1800.0069</text:p>
          </table:table-cell>
          <table:table-cell office:value-type="float" office:value="166340063" calcext:value-type="float">
            <text:p>166340063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54.7009" calcext:value-type="float">
            <text:p>1454.7009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9791" calcext:value-type="float">
            <text:p>33.979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7.4592" calcext:value-type="float">
            <text:p>47.4592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2761" calcext:value-type="float">
            <text:p>32.2761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4972" calcext:value-type="float">
            <text:p>32.4972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4.3798" calcext:value-type="float">
            <text:p>34.379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1.3118" calcext:value-type="float">
            <text:p>31.3118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91" calcext:value-type="float">
            <text:p>397.9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9" calcext:value-type="float">
            <text:p>1800.0079</text:p>
          </table:table-cell>
          <table:table-cell office:value-type="float" office:value="163691475" calcext:value-type="float">
            <text:p>163691475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42.3062" calcext:value-type="float">
            <text:p>1442.3062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2846" calcext:value-type="float">
            <text:p>33.284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3929" calcext:value-type="float">
            <text:p>46.392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1.8312" calcext:value-type="float">
            <text:p>31.8312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2.2708" calcext:value-type="float">
            <text:p>32.2708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1948" calcext:value-type="float">
            <text:p>33.1948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4646" calcext:value-type="float">
            <text:p>30.464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48" calcext:value-type="float">
            <text:p>1800.0048</text:p>
          </table:table-cell>
          <table:table-cell office:value-type="float" office:value="166084536" calcext:value-type="float">
            <text:p>166084536</text:p>
          </table:table-cell>
          <table:table-cell office:value-type="float" office:value="440.98" calcext:value-type="float">
            <text:p>440.9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1461.5387" calcext:value-type="float">
            <text:p>1461.5387</text:p>
          </table:table-cell>
          <table:table-cell table:style-name="ce13" office:value-type="float" office:value="81733295" calcext:value-type="float">
            <text:p>81733295</text:p>
          </table:table-cell>
          <table:table-cell table:style-name="ce14" office:value-type="float" office:value="440.98" calcext:value-type="float">
            <text:p>440.98</text:p>
          </table:table-cell>
          <table:table-cell office:value-type="float" office:value="404" calcext:value-type="float">
            <text:p>404</text:p>
          </table:table-cell>
          <table:table-cell office:value-type="float" office:value="33.1106" calcext:value-type="float">
            <text:p>33.1106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6.769" calcext:value-type="float">
            <text:p>46.769</text:p>
          </table:table-cell>
          <table:table-cell table:style-name="ce17" office:value-type="float" office:value="4477788" calcext:value-type="float">
            <text:p>4477788</text:p>
          </table:table-cell>
          <table:table-cell table:style-name="ce18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style-name="ce20" office:value-type="float" office:value="32.9193" calcext:value-type="float">
            <text:p>32.9193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1.7291" calcext:value-type="float">
            <text:p>31.7291</text:p>
          </table:table-cell>
          <table:table-cell table:style-name="ce22" office:value-type="float" office:value="1734008" calcext:value-type="float">
            <text:p>1734008</text:p>
          </table:table-cell>
          <table:table-cell table:style-name="ce23" office:value-type="float" office:value="415.8" calcext:value-type="float">
            <text:p>415.8</text:p>
          </table:table-cell>
          <table:table-cell office:value-type="float" office:value="33.3253" calcext:value-type="float">
            <text:p>33.3253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0.5986" calcext:value-type="float">
            <text:p>30.5986</text:p>
          </table:table-cell>
          <table:table-cell table:style-name="ce62" office:value-type="float" office:value="1742004" calcext:value-type="float">
            <text:p>1742004</text:p>
          </table:table-cell>
          <table:table-cell table:style-name="ce2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3670.86" calcext:value-type="float">
            <text:p>13670.8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137" calcext:value-type="float">
            <text:p>1800.0137</text:p>
          </table:table-cell>
          <table:table-cell office:value-type="float" office:value="57775130" calcext:value-type="float">
            <text:p>57775130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4505.21" calcext:value-type="float">
            <text:p>14505.2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" calcext:value-type="float">
            <text:p>1800.01</text:p>
          </table:table-cell>
          <table:table-cell table:style-name="ce13" office:value-type="float" office:value="7549218" calcext:value-type="float">
            <text:p>7549218</text:p>
          </table:table-cell>
          <table:table-cell table:style-name="ce14" office:value-type="float" office:value="19472.66" calcext:value-type="float">
            <text:p>19472.66</text:p>
          </table:table-cell>
          <table:table-cell office:value-type="float" office:value="1754" calcext:value-type="float">
            <text:p>1754</text:p>
          </table:table-cell>
          <table:table-cell office:value-type="float" office:value="33.1469" calcext:value-type="float">
            <text:p>33.1469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5.5833" calcext:value-type="float">
            <text:p>5.5833</text:p>
          </table:table-cell>
          <table:table-cell table:style-name="ce17" office:value-type="float" office:value="147651" calcext:value-type="float">
            <text:p>147651</text:p>
          </table:table-cell>
          <table:table-cell table:style-name="ce18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style-name="ce20" office:value-type="float" office:value="50.4015" calcext:value-type="float">
            <text:p>50.4015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34.5707" calcext:value-type="float">
            <text:p>34.5707</text:p>
          </table:table-cell>
          <table:table-cell table:style-name="ce22" office:value-type="float" office:value="137093" calcext:value-type="float">
            <text:p>137093</text:p>
          </table:table-cell>
          <table:table-cell table:style-name="ce23" office:value-type="float" office:value="9184.85" calcext:value-type="float">
            <text:p>9184.85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36.5568" calcext:value-type="float">
            <text:p>36.5568</text:p>
          </table:table-cell>
          <table:table-cell table:style-name="ce62" office:value-type="float" office:value="155299" calcext:value-type="float">
            <text:p>155299</text:p>
          </table:table-cell>
          <table:table-cell table:style-name="ce2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3737.37" calcext:value-type="float">
            <text:p>13737.3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072" calcext:value-type="float">
            <text:p>1800.0072</text:p>
          </table:table-cell>
          <table:table-cell office:value-type="float" office:value="58435497" calcext:value-type="float">
            <text:p>58435497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4515.61" calcext:value-type="float">
            <text:p>14515.6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1800.0178" calcext:value-type="float">
            <text:p>1800.0178</text:p>
          </table:table-cell>
          <table:table-cell table:style-name="ce13" office:value-type="float" office:value="8347903" calcext:value-type="float">
            <text:p>8347903</text:p>
          </table:table-cell>
          <table:table-cell table:style-name="ce14" office:value-type="float" office:value="19491.29" calcext:value-type="float">
            <text:p>19491.29</text:p>
          </table:table-cell>
          <table:table-cell office:value-type="float" office:value="1608" calcext:value-type="float">
            <text:p>1608</text:p>
          </table:table-cell>
          <table:table-cell office:value-type="float" office:value="36.7321" calcext:value-type="float">
            <text:p>36.7321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6" office:value-type="float" office:value="4.1609" calcext:value-type="float">
            <text:p>4.1609</text:p>
          </table:table-cell>
          <table:table-cell table:style-name="ce17" office:value-type="float" office:value="110621" calcext:value-type="float">
            <text:p>110621</text:p>
          </table:table-cell>
          <table:table-cell table:style-name="ce18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style-name="ce20" office:value-type="float" office:value="53.2954" calcext:value-type="float">
            <text:p>53.2954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1" office:value-type="float" office:value="25.9435" calcext:value-type="float">
            <text:p>25.9435</text:p>
          </table:table-cell>
          <table:table-cell table:style-name="ce22" office:value-type="float" office:value="107392" calcext:value-type="float">
            <text:p>107392</text:p>
          </table:table-cell>
          <table:table-cell table:style-name="ce23" office:value-type="float" office:value="9364.26" calcext:value-type="float">
            <text:p>9364.26</text:p>
          </table:table-cell>
          <table:table-cell office:value-type="float" office:value="36.8376" calcext:value-type="float">
            <text:p>36.8376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61" office:value-type="float" office:value="24.6389" calcext:value-type="float">
            <text:p>24.6389</text:p>
          </table:table-cell>
          <table:table-cell table:style-name="ce62" office:value-type="float" office:value="107505" calcext:value-type="float">
            <text:p>107505</text:p>
          </table:table-cell>
          <table:table-cell table:style-name="ce2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28" office:value-type="string" calcext:value-type="string">
            <text:p><text:s text:c="2"/></text:p>
          </table:table-cell>
          <table:table-cell table:style-name="ce29" office:value-type="string" calcext:value-type="string">
            <text:p><text:s text:c="2"/></text:p>
          </table:table-cell>
          <table:table-cell table:style-name="ce30"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31" office:value-type="string" calcext:value-type="string">
            <text:p><text:s text:c="2"/></text:p>
          </table:table-cell>
          <table:table-cell table:style-name="ce32" office:value-type="string" calcext:value-type="string">
            <text:p><text:s text:c="2"/>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34" office:value-type="string" calcext:value-type="string">
            <text:p><text:s text:c="2"/></text:p>
          </table:table-cell>
          <table:table-cell table:style-name="ce35" office:value-type="string" calcext:value-type="string">
            <text:p><text:s text:c="2"/></text:p>
          </table:table-cell>
          <table:table-cell table:style-name="ce36" office:value-type="string" calcext:value-type="string">
            <text:p><text:s text:c="2"/>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  <table:table-cell table:number-columns-repeated="957"/>
        </table:table-row>
        <table:table-row table:style-name="ro1" table:number-rows-repeated="1048526">
          <table:table-cell table:number-columns-repeated="1016"/>
        </table:table-row>
        <table:table-row table:style-name="ro1">
          <table:table-cell table:number-columns-repeated="1016"/>
        </table:table-row>
        <calcext:conditional-formats>
          <calcext:conditional-format calcext:target-range-address="Sheet1.K6:Sheet1.K49">
            <calcext:condition calcext:apply-style-name="Good" calcext:value="&lt;[.F6:.F49]" calcext:base-cell-address="Sheet1.K6"/>
          </calcext:conditional-format>
          <calcext:conditional-format calcext:target-range-address="Sheet1.L6:Sheet1.L49">
            <calcext:condition calcext:apply-style-name="Neutral" calcext:value="&lt;[.G6:.G49]" calcext:base-cell-address="Sheet1.L6"/>
          </calcext:conditional-format>
          <calcext:conditional-format calcext:target-range-address="Sheet1.M6:Sheet1.M49">
            <calcext:condition calcext:apply-style-name="Accent 2" calcext:value="&lt;[.H6:.H49]" calcext:base-cell-address="Sheet1.M6"/>
          </calcext:conditional-format>
          <calcext:conditional-format calcext:target-range-address="Sheet1.R6:Sheet1.R49">
            <calcext:condition calcext:apply-style-name="Good" calcext:value="&lt;[.F6:.F49]" calcext:base-cell-address="Sheet1.R6"/>
          </calcext:conditional-format>
          <calcext:conditional-format calcext:target-range-address="Sheet1.S6:Sheet1.S49">
            <calcext:condition calcext:apply-style-name="Neutral" calcext:value="&lt;[.G6:.G49]" calcext:base-cell-address="Sheet1.S6"/>
          </calcext:conditional-format>
          <calcext:conditional-format calcext:target-range-address="Sheet1.T6:Sheet1.T49">
            <calcext:condition calcext:apply-style-name="Accent 2" calcext:value="&lt;[.H6:.H49]" calcext:base-cell-address="Sheet1.T6"/>
          </calcext:conditional-format>
          <calcext:conditional-format calcext:target-range-address="Sheet1.V6:Sheet1.V49">
            <calcext:condition calcext:apply-style-name="Bad" calcext:value="&lt;[.O6:.O49]" calcext:base-cell-address="Sheet1.V6"/>
          </calcext:conditional-format>
          <calcext:conditional-format calcext:target-range-address="Sheet1.Y6:Sheet1.Y49">
            <calcext:condition calcext:apply-style-name="Good" calcext:value="&lt;[.R6:.R49]" calcext:base-cell-address="Sheet1.Y6"/>
          </calcext:conditional-format>
          <calcext:conditional-format calcext:target-range-address="Sheet1.Z6:Sheet1.Z49">
            <calcext:condition calcext:apply-style-name="Neutral" calcext:value="&lt;[.S6:.S49]" calcext:base-cell-address="Sheet1.Z6"/>
          </calcext:conditional-format>
          <calcext:conditional-format calcext:target-range-address="Sheet1.AA6:Sheet1.AA49">
            <calcext:condition calcext:apply-style-name="Accent 2" calcext:value="&lt;[.T6:.T49]" calcext:base-cell-address="Sheet1.AA6"/>
          </calcext:conditional-format>
          <calcext:conditional-format calcext:target-range-address="Sheet1.AG6:Sheet1.AG49">
            <calcext:condition calcext:apply-style-name="Accent 2" calcext:value="&lt;[.T6:.T49]" calcext:base-cell-address="Sheet1.AG6"/>
          </calcext:conditional-format>
          <calcext:conditional-format calcext:target-range-address="Sheet1.AL6:Sheet1.AL49">
            <calcext:condition calcext:apply-style-name="Good" calcext:value="&lt;[.R6:.R49]" calcext:base-cell-address="Sheet1.AL6"/>
          </calcext:conditional-format>
          <calcext:conditional-format calcext:target-range-address="Sheet1.AM6:Sheet1.AM49">
            <calcext:condition calcext:apply-style-name="Neutral" calcext:value="&lt;[.S6:.S49]" calcext:base-cell-address="Sheet1.AM6"/>
          </calcext:conditional-format>
          <calcext:conditional-format calcext:target-range-address="Sheet1.AN6:Sheet1.AN49">
            <calcext:condition calcext:apply-style-name="Accent 2" calcext:value="&lt;[.T6:.T49]" calcext:base-cell-address="Sheet1.AN6"/>
          </calcext:conditional-format>
          <calcext:conditional-format calcext:target-range-address="Sheet1.AS6:Sheet1.AS49">
            <calcext:condition calcext:apply-style-name="Good" calcext:value="&lt;[.AE6:.AE49]" calcext:base-cell-address="Sheet1.AS6"/>
          </calcext:conditional-format>
          <calcext:conditional-format calcext:target-range-address="Sheet1.AT6:Sheet1.AT49">
            <calcext:condition calcext:apply-style-name="Neutral" calcext:value="&lt;[.AF6:.AF49]" calcext:base-cell-address="Sheet1.AT6"/>
          </calcext:conditional-format>
          <calcext:conditional-format calcext:target-range-address="Sheet1.AU6:Sheet1.AU49">
            <calcext:condition calcext:apply-style-name="Accent 2" calcext:value="&lt;[.AG6:.AG49]" calcext:base-cell-address="Sheet1.AU6"/>
          </calcext:conditional-format>
          <calcext:conditional-format calcext:target-range-address="Sheet1.BB6:Sheet1.BB49">
            <calcext:condition calcext:apply-style-name="Good" calcext:value="&lt;[.AS6:.AS49]" calcext:base-cell-address="Sheet1.BB6"/>
          </calcext:conditional-format>
          <calcext:conditional-format calcext:target-range-address="Sheet1.BC6:Sheet1.BC49">
            <calcext:condition calcext:apply-style-name="Neutral" calcext:value="&lt;[.AT6:.AT49]" calcext:base-cell-address="Sheet1.BC6"/>
          </calcext:conditional-format>
          <calcext:conditional-format calcext:target-range-address="Sheet1.BD6:Sheet1.BD49">
            <calcext:condition calcext:apply-style-name="Accent 2" calcext:value="&lt;[.AU6:.AU49]" calcext:base-cell-address="Sheet1.BD6"/>
          </calcext:conditional-format>
          <calcext:conditional-format calcext:target-range-address="Sheet1.AE6:Sheet1.AE49">
            <calcext:condition calcext:apply-style-name="Good" calcext:value="&lt;[.Y6:.Y49]" calcext:base-cell-address="Sheet1.AE6"/>
          </calcext:conditional-format>
          <calcext:conditional-format calcext:target-range-address="Sheet1.AF6:Sheet1.AF49">
            <calcext:condition calcext:apply-style-name="Neutral" calcext:value="&lt;[.Z6:.Z49]" calcext:base-cell-address="Sheet1.AF6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45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63" table:default-cell-style-name="Default"/>
        <table:table-row table:style-name="ro1">
          <table:table-cell office:value-type="string" calcext:value-type="string">
            <text:p>Cplex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7"/>
          <table:table-cell table:style-name="ce44" office:value-type="string" calcext:value-type="string" table:number-columns-spanned="7" table:number-rows-spanned="1">
            <text:p>compare to QCR+QP</text:p>
          </table:table-cell>
          <table:covered-table-cell table:number-columns-repeated="6"/>
          <table:table-cell table:number-columns-repeated="983"/>
        </table:table-row>
        <table:table-row table:style-name="ro1">
          <table:table-cell table:style-name="ce5" table:number-columns-repeated="3"/>
          <table:table-cell table:style-name="ce25" office:value-type="string" calcext:value-type="string" table:number-columns-spanned="5" table:number-rows-spanned="1">
            <text:p>QP</text:p>
          </table:table-cell>
          <table:covered-table-cell table:number-columns-repeated="3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P + Dom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6" table:number-rows-spanned="1">
            <text:p>QCR + QP</text:p>
          </table:table-cell>
          <table:covered-table-cell table:number-columns-repeated="4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Dom + QCR + QP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 + QP + Dom</text:p>
          </table:table-cell>
          <table:covered-table-cell table:number-columns-repeated="5" table:style-name="ce39"/>
          <table:covered-table-cell table:style-name="ce5"/>
          <table:table-cell table:style-name="ce25" office:value-type="string" calcext:value-type="string" table:number-columns-spanned="7" table:number-rows-spanned="1">
            <text:p>QCR2 + QP</text:p>
          </table:table-cell>
          <table:covered-table-cell table:number-columns-repeated="4" table:style-name="ce39"/>
          <table:covered-table-cell table:style-name="ce5"/>
          <table:covered-table-cell/>
          <table:table-cell table:style-name="ce88" office:value-type="string" calcext:value-type="string" table:number-columns-spanned="6" table:number-rows-spanned="1">
            <text:p>QCR2 + QP + Dom</text:p>
          </table:table-cell>
          <table:covered-table-cell table:number-columns-repeated="4" table:style-name="ce39"/>
          <table:covered-table-cell table:style-name="ce5"/>
          <table:table-cell table:style-name="ce88" office:value-type="string" calcext:value-type="string" table:number-columns-spanned="7" table:number-rows-spanned="1">
            <text:p>Dom + QCR2 + QP</text:p>
          </table:table-cell>
          <table:covered-table-cell table:number-columns-repeated="5" table:style-name="ce39"/>
          <table:covered-table-cell table:style-name="ce5"/>
          <table:table-cell table:style-name="ce39" table:number-columns-repeated="963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table:number-columns-repeated="963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16" calcext:value-type="float">
            <text:p>0.091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72" calcext:value-type="float">
            <text:p>0.1072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5606" calcext:value-type="float">
            <text:p>8.5606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3" calcext:value-type="float">
            <text:p>0.083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0.8329" calcext:value-type="float">
            <text:p>10.8329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87" calcext:value-type="float">
            <text:p>0.1087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8.8707" calcext:value-type="float">
            <text:p>8.870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043" calcext:value-type="float">
            <text:p>0.1043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7.828" calcext:value-type="float">
            <text:p>407.82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03" calcext:value-type="float">
            <text:p>2.0503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59.8573" calcext:value-type="float">
            <text:p>459.857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669" calcext:value-type="float">
            <text:p>2.2669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12.0678" calcext:value-type="float">
            <text:p>412.0678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5556" calcext:value-type="float">
            <text:p>2.5556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2.0833" calcext:value-type="float">
            <text:p>2.083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51" calcext:value-type="float">
            <text:p>0.095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6" calcext:value-type="float">
            <text:p>0.0966</text:p>
          </table:table-cell>
          <table:table-cell table:style-name="ce75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8.9035" calcext:value-type="float">
            <text:p>8.9035</text:p>
          </table:table-cell>
          <table:table-cell office:value-type="float" office:value="70.01" calcext:value-type="float">
            <text:p>7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97" calcext:value-type="float">
            <text:p>0.0897</text:p>
          </table:table-cell>
          <table:table-cell table:style-name="ce77" office:value-type="float" office:value="774" calcext:value-type="float">
            <text:p>774</text:p>
          </table:table-cell>
          <table:table-cell table:style-name="ce41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11.693" calcext:value-type="float">
            <text:p>11.693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044" calcext:value-type="float">
            <text:p>0.1044</text:p>
          </table:table-cell>
          <table:table-cell table:style-name="ce80" office:value-type="float" office:value="489" calcext:value-type="float">
            <text:p>489</text:p>
          </table:table-cell>
          <table:table-cell table:style-name="ce81" office:value-type="float" office:value="70.69" calcext:value-type="float">
            <text:p>70.69</text:p>
          </table:table-cell>
          <table:table-cell office:value-type="float" office:value="9.0191" calcext:value-type="float">
            <text:p>9.0191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85" office:value-type="float" office:value="481" calcext:value-type="float">
            <text:p>481</text:p>
          </table:table-cell>
          <table:table-cell table:style-name="ce86"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float" office:value="405.9076" calcext:value-type="float">
            <text:p>405.9076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0525" calcext:value-type="float">
            <text:p>2.0525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460.3277" calcext:value-type="float">
            <text:p>460.3277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9066" calcext:value-type="float">
            <text:p>1.9066</text:p>
          </table:table-cell>
          <table:table-cell office:value-type="float" office:value="18" calcext:value-type="float">
            <text:p>18</text:p>
          </table:table-cell>
          <table:table-cell office:value-type="float" office:value="76.54" calcext:value-type="float">
            <text:p>76.5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06.6384" calcext:value-type="float">
            <text:p>406.6384</text:p>
          </table:table-cell>
          <table:table-cell office:value-type="float" office:value="70" calcext:value-type="float">
            <text:p>70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6047" calcext:value-type="float">
            <text:p>2.6047</text:p>
          </table:table-cell>
          <table:table-cell office:value-type="float" office:value="48" calcext:value-type="float">
            <text:p>48</text:p>
          </table:table-cell>
          <table:table-cell office:value-type="float" office:value="76.54" calcext:value-type="float">
            <text:p>76.54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6.24" calcext:value-type="float">
            <text:p>6.24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337" calcext:value-type="float">
            <text:p>0.1337</text:p>
          </table:table-cell>
          <table:table-cell office:value-type="float" office:value="45" calcext:value-type="float">
            <text:p>45</text:p>
          </table:table-cell>
          <table:table-cell office:value-type="float" office:value="2461" calcext:value-type="float">
            <text:p>2461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45" calcext:value-type="float">
            <text:p>0.1045</text:p>
          </table:table-cell>
          <table:table-cell table:style-name="ce75" office:value-type="float" office:value="52" calcext:value-type="float">
            <text:p>52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9.0743" calcext:value-type="float">
            <text:p>9.0743</text:p>
          </table:table-cell>
          <table:table-cell office:value-type="float" office:value="1762.05" calcext:value-type="float">
            <text:p>176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47" calcext:value-type="float">
            <text:p>0.0847</text:p>
          </table:table-cell>
          <table:table-cell table:style-name="ce77" office:value-type="float" office:value="2210" calcext:value-type="float">
            <text:p>2210</text:p>
          </table:table-cell>
          <table:table-cell table:style-name="ce41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9.22" calcext:value-type="float">
            <text:p>9.22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235" calcext:value-type="float">
            <text:p>0.1235</text:p>
          </table:table-cell>
          <table:table-cell table:style-name="ce80" office:value-type="float" office:value="1671" calcext:value-type="float">
            <text:p>1671</text:p>
          </table:table-cell>
          <table:table-cell table:style-name="ce81" office:value-type="float" office:value="1890.36" calcext:value-type="float">
            <text:p>1890.36</text:p>
          </table:table-cell>
          <table:table-cell office:value-type="float" office:value="8.9746" calcext:value-type="float">
            <text:p>8.9746</text:p>
          </table:table-cell>
          <table:table-cell office:value-type="float" office:value="1762.17" calcext:value-type="float">
            <text:p>1762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449" calcext:value-type="float">
            <text:p>0.1449</text:p>
          </table:table-cell>
          <table:table-cell table:style-name="ce85" office:value-type="float" office:value="1657" calcext:value-type="float">
            <text:p>1657</text:p>
          </table:table-cell>
          <table:table-cell table:style-name="ce86"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float" office:value="174.8083" calcext:value-type="float">
            <text:p>174.80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4438" calcext:value-type="float">
            <text:p>2.4438</text:p>
          </table:table-cell>
          <table:table-cell office:value-type="float" office:value="39" calcext:value-type="float">
            <text:p>39</text:p>
          </table:table-cell>
          <table:table-cell office:value-type="float" office:value="2461" calcext:value-type="float">
            <text:p>2461</text:p>
          </table:table-cell>
          <table:table-cell office:value-type="float" office:value="206.7183" calcext:value-type="float">
            <text:p>206.7183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0892" calcext:value-type="float">
            <text:p>3.0892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6.8959" calcext:value-type="float">
            <text:p>166.8959</text:p>
          </table:table-cell>
          <table:table-cell office:value-type="float" office:value="1762" calcext:value-type="float">
            <text:p>176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2851" calcext:value-type="float">
            <text:p>2.2851</text:p>
          </table:table-cell>
          <table:table-cell office:value-type="float" office:value="59" calcext:value-type="float">
            <text:p>59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49" calcext:value-type="float">
            <text:p>22.44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59.5631" calcext:value-type="float">
            <text:p>259.5631</text:p>
          </table:table-cell>
          <table:table-cell office:value-type="float" office:value="5018769" calcext:value-type="float">
            <text:p>5018769</text:p>
          </table:table-cell>
          <table:table-cell office:value-type="float" office:value="891" calcext:value-type="float">
            <text:p>891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608.8115" calcext:value-type="float">
            <text:p>608.8115</text:p>
          </table:table-cell>
          <table:table-cell table:style-name="ce75" office:value-type="float" office:value="5307427" calcext:value-type="float">
            <text:p>5307427</text:p>
          </table:table-cell>
          <table:table-cell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2.3869" calcext:value-type="float">
            <text:p>12.3869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369" calcext:value-type="float">
            <text:p>0.1369</text:p>
          </table:table-cell>
          <table:table-cell table:style-name="ce77" office:value-type="float" office:value="1267" calcext:value-type="float">
            <text:p>1267</text:p>
          </table:table-cell>
          <table:table-cell table:style-name="ce41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float" office:value="15.0572" calcext:value-type="float">
            <text:p>15.0572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5174" calcext:value-type="float">
            <text:p>0.5174</text:p>
          </table:table-cell>
          <table:table-cell table:style-name="ce80" office:value-type="float" office:value="1090" calcext:value-type="float">
            <text:p>1090</text:p>
          </table:table-cell>
          <table:table-cell table:style-name="ce81" office:value-type="float" office:value="539.96" calcext:value-type="float">
            <text:p>539.96</text:p>
          </table:table-cell>
          <table:table-cell office:value-type="float" office:value="12.9606" calcext:value-type="float">
            <text:p>12.9606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5206" calcext:value-type="float">
            <text:p>0.5206</text:p>
          </table:table-cell>
          <table:table-cell table:style-name="ce85" office:value-type="float" office:value="1085" calcext:value-type="float">
            <text:p>1085</text:p>
          </table:table-cell>
          <table:table-cell table:style-name="ce86"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6662" calcext:value-type="float">
            <text:p>24.6662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05.317" calcext:value-type="float">
            <text:p>205.317</text:p>
          </table:table-cell>
          <table:table-cell office:value-type="float" office:value="3620344" calcext:value-type="float">
            <text:p>3620344</text:p>
          </table:table-cell>
          <table:table-cell office:value-type="float" office:value="979" calcext:value-type="float">
            <text:p>97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484.327" calcext:value-type="float">
            <text:p>484.327</text:p>
          </table:table-cell>
          <table:table-cell table:style-name="ce75" office:value-type="float" office:value="3634462" calcext:value-type="float">
            <text:p>3634462</text:p>
          </table:table-cell>
          <table:table-cell office:value-type="float" office:value="979" calcext:value-type="float">
            <text:p>979</text:p>
          </table:table-cell>
          <table:table-cell office:value-type="float" office:value="1156" calcext:value-type="float">
            <text:p>1156</text:p>
          </table:table-cell>
          <table:table-cell office:value-type="float" office:value="12.7178" calcext:value-type="float">
            <text:p>12.7178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" calcext:value-type="float">
            <text:p>0.1</text:p>
          </table:table-cell>
          <table:table-cell table:style-name="ce77" office:value-type="float" office:value="784" calcext:value-type="float">
            <text:p>784</text:p>
          </table:table-cell>
          <table:table-cell table:style-name="ce41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float" office:value="15.9854" calcext:value-type="float">
            <text:p>15.9854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812" calcext:value-type="float">
            <text:p>0.4812</text:p>
          </table:table-cell>
          <table:table-cell table:style-name="ce80" office:value-type="float" office:value="607" calcext:value-type="float">
            <text:p>607</text:p>
          </table:table-cell>
          <table:table-cell table:style-name="ce81" office:value-type="float" office:value="602.26" calcext:value-type="float">
            <text:p>602.26</text:p>
          </table:table-cell>
          <table:table-cell office:value-type="float" office:value="13.4254" calcext:value-type="float">
            <text:p>13.4254</text:p>
          </table:table-cell>
          <table:table-cell office:value-type="float" office:value="602.01" calcext:value-type="float">
            <text:p>602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848" calcext:value-type="float">
            <text:p>0.4848</text:p>
          </table:table-cell>
          <table:table-cell table:style-name="ce85" office:value-type="float" office:value="784" calcext:value-type="float">
            <text:p>784</text:p>
          </table:table-cell>
          <table:table-cell table:style-name="ce86"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6573" calcext:value-type="float">
            <text:p>39.6573</text:p>
          </table:table-cell>
          <table:table-cell office:value-type="float" office:value="917.56" calcext:value-type="float">
            <text:p>917.5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6.3203" calcext:value-type="float">
            <text:p>1816.3203</text:p>
          </table:table-cell>
          <table:table-cell office:value-type="float" office:value="44570403" calcext:value-type="float">
            <text:p>44570403</text:p>
          </table:table-cell>
          <table:table-cell office:value-type="float" office:value="982.75" calcext:value-type="float">
            <text:p>982.75</text:p>
          </table:table-cell>
          <table:table-cell office:value-type="float" office:value="923.42" calcext:value-type="float">
            <text:p>923.4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4.3549" calcext:value-type="float">
            <text:p>1824.3549</text:p>
          </table:table-cell>
          <table:table-cell table:style-name="ce75" office:value-type="float" office:value="10888792" calcext:value-type="float">
            <text:p>10888792</text:p>
          </table:table-cell>
          <table:table-cell office:value-type="float" office:value="982.75" calcext:value-type="float">
            <text:p>982.75</text:p>
          </table:table-cell>
          <table:table-cell office:value-type="float" office:value="1950" calcext:value-type="float">
            <text:p>1950</text:p>
          </table:table-cell>
          <table:table-cell office:value-type="float" office:value="11.4099" calcext:value-type="float">
            <text:p>11.4099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684" calcext:value-type="float">
            <text:p>684</text:p>
          </table:table-cell>
          <table:table-cell table:style-name="ce41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float" office:value="25.6547" calcext:value-type="float">
            <text:p>25.6547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454" calcext:value-type="float">
            <text:p>0.7454</text:p>
          </table:table-cell>
          <table:table-cell table:style-name="ce80" office:value-type="float" office:value="348" calcext:value-type="float">
            <text:p>348</text:p>
          </table:table-cell>
          <table:table-cell table:style-name="ce81" office:value-type="float" office:value="900.05" calcext:value-type="float">
            <text:p>900.05</text:p>
          </table:table-cell>
          <table:table-cell office:value-type="float" office:value="12.1184" calcext:value-type="float">
            <text:p>12.1184</text:p>
          </table:table-cell>
          <table:table-cell office:value-type="float" office:value="900.01" calcext:value-type="float">
            <text:p>900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088" calcext:value-type="float">
            <text:p>0.7088</text:p>
          </table:table-cell>
          <table:table-cell table:style-name="ce85" office:value-type="float" office:value="348" calcext:value-type="float">
            <text:p>348</text:p>
          </table:table-cell>
          <table:table-cell table:style-name="ce86"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6.6293" calcext:value-type="float">
            <text:p>36.6293</text:p>
          </table:table-cell>
          <table:table-cell office:value-type="float" office:value="1402109" calcext:value-type="float">
            <text:p>1402109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58.4193" calcext:value-type="float">
            <text:p>58.4193</text:p>
          </table:table-cell>
          <table:table-cell table:style-name="ce75" office:value-type="float" office:value="1341977" calcext:value-type="float">
            <text:p>1341977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8.1857" calcext:value-type="float">
            <text:p>8.1857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16" calcext:value-type="float">
            <text:p>0.0916</text:p>
          </table:table-cell>
          <table:table-cell table:style-name="ce77" office:value-type="float" office:value="2057" calcext:value-type="float">
            <text:p>2057</text:p>
          </table:table-cell>
          <table:table-cell table:style-name="ce41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9.5606" calcext:value-type="float">
            <text:p>9.5606</text:p>
          </table:table-cell>
          <table:table-cell office:value-type="float" office:value="199.01" calcext:value-type="float">
            <text:p>19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848" calcext:value-type="float">
            <text:p>0.1848</text:p>
          </table:table-cell>
          <table:table-cell table:style-name="ce80" office:value-type="float" office:value="1361" calcext:value-type="float">
            <text:p>1361</text:p>
          </table:table-cell>
          <table:table-cell table:style-name="ce81" office:value-type="float" office:value="199.41" calcext:value-type="float">
            <text:p>199.41</text:p>
          </table:table-cell>
          <table:table-cell office:value-type="float" office:value="7.9448" calcext:value-type="float">
            <text:p>7.9448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16" calcext:value-type="float">
            <text:p>0.2016</text:p>
          </table:table-cell>
          <table:table-cell table:style-name="ce85" office:value-type="float" office:value="1496" calcext:value-type="float">
            <text:p>1496</text:p>
          </table:table-cell>
          <table:table-cell table:style-name="ce86"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float" office:value="66.8306" calcext:value-type="float">
            <text:p>66.8306</text:p>
          </table:table-cell>
          <table:table-cell office:value-type="float" office:value="199.02" calcext:value-type="float">
            <text:p>199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49.1816" calcext:value-type="float">
            <text:p>1749.1816</text:p>
          </table:table-cell>
          <table:table-cell office:value-type="float" office:value="2961784" calcext:value-type="float">
            <text:p>2961784</text:p>
          </table:table-cell>
          <table:table-cell office:value-type="float" office:value="359.26" calcext:value-type="float">
            <text:p>359.26</text:p>
          </table:table-cell>
          <table:table-cell office:value-type="float" office:value="80.9793" calcext:value-type="float">
            <text:p>80.9793</text:p>
          </table:table-cell>
          <table:table-cell office:value-type="float" office:value="201.75" calcext:value-type="float">
            <text:p>201.7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0744" calcext:value-type="float">
            <text:p>1800.0744</text:p>
          </table:table-cell>
          <table:table-cell office:value-type="float" office:value="2259661" calcext:value-type="float">
            <text:p>2259661</text:p>
          </table:table-cell>
          <table:table-cell office:value-type="float" office:value="359.26" calcext:value-type="float">
            <text:p>359.26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76.9412" calcext:value-type="float">
            <text:p>76.9412</text:p>
          </table:table-cell>
          <table:table-cell office:value-type="float" office:value="199.85" calcext:value-type="float">
            <text:p>19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2869" calcext:value-type="float">
            <text:p>1800.2869</text:p>
          </table:table-cell>
          <table:table-cell office:value-type="float" office:value="6903652" calcext:value-type="float">
            <text:p>6903652</text:p>
          </table:table-cell>
          <table:table-cell office:value-type="float" office:value="359.26" calcext:value-type="float">
            <text:p>359.26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4727" calcext:value-type="float">
            <text:p>9.4727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313.6159" calcext:value-type="float">
            <text:p>1313.6159</text:p>
          </table:table-cell>
          <table:table-cell office:value-type="float" office:value="21317103" calcext:value-type="float">
            <text:p>21317103</text:p>
          </table:table-cell>
          <table:table-cell office:value-type="float" office:value="2425" calcext:value-type="float">
            <text:p>2425</text:p>
          </table:table-cell>
          <table:table-cell office:value-type="float" office:value="2188.5" calcext:value-type="float">
            <text:p>2188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3.958" calcext:value-type="float">
            <text:p>1803.958</text:p>
          </table:table-cell>
          <table:table-cell table:style-name="ce75" office:value-type="float" office:value="7652962" calcext:value-type="float">
            <text:p>7652962</text:p>
          </table:table-cell>
          <table:table-cell office:value-type="float" office:value="2425" calcext:value-type="float">
            <text:p>2425</text:p>
          </table:table-cell>
          <table:table-cell office:value-type="float" office:value="2488" calcext:value-type="float">
            <text:p>2488</text:p>
          </table:table-cell>
          <table:table-cell office:value-type="float" office:value="228.369" calcext:value-type="float">
            <text:p>228.369</text:p>
          </table:table-cell>
          <table:table-cell office:value-type="float" office:value="2181.22" calcext:value-type="float">
            <text:p>2181.2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0.264" calcext:value-type="float">
            <text:p>10.264</text:p>
          </table:table-cell>
          <table:table-cell table:style-name="ce77" office:value-type="float" office:value="886821" calcext:value-type="float">
            <text:p>886821</text:p>
          </table:table-cell>
          <table:table-cell table:style-name="ce41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float" office:value="337.2504" calcext:value-type="float">
            <text:p>337.2504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0666" calcext:value-type="float">
            <text:p>72.0666</text:p>
          </table:table-cell>
          <table:table-cell table:style-name="ce80" office:value-type="float" office:value="209613" calcext:value-type="float">
            <text:p>209613</text:p>
          </table:table-cell>
          <table:table-cell table:style-name="ce81" office:value-type="float" office:value="2181.3" calcext:value-type="float">
            <text:p>2181.3</text:p>
          </table:table-cell>
          <table:table-cell office:value-type="float" office:value="283.9149" calcext:value-type="float">
            <text:p>283.9149</text:p>
          </table:table-cell>
          <table:table-cell office:value-type="float" office:value="2181.21" calcext:value-type="float">
            <text:p>2181.2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99.5355" calcext:value-type="float">
            <text:p>99.5355</text:p>
          </table:table-cell>
          <table:table-cell table:style-name="ce85" office:value-type="float" office:value="233878" calcext:value-type="float">
            <text:p>233878</text:p>
          </table:table-cell>
          <table:table-cell table:style-name="ce86"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111" calcext:value-type="float">
            <text:p>46.4111</text:p>
          </table:table-cell>
          <table:table-cell office:value-type="float" office:value="1045.97" calcext:value-type="float">
            <text:p>1045.9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9462" calcext:value-type="float">
            <text:p>1841.9462</text:p>
          </table:table-cell>
          <table:table-cell office:value-type="float" office:value="26559209" calcext:value-type="float">
            <text:p>26559209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1048.79" calcext:value-type="float">
            <text:p>1048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673" calcext:value-type="float">
            <text:p>1804.673</text:p>
          </table:table-cell>
          <table:table-cell table:style-name="ce75" office:value-type="float" office:value="5397671" calcext:value-type="float">
            <text:p>5397671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3528" calcext:value-type="float">
            <text:p>3528</text:p>
          </table:table-cell>
          <table:table-cell office:value-type="float" office:value="10.5735" calcext:value-type="float">
            <text:p>10.5735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633" calcext:value-type="float">
            <text:p>0.1633</text:p>
          </table:table-cell>
          <table:table-cell table:style-name="ce77" office:value-type="float" office:value="1793" calcext:value-type="float">
            <text:p>1793</text:p>
          </table:table-cell>
          <table:table-cell table:style-name="ce41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float" office:value="40.866" calcext:value-type="float">
            <text:p>40.86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965" calcext:value-type="float">
            <text:p>1.1965</text:p>
          </table:table-cell>
          <table:table-cell table:style-name="ce80" office:value-type="float" office:value="1168" calcext:value-type="float">
            <text:p>1168</text:p>
          </table:table-cell>
          <table:table-cell table:style-name="ce81" office:value-type="float" office:value="972" calcext:value-type="float">
            <text:p>972</text:p>
          </table:table-cell>
          <table:table-cell office:value-type="float" office:value="10.8646" calcext:value-type="float">
            <text:p>10.864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714" calcext:value-type="float">
            <text:p>1.1714</text:p>
          </table:table-cell>
          <table:table-cell table:style-name="ce85" office:value-type="float" office:value="1359" calcext:value-type="float">
            <text:p>1359</text:p>
          </table:table-cell>
          <table:table-cell table:style-name="ce86"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898" calcext:value-type="float">
            <text:p>44.898</text:p>
          </table:table-cell>
          <table:table-cell office:value-type="float" office:value="1016.12" calcext:value-type="float">
            <text:p>1016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57.4001" calcext:value-type="float">
            <text:p>1857.4001</text:p>
          </table:table-cell>
          <table:table-cell office:value-type="float" office:value="28561697" calcext:value-type="float">
            <text:p>28561697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16.5" calcext:value-type="float">
            <text:p>1016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56.8084" calcext:value-type="float">
            <text:p>1856.8084</text:p>
          </table:table-cell>
          <table:table-cell table:style-name="ce75" office:value-type="float" office:value="12632794" calcext:value-type="float">
            <text:p>1263279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406" calcext:value-type="float">
            <text:p>1406</text:p>
          </table:table-cell>
          <table:table-cell office:value-type="float" office:value="13.3041" calcext:value-type="float">
            <text:p>13.3041</text:p>
          </table:table-cell>
          <table:table-cell office:value-type="float" office:value="977.09" calcext:value-type="float">
            <text:p>977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437" calcext:value-type="float">
            <text:p>0.1437</text:p>
          </table:table-cell>
          <table:table-cell table:style-name="ce77" office:value-type="float" office:value="1419" calcext:value-type="float">
            <text:p>1419</text:p>
          </table:table-cell>
          <table:table-cell table:style-name="ce41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float" office:value="22.7851" calcext:value-type="float">
            <text:p>22.7851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63" calcext:value-type="float">
            <text:p>0.7763</text:p>
          </table:table-cell>
          <table:table-cell table:style-name="ce80" office:value-type="float" office:value="1349" calcext:value-type="float">
            <text:p>1349</text:p>
          </table:table-cell>
          <table:table-cell table:style-name="ce81" office:value-type="float" office:value="977.32" calcext:value-type="float">
            <text:p>977.32</text:p>
          </table:table-cell>
          <table:table-cell office:value-type="float" office:value="13.8826" calcext:value-type="float">
            <text:p>13.8826</text:p>
          </table:table-cell>
          <table:table-cell office:value-type="float" office:value="977.1" calcext:value-type="float">
            <text:p>977.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8201" calcext:value-type="float">
            <text:p>0.8201</text:p>
          </table:table-cell>
          <table:table-cell table:style-name="ce85" office:value-type="float" office:value="1390" calcext:value-type="float">
            <text:p>1390</text:p>
          </table:table-cell>
          <table:table-cell table:style-name="ce86"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904.99" calcext:value-type="float">
            <text:p>904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8.7197" calcext:value-type="float">
            <text:p>1848.7197</text:p>
          </table:table-cell>
          <table:table-cell office:value-type="float" office:value="26920192" calcext:value-type="float">
            <text:p>26920192</text:p>
          </table:table-cell>
          <table:table-cell office:value-type="float" office:value="928.75" calcext:value-type="float">
            <text:p>928.75</text:p>
          </table:table-cell>
          <table:table-cell office:value-type="float" office:value="905.79" calcext:value-type="float">
            <text:p>905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7.146" calcext:value-type="float">
            <text:p>1807.146</text:p>
          </table:table-cell>
          <table:table-cell table:style-name="ce75" office:value-type="float" office:value="9230197" calcext:value-type="float">
            <text:p>9230197</text:p>
          </table:table-cell>
          <table:table-cell office:value-type="float" office:value="928.75" calcext:value-type="float">
            <text:p>928.75</text:p>
          </table:table-cell>
          <table:table-cell office:value-type="float" office:value="1920" calcext:value-type="float">
            <text:p>1920</text:p>
          </table:table-cell>
          <table:table-cell office:value-type="float" office:value="9.4125" calcext:value-type="float">
            <text:p>9.412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43" calcext:value-type="float">
            <text:p>0.1143</text:p>
          </table:table-cell>
          <table:table-cell table:style-name="ce77" office:value-type="float" office:value="1472" calcext:value-type="float">
            <text:p>1472</text:p>
          </table:table-cell>
          <table:table-cell table:style-name="ce41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1.6239" calcext:value-type="float">
            <text:p>21.6239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6866" calcext:value-type="float">
            <text:p>0.6866</text:p>
          </table:table-cell>
          <table:table-cell table:style-name="ce80" office:value-type="float" office:value="1095" calcext:value-type="float">
            <text:p>1095</text:p>
          </table:table-cell>
          <table:table-cell table:style-name="ce81" office:value-type="float" office:value="867" calcext:value-type="float">
            <text:p>867</text:p>
          </table:table-cell>
          <table:table-cell office:value-type="float" office:value="9.824" calcext:value-type="float">
            <text:p>9.824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6062" calcext:value-type="float">
            <text:p>0.6062</text:p>
          </table:table-cell>
          <table:table-cell table:style-name="ce85" office:value-type="float" office:value="1114" calcext:value-type="float">
            <text:p>1114</text:p>
          </table:table-cell>
          <table:table-cell table:style-name="ce86"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float" office:value="262.7129" calcext:value-type="float">
            <text:p>262.7129</text:p>
          </table:table-cell>
          <table:table-cell office:value-type="float" office:value="1345.96" calcext:value-type="float">
            <text:p>1345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6216" calcext:value-type="float">
            <text:p>1802.6216</text:p>
          </table:table-cell>
          <table:table-cell office:value-type="float" office:value="1562543" calcext:value-type="float">
            <text:p>15625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299.0062" calcext:value-type="float">
            <text:p>299.0062</text:p>
          </table:table-cell>
          <table:table-cell office:value-type="float" office:value="1345.76" calcext:value-type="float">
            <text:p>1345.7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3.2531" calcext:value-type="float">
            <text:p>1803.2531</text:p>
          </table:table-cell>
          <table:table-cell office:value-type="float" office:value="1190743" calcext:value-type="float">
            <text:p>1190743</text:p>
          </table:table-cell>
          <table:table-cell office:value-type="float" office:value="1690.37" calcext:value-type="float">
            <text:p>1690.37</text:p>
          </table:table-cell>
          <table:table-cell office:value-type="float" office:value="1920" calcext:value-type="float">
            <text:p>1920</text:p>
          </table:table-cell>
          <table:table-cell table:number-columns-repeated="7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3.02" calcext:value-type="float">
            <text:p>1013.0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017" calcext:value-type="float">
            <text:p>1840.017</text:p>
          </table:table-cell>
          <table:table-cell office:value-type="float" office:value="27777472" calcext:value-type="float">
            <text:p>2777747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2535" calcext:value-type="float">
            <text:p>1804.2535</text:p>
          </table:table-cell>
          <table:table-cell table:style-name="ce75" office:value-type="float" office:value="5042882" calcext:value-type="float">
            <text:p>5042882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9.8254" calcext:value-type="float">
            <text:p>9.825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78" calcext:value-type="float">
            <text:p>0.1178</text:p>
          </table:table-cell>
          <table:table-cell table:style-name="ce77" office:value-type="float" office:value="1779" calcext:value-type="float">
            <text:p>1779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4.6552" calcext:value-type="float">
            <text:p>44.6552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479" calcext:value-type="float">
            <text:p>1.3479</text:p>
          </table:table-cell>
          <table:table-cell table:style-name="ce80" office:value-type="float" office:value="1796" calcext:value-type="float">
            <text:p>1796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6161" calcext:value-type="float">
            <text:p>10.6161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777" calcext:value-type="float">
            <text:p>1.2777</text:p>
          </table:table-cell>
          <table:table-cell table:style-name="ce85" office:value-type="float" office:value="1558" calcext:value-type="float">
            <text:p>155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046" calcext:value-type="float">
            <text:p>39.3046</text:p>
          </table:table-cell>
          <table:table-cell office:value-type="float" office:value="923.14" calcext:value-type="float">
            <text:p>923.1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6.041" calcext:value-type="float">
            <text:p>1836.041</text:p>
          </table:table-cell>
          <table:table-cell office:value-type="float" office:value="36474017" calcext:value-type="float">
            <text:p>36474017</text:p>
          </table:table-cell>
          <table:table-cell office:value-type="float" office:value="990.94" calcext:value-type="float">
            <text:p>990.94</text:p>
          </table:table-cell>
          <table:table-cell office:value-type="float" office:value="925.85" calcext:value-type="float">
            <text:p>925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21.0012" calcext:value-type="float">
            <text:p>1821.0012</text:p>
          </table:table-cell>
          <table:table-cell table:style-name="ce75" office:value-type="float" office:value="11977809" calcext:value-type="float">
            <text:p>11977809</text:p>
          </table:table-cell>
          <table:table-cell office:value-type="float" office:value="990.94" calcext:value-type="float">
            <text:p>990.94</text:p>
          </table:table-cell>
          <table:table-cell office:value-type="float" office:value="1646" calcext:value-type="float">
            <text:p>1646</text:p>
          </table:table-cell>
          <table:table-cell office:value-type="float" office:value="11.5324" calcext:value-type="float">
            <text:p>11.5324</text:p>
          </table:table-cell>
          <table:table-cell office:value-type="float" office:value="897.05" calcext:value-type="float">
            <text:p>897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68" calcext:value-type="float">
            <text:p>0.0868</text:p>
          </table:table-cell>
          <table:table-cell table:style-name="ce77" office:value-type="float" office:value="641" calcext:value-type="float">
            <text:p>641</text:p>
          </table:table-cell>
          <table:table-cell table:style-name="ce41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office:value-type="float" office:value="21.6821" calcext:value-type="float">
            <text:p>21.6821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7787" calcext:value-type="float">
            <text:p>0.7787</text:p>
          </table:table-cell>
          <table:table-cell table:style-name="ce80" office:value-type="float" office:value="504" calcext:value-type="float">
            <text:p>504</text:p>
          </table:table-cell>
          <table:table-cell table:style-name="ce81" office:value-type="float" office:value="897.05" calcext:value-type="float">
            <text:p>897.05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7875" calcext:value-type="float">
            <text:p>0.7875</text:p>
          </table:table-cell>
          <table:table-cell table:style-name="ce85" office:value-type="float" office:value="505" calcext:value-type="float">
            <text:p>505</text:p>
          </table:table-cell>
          <table:table-cell table:style-name="ce86" office:value-type="float" office:value="897.05" calcext:value-type="float">
            <text:p>897.05</text:p>
          </table:table-cell>
          <table:table-cell office:value-type="float" office:value="1646" calcext:value-type="float">
            <text:p>164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5626" calcext:value-type="float">
            <text:p>43.5626</text:p>
          </table:table-cell>
          <table:table-cell office:value-type="float" office:value="994.46" calcext:value-type="float">
            <text:p>994.4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4.8555" calcext:value-type="float">
            <text:p>1844.8555</text:p>
          </table:table-cell>
          <table:table-cell office:value-type="float" office:value="29047910" calcext:value-type="float">
            <text:p>29047910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995.4" calcext:value-type="float">
            <text:p>995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8324" calcext:value-type="float">
            <text:p>1813.8324</text:p>
          </table:table-cell>
          <table:table-cell table:style-name="ce75" office:value-type="float" office:value="10614313" calcext:value-type="float">
            <text:p>10614313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1830" calcext:value-type="float">
            <text:p>1830</text:p>
          </table:table-cell>
          <table:table-cell office:value-type="float" office:value="12.0357" calcext:value-type="float">
            <text:p>12.0357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29" calcext:value-type="float">
            <text:p>0.1229</text:p>
          </table:table-cell>
          <table:table-cell table:style-name="ce77" office:value-type="float" office:value="2408" calcext:value-type="float">
            <text:p>2408</text:p>
          </table:table-cell>
          <table:table-cell table:style-name="ce41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office:value-type="float" office:value="25.7788" calcext:value-type="float">
            <text:p>25.7788</text:p>
          </table:table-cell>
          <table:table-cell office:value-type="float" office:value="956.08" calcext:value-type="float">
            <text:p>956.0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507" calcext:value-type="float">
            <text:p>1.2507</text:p>
          </table:table-cell>
          <table:table-cell table:style-name="ce80" office:value-type="float" office:value="1370" calcext:value-type="float">
            <text:p>1370</text:p>
          </table:table-cell>
          <table:table-cell table:style-name="ce81" office:value-type="float" office:value="956.24" calcext:value-type="float">
            <text:p>956.24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956.09" calcext:value-type="float">
            <text:p>956.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387" calcext:value-type="float">
            <text:p>1.2387</text:p>
          </table:table-cell>
          <table:table-cell table:style-name="ce85" office:value-type="float" office:value="1493" calcext:value-type="float">
            <text:p>1493</text:p>
          </table:table-cell>
          <table:table-cell table:style-name="ce86" office:value-type="float" office:value="956.24" calcext:value-type="float">
            <text:p>956.24</text:p>
          </table:table-cell>
          <table:table-cell office:value-type="float" office:value="1830" calcext:value-type="float">
            <text:p>183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6458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5264" calcext:value-type="float">
            <text:p>1839.5264</text:p>
          </table:table-cell>
          <table:table-cell office:value-type="float" office:value="27056972" calcext:value-type="float">
            <text:p>2705697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399" calcext:value-type="float">
            <text:p>1805.399</text:p>
          </table:table-cell>
          <table:table-cell table:style-name="ce75" office:value-type="float" office:value="5466292" calcext:value-type="float">
            <text:p>5466292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111" calcext:value-type="float">
            <text:p>8.9111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1" calcext:value-type="float">
            <text:p>0.1121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42.3007" calcext:value-type="float">
            <text:p>42.300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368" calcext:value-type="float">
            <text:p>1.1368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4387" calcext:value-type="float">
            <text:p>9.4387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0995" calcext:value-type="float">
            <text:p>1.0995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247" calcext:value-type="float">
            <text:p>45.12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762" calcext:value-type="float">
            <text:p>1.0762</text:p>
          </table:table-cell>
          <table:table-cell office:value-type="float" office:value="39894" calcext:value-type="float">
            <text:p>3989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9.01" calcext:value-type="float">
            <text:p>109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2.0628" calcext:value-type="float">
            <text:p>2.0628</text:p>
          </table:table-cell>
          <table:table-cell table:style-name="ce75" office:value-type="float" office:value="38931" calcext:value-type="float">
            <text:p>38931</text:p>
          </table:table-cell>
          <table:table-cell office:value-type="float" office:value="118.75" calcext:value-type="float">
            <text:p>118.75</text:p>
          </table:table-cell>
          <table:table-cell office:value-type="float" office:value="254" calcext:value-type="float">
            <text:p>254</text:p>
          </table:table-cell>
          <table:table-cell office:value-type="float" office:value="5.8585" calcext:value-type="float">
            <text:p>5.8585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759" calcext:value-type="float">
            <text:p>0.0759</text:p>
          </table:table-cell>
          <table:table-cell table:style-name="ce77" office:value-type="float" office:value="323" calcext:value-type="float">
            <text:p>323</text:p>
          </table:table-cell>
          <table:table-cell table:style-name="ce41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6.0319" calcext:value-type="float">
            <text:p>6.031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0963" calcext:value-type="float">
            <text:p>0.0963</text:p>
          </table:table-cell>
          <table:table-cell table:style-name="ce80" office:value-type="float" office:value="334" calcext:value-type="float">
            <text:p>334</text:p>
          </table:table-cell>
          <table:table-cell table:style-name="ce81" office:value-type="float" office:value="109" calcext:value-type="float">
            <text:p>109</text:p>
          </table:table-cell>
          <table:table-cell office:value-type="float" office:value="5.6734" calcext:value-type="float">
            <text:p>5.6734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661" calcext:value-type="float">
            <text:p>0.1661</text:p>
          </table:table-cell>
          <table:table-cell table:style-name="ce85" office:value-type="float" office:value="342" calcext:value-type="float">
            <text:p>342</text:p>
          </table:table-cell>
          <table:table-cell table:style-name="ce86"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8.2807" calcext:value-type="float">
            <text:p>8.280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4.2821" calcext:value-type="float">
            <text:p>4.2821</text:p>
          </table:table-cell>
          <table:table-cell office:value-type="float" office:value="57429" calcext:value-type="float">
            <text:p>57429</text:p>
          </table:table-cell>
          <table:table-cell office:value-type="float" office:value="202.07" calcext:value-type="float">
            <text:p>202.07</text:p>
          </table:table-cell>
          <table:table-cell office:value-type="float" office:value="8.9131" calcext:value-type="float">
            <text:p>8.913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1653" calcext:value-type="float">
            <text:p>5.1653</text:p>
          </table:table-cell>
          <table:table-cell office:value-type="float" office:value="56675" calcext:value-type="float">
            <text:p>56675</text:p>
          </table:table-cell>
          <table:table-cell office:value-type="float" office:value="202.07" calcext:value-type="float">
            <text:p>202.0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8.7747" calcext:value-type="float">
            <text:p>8.7747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5146" calcext:value-type="float">
            <text:p>6.5146</text:p>
          </table:table-cell>
          <table:table-cell office:value-type="float" office:value="68762" calcext:value-type="float">
            <text:p>68762</text:p>
          </table:table-cell>
          <table:table-cell office:value-type="float" office:value="202.07" calcext:value-type="float">
            <text:p>202.07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1012.99" calcext:value-type="float">
            <text:p>1012.9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1.6718" calcext:value-type="float">
            <text:p>1841.6718</text:p>
          </table:table-cell>
          <table:table-cell office:value-type="float" office:value="27836553" calcext:value-type="float">
            <text:p>27836553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014.85" calcext:value-type="float">
            <text:p>1014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3589" calcext:value-type="float">
            <text:p>1804.3589</text:p>
          </table:table-cell>
          <table:table-cell table:style-name="ce75" office:value-type="float" office:value="5001580" calcext:value-type="float">
            <text:p>5001580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3782" calcext:value-type="float">
            <text:p>3782</text:p>
          </table:table-cell>
          <table:table-cell office:value-type="float" office:value="10.1068" calcext:value-type="float">
            <text:p>10.106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04" calcext:value-type="float">
            <text:p>0.1104</text:p>
          </table:table-cell>
          <table:table-cell table:style-name="ce77" office:value-type="float" office:value="1771" calcext:value-type="float">
            <text:p>1771</text:p>
          </table:table-cell>
          <table:table-cell table:style-name="ce41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office:value-type="float" office:value="45.2363" calcext:value-type="float">
            <text:p>45.2363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3112" calcext:value-type="float">
            <text:p>1.3112</text:p>
          </table:table-cell>
          <table:table-cell table:style-name="ce80" office:value-type="float" office:value="1719" calcext:value-type="float">
            <text:p>1719</text:p>
          </table:table-cell>
          <table:table-cell table:style-name="ce81" office:value-type="float" office:value="964" calcext:value-type="float">
            <text:p>96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224" calcext:value-type="float">
            <text:p>1.224</text:p>
          </table:table-cell>
          <table:table-cell table:style-name="ce85" office:value-type="float" office:value="1718" calcext:value-type="float">
            <text:p>1718</text:p>
          </table:table-cell>
          <table:table-cell table:style-name="ce86" office:value-type="float" office:value="964" calcext:value-type="float">
            <text:p>964</text:p>
          </table:table-cell>
          <table:table-cell office:value-type="float" office:value="3782" calcext:value-type="float">
            <text:p>378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021" calcext:value-type="float">
            <text:p>16.402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5943" calcext:value-type="float">
            <text:p>5.5943</text:p>
          </table:table-cell>
          <table:table-cell office:value-type="float" office:value="98708" calcext:value-type="float">
            <text:p>98708</text:p>
          </table:table-cell>
          <table:table-cell office:value-type="float" office:value="651" calcext:value-type="float">
            <text:p>651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.6117" calcext:value-type="float">
            <text:p>10.6117</text:p>
          </table:table-cell>
          <table:table-cell table:style-name="ce75" office:value-type="float" office:value="95025" calcext:value-type="float">
            <text:p>95025</text:p>
          </table:table-cell>
          <table:table-cell office:value-type="float" office:value="651" calcext:value-type="float">
            <text:p>651</text:p>
          </table:table-cell>
          <table:table-cell office:value-type="float" office:value="832" calcext:value-type="float">
            <text:p>832</text:p>
          </table:table-cell>
          <table:table-cell office:value-type="float" office:value="13.128" calcext:value-type="float">
            <text:p>13.128</text:p>
          </table:table-cell>
          <table:table-cell office:value-type="float" office:value="416.03" calcext:value-type="float">
            <text:p>416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889" calcext:value-type="float">
            <text:p>0.0889</text:p>
          </table:table-cell>
          <table:table-cell table:style-name="ce77" office:value-type="float" office:value="798" calcext:value-type="float">
            <text:p>798</text:p>
          </table:table-cell>
          <table:table-cell table:style-name="ce41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office:value-type="float" office:value="16.298" calcext:value-type="float">
            <text:p>16.298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4083" calcext:value-type="float">
            <text:p>0.4083</text:p>
          </table:table-cell>
          <table:table-cell table:style-name="ce80" office:value-type="float" office:value="611" calcext:value-type="float">
            <text:p>611</text:p>
          </table:table-cell>
          <table:table-cell table:style-name="ce81" office:value-type="float" office:value="416.53" calcext:value-type="float">
            <text:p>416.53</text:p>
          </table:table-cell>
          <table:table-cell office:value-type="float" office:value="12.8543" calcext:value-type="float">
            <text:p>12.8543</text:p>
          </table:table-cell>
          <table:table-cell office:value-type="float" office:value="416.04" calcext:value-type="float">
            <text:p>416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4068" calcext:value-type="float">
            <text:p>0.4068</text:p>
          </table:table-cell>
          <table:table-cell table:style-name="ce85" office:value-type="float" office:value="798" calcext:value-type="float">
            <text:p>798</text:p>
          </table:table-cell>
          <table:table-cell table:style-name="ce86" office:value-type="float" office:value="416.53" calcext:value-type="float">
            <text:p>416.53</text:p>
          </table:table-cell>
          <table:table-cell office:value-type="float" office:value="832" calcext:value-type="float">
            <text:p>8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444" calcext:value-type="float">
            <text:p>25.3444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2.3196" calcext:value-type="float">
            <text:p>82.3196</text:p>
          </table:table-cell>
          <table:table-cell office:value-type="float" office:value="4984217" calcext:value-type="float">
            <text:p>4984217</text:p>
          </table:table-cell>
          <table:table-cell office:value-type="float" office:value="169.29" calcext:value-type="float">
            <text:p>169.29</text:p>
          </table:table-cell>
          <table:table-cell office:value-type="float" office:value="155.02" calcext:value-type="float">
            <text:p>155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106.9812" calcext:value-type="float">
            <text:p>106.9812</text:p>
          </table:table-cell>
          <table:table-cell table:style-name="ce75" office:value-type="float" office:value="4930124" calcext:value-type="float">
            <text:p>4930124</text:p>
          </table:table-cell>
          <table:table-cell office:value-type="float" office:value="169.29" calcext:value-type="float">
            <text:p>169.29</text:p>
          </table:table-cell>
          <table:table-cell office:value-type="float" office:value="240" calcext:value-type="float">
            <text:p>240</text:p>
          </table:table-cell>
          <table:table-cell office:value-type="float" office:value="5.9044" calcext:value-type="float">
            <text:p>5.904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4.6112" calcext:value-type="float">
            <text:p>4.6112</text:p>
          </table:table-cell>
          <table:table-cell table:style-name="ce77" office:value-type="float" office:value="454812" calcext:value-type="float">
            <text:p>454812</text:p>
          </table:table-cell>
          <table:table-cell table:style-name="ce41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6.8022" calcext:value-type="float">
            <text:p>6.8022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8.3797" calcext:value-type="float">
            <text:p>8.3797</text:p>
          </table:table-cell>
          <table:table-cell table:style-name="ce80" office:value-type="float" office:value="398457" calcext:value-type="float">
            <text:p>398457</text:p>
          </table:table-cell>
          <table:table-cell table:style-name="ce81" office:value-type="float" office:value="155.25" calcext:value-type="float">
            <text:p>155.25</text:p>
          </table:table-cell>
          <table:table-cell office:value-type="float" office:value="6.2027" calcext:value-type="float">
            <text:p>6.2027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.7062" calcext:value-type="float">
            <text:p>7.7062</text:p>
          </table:table-cell>
          <table:table-cell table:style-name="ce85" office:value-type="float" office:value="392437" calcext:value-type="float">
            <text:p>392437</text:p>
          </table:table-cell>
          <table:table-cell table:style-name="ce86" office:value-type="float" office:value="155.25" calcext:value-type="float">
            <text:p>155.25</text:p>
          </table:table-cell>
          <table:table-cell office:value-type="float" office:value="240" calcext:value-type="float">
            <text:p>240</text:p>
          </table:table-cell>
          <table:table-cell office:value-type="float" office:value="16.7291" calcext:value-type="float">
            <text:p>16.729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795.3757" calcext:value-type="float">
            <text:p>1795.3757</text:p>
          </table:table-cell>
          <table:table-cell office:value-type="float" office:value="6473036" calcext:value-type="float">
            <text:p>6473036</text:p>
          </table:table-cell>
          <table:table-cell office:value-type="float" office:value="282.38" calcext:value-type="float">
            <text:p>282.38</text:p>
          </table:table-cell>
          <table:table-cell office:value-type="float" office:value="19.3964" calcext:value-type="float">
            <text:p>19.3964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790.549" calcext:value-type="float">
            <text:p>790.549</text:p>
          </table:table-cell>
          <table:table-cell office:value-type="float" office:value="6301587" calcext:value-type="float">
            <text:p>6301587</text:p>
          </table:table-cell>
          <table:table-cell office:value-type="float" office:value="282.38" calcext:value-type="float">
            <text:p>282.3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158" calcext:value-type="float">
            <text:p>15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0.3677" calcext:value-type="float">
            <text:p>1800.3677</text:p>
          </table:table-cell>
          <table:table-cell office:value-type="float" office:value="6099402" calcext:value-type="float">
            <text:p>6099402</text:p>
          </table:table-cell>
          <table:table-cell office:value-type="float" office:value="282.38" calcext:value-type="float">
            <text:p>282.38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4199.txt </text:p>
          </table:table-cell>
          <table:table-cell office:value-type="float" office:value="62" calcext:value-type="float">
            <text:p>62</text:p>
          </table:table-cell>
          <table:table-cell office:value-type="float" office:value="47.9448" calcext:value-type="float">
            <text:p>47.9448</text:p>
          </table:table-cell>
          <table:table-cell office:value-type="float" office:value="998.69" calcext:value-type="float">
            <text:p>998.6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9953" calcext:value-type="float">
            <text:p>1840.9953</text:p>
          </table:table-cell>
          <table:table-cell office:value-type="float" office:value="27639580" calcext:value-type="float">
            <text:p>27639580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998.57" calcext:value-type="float">
            <text:p>998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3.1609" calcext:value-type="float">
            <text:p>1813.1609</text:p>
          </table:table-cell>
          <table:table-cell table:style-name="ce75" office:value-type="float" office:value="15578711" calcext:value-type="float">
            <text:p>15578711</text:p>
          </table:table-cell>
          <table:table-cell office:value-type="float" office:value="1025.62" calcext:value-type="float">
            <text:p>1025.62</text:p>
          </table:table-cell>
          <table:table-cell office:value-type="float" office:value="848" calcext:value-type="float">
            <text:p>848</text:p>
          </table:table-cell>
          <table:table-cell office:value-type="float" office:value="8.3731" calcext:value-type="float">
            <text:p>8.3731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54.6995" calcext:value-type="float">
            <text:p>1854.6995</text:p>
          </table:table-cell>
          <table:table-cell table:style-name="ce77" office:value-type="float" office:value="32905552" calcext:value-type="float">
            <text:p>32905552</text:p>
          </table:table-cell>
          <table:table-cell table:style-name="ce41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office:value-type="float" office:value="12.6114" calcext:value-type="float">
            <text:p>12.6114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3.6744" calcext:value-type="float">
            <text:p>1813.6744</text:p>
          </table:table-cell>
          <table:table-cell table:style-name="ce80" office:value-type="float" office:value="22035081" calcext:value-type="float">
            <text:p>22035081</text:p>
          </table:table-cell>
          <table:table-cell table:style-name="ce81" office:value-type="float" office:value="943.25" calcext:value-type="float">
            <text:p>943.25</text:p>
          </table:table-cell>
          <table:table-cell office:value-type="float" office:value="8.7779" calcext:value-type="float">
            <text:p>8.7779</text:p>
          </table:table-cell>
          <table:table-cell office:value-type="float" office:value="943.25" calcext:value-type="float">
            <text:p>943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9.6295" calcext:value-type="float">
            <text:p>1809.6295</text:p>
          </table:table-cell>
          <table:table-cell table:style-name="ce85" office:value-type="float" office:value="22786950" calcext:value-type="float">
            <text:p>22786950</text:p>
          </table:table-cell>
          <table:table-cell table:style-name="ce86" office:value-type="float" office:value="943.25" calcext:value-type="float">
            <text:p>943.25</text:p>
          </table:table-cell>
          <table:table-cell office:value-type="float" office:value="848" calcext:value-type="float">
            <text:p>84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77105.txt </text:p>
          </table:table-cell>
          <table:table-cell office:value-type="float" office:value="63" calcext:value-type="float">
            <text:p>63</text:p>
          </table:table-cell>
          <table:table-cell office:value-type="float" office:value="47.8458" calcext:value-type="float">
            <text:p>47.8458</text:p>
          </table:table-cell>
          <table:table-cell office:value-type="float" office:value="1027.21" calcext:value-type="float">
            <text:p>1027.2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9.3983" calcext:value-type="float">
            <text:p>1839.3983</text:p>
          </table:table-cell>
          <table:table-cell office:value-type="float" office:value="27635333" calcext:value-type="float">
            <text:p>27635333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029.47" calcext:value-type="float">
            <text:p>1029.4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9557" calcext:value-type="float">
            <text:p>1804.9557</text:p>
          </table:table-cell>
          <table:table-cell table:style-name="ce75" office:value-type="float" office:value="5526631" calcext:value-type="float">
            <text:p>5526631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3456" calcext:value-type="float">
            <text:p>3456</text:p>
          </table:table-cell>
          <table:table-cell office:value-type="float" office:value="8.9306" calcext:value-type="float">
            <text:p>8.9306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27" calcext:value-type="float">
            <text:p>0.1127</text:p>
          </table:table-cell>
          <table:table-cell table:style-name="ce77" office:value-type="float" office:value="1640" calcext:value-type="float">
            <text:p>1640</text:p>
          </table:table-cell>
          <table:table-cell table:style-name="ce41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office:value-type="float" office:value="37.9064" calcext:value-type="float">
            <text:p>37.9064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2177" calcext:value-type="float">
            <text:p>1.2177</text:p>
          </table:table-cell>
          <table:table-cell table:style-name="ce80" office:value-type="float" office:value="1458" calcext:value-type="float">
            <text:p>1458</text:p>
          </table:table-cell>
          <table:table-cell table:style-name="ce81" office:value-type="float" office:value="969" calcext:value-type="float">
            <text:p>969</text:p>
          </table:table-cell>
          <table:table-cell office:value-type="float" office:value="9.8595" calcext:value-type="float">
            <text:p>9.8595</text:p>
          </table:table-cell>
          <table:table-cell office:value-type="float" office:value="969" calcext:value-type="float">
            <text:p>96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091" calcext:value-type="float">
            <text:p>1.1091</text:p>
          </table:table-cell>
          <table:table-cell table:style-name="ce85" office:value-type="float" office:value="1453" calcext:value-type="float">
            <text:p>1453</text:p>
          </table:table-cell>
          <table:table-cell table:style-name="ce86" office:value-type="float" office:value="969" calcext:value-type="float">
            <text:p>969</text:p>
          </table:table-cell>
          <table:table-cell office:value-type="float" office:value="3456" calcext:value-type="float">
            <text:p>345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1911.txt </text:p>
          </table:table-cell>
          <table:table-cell office:value-type="float" office:value="63" calcext:value-type="float">
            <text:p>63</text:p>
          </table:table-cell>
          <table:table-cell office:value-type="float" office:value="48.0978" calcext:value-type="float">
            <text:p>48.0978</text:p>
          </table:table-cell>
          <table:table-cell office:value-type="float" office:value="1032.96" calcext:value-type="float">
            <text:p>1032.9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0.7448" calcext:value-type="float">
            <text:p>1840.7448</text:p>
          </table:table-cell>
          <table:table-cell office:value-type="float" office:value="27590454" calcext:value-type="float">
            <text:p>27590454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1034.57" calcext:value-type="float">
            <text:p>1034.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8202" calcext:value-type="float">
            <text:p>1805.8202</text:p>
          </table:table-cell>
          <table:table-cell table:style-name="ce75" office:value-type="float" office:value="6891140" calcext:value-type="float">
            <text:p>6891140</text:p>
          </table:table-cell>
          <table:table-cell office:value-type="float" office:value="1059.53" calcext:value-type="float">
            <text:p>1059.53</text:p>
          </table:table-cell>
          <table:table-cell office:value-type="float" office:value="2816" calcext:value-type="float">
            <text:p>2816</text:p>
          </table:table-cell>
          <table:table-cell office:value-type="float" office:value="10.3746" calcext:value-type="float">
            <text:p>10.3746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165" calcext:value-type="float">
            <text:p>0.1165</text:p>
          </table:table-cell>
          <table:table-cell table:style-name="ce77" office:value-type="float" office:value="1694" calcext:value-type="float">
            <text:p>1694</text:p>
          </table:table-cell>
          <table:table-cell table:style-name="ce41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office:value-type="float" office:value="33.978" calcext:value-type="float">
            <text:p>33.978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9039" calcext:value-type="float">
            <text:p>0.9039</text:p>
          </table:table-cell>
          <table:table-cell table:style-name="ce80" office:value-type="float" office:value="1230" calcext:value-type="float">
            <text:p>1230</text:p>
          </table:table-cell>
          <table:table-cell table:style-name="ce81" office:value-type="float" office:value="979" calcext:value-type="float">
            <text:p>979</text:p>
          </table:table-cell>
          <table:table-cell office:value-type="float" office:value="11.0702" calcext:value-type="float">
            <text:p>11.0702</text:p>
          </table:table-cell>
          <table:table-cell office:value-type="float" office:value="979" calcext:value-type="float">
            <text:p>97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932" calcext:value-type="float">
            <text:p>0.932</text:p>
          </table:table-cell>
          <table:table-cell table:style-name="ce85" office:value-type="float" office:value="1464" calcext:value-type="float">
            <text:p>1464</text:p>
          </table:table-cell>
          <table:table-cell table:style-name="ce86" office:value-type="float" office:value="979" calcext:value-type="float">
            <text:p>979</text:p>
          </table:table-cell>
          <table:table-cell office:value-type="float" office:value="2816" calcext:value-type="float">
            <text:p>2816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209" calcext:value-type="float">
            <text:p>43.9209</text:p>
          </table:table-cell>
          <table:table-cell office:value-type="float" office:value="1043.31" calcext:value-type="float">
            <text:p>1043.3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43.3302" calcext:value-type="float">
            <text:p>1843.3302</text:p>
          </table:table-cell>
          <table:table-cell office:value-type="float" office:value="26537185" calcext:value-type="float">
            <text:p>26537185</text:p>
          </table:table-cell>
          <table:table-cell office:value-type="float" office:value="1098.7" calcext:value-type="float">
            <text:p>1098.7</text:p>
          </table:table-cell>
          <table:table-cell office:value-type="float" office:value="1378" calcext:value-type="float">
            <text:p>1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5.0472" calcext:value-type="float">
            <text:p>1805.0472</text:p>
          </table:table-cell>
          <table:table-cell table:style-name="ce75" office:value-type="float" office:value="3825925" calcext:value-type="float">
            <text:p>3825925</text:p>
          </table:table-cell>
          <table:table-cell office:value-type="float" office:value="1799" calcext:value-type="float">
            <text:p>1799</text:p>
          </table:table-cell>
          <table:table-cell office:value-type="float" office:value="3714" calcext:value-type="float">
            <text:p>3714</text:p>
          </table:table-cell>
          <table:table-cell office:value-type="float" office:value="10.7701" calcext:value-type="float">
            <text:p>10.7701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46" calcext:value-type="float">
            <text:p>0.0946</text:p>
          </table:table-cell>
          <table:table-cell table:style-name="ce77" office:value-type="float" office:value="1668" calcext:value-type="float">
            <text:p>1668</text:p>
          </table:table-cell>
          <table:table-cell table:style-name="ce41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office:value-type="float" office:value="47.1872" calcext:value-type="float">
            <text:p>47.187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1.1783" calcext:value-type="float">
            <text:p>1.1783</text:p>
          </table:table-cell>
          <table:table-cell table:style-name="ce80" office:value-type="float" office:value="1413" calcext:value-type="float">
            <text:p>1413</text:p>
          </table:table-cell>
          <table:table-cell table:style-name="ce81" office:value-type="float" office:value="929" calcext:value-type="float">
            <text:p>929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1.1327" calcext:value-type="float">
            <text:p>1.1327</text:p>
          </table:table-cell>
          <table:table-cell table:style-name="ce85" office:value-type="float" office:value="739" calcext:value-type="float">
            <text:p>739</text:p>
          </table:table-cell>
          <table:table-cell table:style-name="ce86" office:value-type="float" office:value="929" calcext:value-type="float">
            <text:p>929</text:p>
          </table:table-cell>
          <table:table-cell office:value-type="float" office:value="3714" calcext:value-type="float">
            <text:p>371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652.5" calcext:value-type="float">
            <text:p>652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7.3851" calcext:value-type="float">
            <text:p>1817.3851</text:p>
          </table:table-cell>
          <table:table-cell office:value-type="float" office:value="11851777" calcext:value-type="float">
            <text:p>11851777</text:p>
          </table:table-cell>
          <table:table-cell office:value-type="float" office:value="925" calcext:value-type="float">
            <text:p>925</text:p>
          </table:table-cell>
          <table:table-cell office:value-type="float" office:value="650.5" calcext:value-type="float">
            <text:p>650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935" calcext:value-type="float">
            <text:p>1817.935</text:p>
          </table:table-cell>
          <table:table-cell table:style-name="ce75" office:value-type="float" office:value="11881504" calcext:value-type="float">
            <text:p>11881504</text:p>
          </table:table-cell>
          <table:table-cell office:value-type="float" office:value="925" calcext:value-type="float">
            <text:p>925</text:p>
          </table:table-cell>
          <table:table-cell office:value-type="float" office:value="238" calcext:value-type="float">
            <text:p>238</text:p>
          </table:table-cell>
          <table:table-cell office:value-type="float" office:value="14.1682" calcext:value-type="float">
            <text:p>14.1682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91.0189" calcext:value-type="float">
            <text:p>1891.0189</text:p>
          </table:table-cell>
          <table:table-cell table:style-name="ce77" office:value-type="float" office:value="34460965" calcext:value-type="float">
            <text:p>34460965</text:p>
          </table:table-cell>
          <table:table-cell table:style-name="ce41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office:value-type="float" office:value="13.6868" calcext:value-type="float">
            <text:p>13.6868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31.0717" calcext:value-type="float">
            <text:p>1831.0717</text:p>
          </table:table-cell>
          <table:table-cell table:style-name="ce80" office:value-type="float" office:value="28919226" calcext:value-type="float">
            <text:p>28919226</text:p>
          </table:table-cell>
          <table:table-cell table:style-name="ce81" office:value-type="float" office:value="494.9" calcext:value-type="float">
            <text:p>494.9</text:p>
          </table:table-cell>
          <table:table-cell office:value-type="float" office:value="14.8603" calcext:value-type="float">
            <text:p>14.8603</text:p>
          </table:table-cell>
          <table:table-cell office:value-type="float" office:value="494.27" calcext:value-type="float">
            <text:p>494.2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32.0212" calcext:value-type="float">
            <text:p>1832.0212</text:p>
          </table:table-cell>
          <table:table-cell table:style-name="ce85" office:value-type="float" office:value="25664709" calcext:value-type="float">
            <text:p>25664709</text:p>
          </table:table-cell>
          <table:table-cell table:style-name="ce86" office:value-type="float" office:value="494.9" calcext:value-type="float">
            <text:p>494.9</text:p>
          </table:table-cell>
          <table:table-cell office:value-type="float" office:value="238" calcext:value-type="float">
            <text:p>23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3688" calcext:value-type="float">
            <text:p>9.3688</text:p>
          </table:table-cell>
          <table:table-cell office:value-type="float" office:value="381" calcext:value-type="float">
            <text:p>3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7.8758" calcext:value-type="float">
            <text:p>1827.8758</text:p>
          </table:table-cell>
          <table:table-cell office:value-type="float" office:value="16362369" calcext:value-type="float">
            <text:p>16362369</text:p>
          </table:table-cell>
          <table:table-cell office:value-type="float" office:value="570" calcext:value-type="float">
            <text:p>570</text:p>
          </table:table-cell>
          <table:table-cell office:value-type="float" office:value="378" calcext:value-type="float">
            <text:p>37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9.6309" calcext:value-type="float">
            <text:p>1819.6309</text:p>
          </table:table-cell>
          <table:table-cell table:style-name="ce75" office:value-type="float" office:value="16958876" calcext:value-type="float">
            <text:p>16958876</text:p>
          </table:table-cell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float" office:value="16.9581" calcext:value-type="float">
            <text:p>16.9581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900.0416" calcext:value-type="float">
            <text:p>1900.0416</text:p>
          </table:table-cell>
          <table:table-cell table:style-name="ce77" office:value-type="float" office:value="37227488" calcext:value-type="float">
            <text:p>37227488</text:p>
          </table:table-cell>
          <table:table-cell table:style-name="ce41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office:value-type="float" office:value="18.3353" calcext:value-type="float">
            <text:p>18.3353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0.6846" calcext:value-type="float">
            <text:p>1820.6846</text:p>
          </table:table-cell>
          <table:table-cell table:style-name="ce80" office:value-type="float" office:value="27104009" calcext:value-type="float">
            <text:p>27104009</text:p>
          </table:table-cell>
          <table:table-cell table:style-name="ce81" office:value-type="float" office:value="327.37" calcext:value-type="float">
            <text:p>327.37</text:p>
          </table:table-cell>
          <table:table-cell office:value-type="float" office:value="19.0442" calcext:value-type="float">
            <text:p>19.0442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7.6391" calcext:value-type="float">
            <text:p>1817.6391</text:p>
          </table:table-cell>
          <table:table-cell table:style-name="ce85" office:value-type="float" office:value="28157579" calcext:value-type="float">
            <text:p>28157579</text:p>
          </table:table-cell>
          <table:table-cell table:style-name="ce86" office:value-type="float" office:value="327.37" calcext:value-type="float">
            <text:p>327.37</text:p>
          </table:table-cell>
          <table:table-cell office:value-type="float" office:value="320" calcext:value-type="float">
            <text:p>32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2851" calcext:value-type="float">
            <text:p>1.2851</text:p>
          </table:table-cell>
          <table:table-cell office:value-type="float" office:value="671" calcext:value-type="float">
            <text:p>67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532.6785" calcext:value-type="float">
            <text:p>1532.6785</text:p>
          </table:table-cell>
          <table:table-cell office:value-type="float" office:value="32732801" calcext:value-type="float">
            <text:p>32732801</text:p>
          </table:table-cell>
          <table:table-cell office:value-type="float" office:value="923" calcext:value-type="float">
            <text:p>923</text:p>
          </table:table-cell>
          <table:table-cell office:value-type="float" office:value="681" calcext:value-type="float">
            <text:p>6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1056" calcext:value-type="float">
            <text:p>1800.1056</text:p>
          </table:table-cell>
          <table:table-cell table:style-name="ce75" office:value-type="float" office:value="20401220" calcext:value-type="float">
            <text:p>20401220</text:p>
          </table:table-cell>
          <table:table-cell office:value-type="float" office:value="923" calcext:value-type="float">
            <text:p>923</text:p>
          </table:table-cell>
          <table:table-cell office:value-type="float" office:value="1244" calcext:value-type="float">
            <text:p>1244</text:p>
          </table:table-cell>
          <table:table-cell office:value-type="float" office:value="3713.7974" calcext:value-type="float">
            <text:p>3713.7974</text:p>
          </table:table-cell>
          <table:table-cell office:value-type="float" office:value="682" calcext:value-type="float">
            <text:p>68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65.2176" calcext:value-type="float">
            <text:p>1865.2176</text:p>
          </table:table-cell>
          <table:table-cell table:style-name="ce77" office:value-type="float" office:value="21750978" calcext:value-type="float">
            <text:p>21750978</text:p>
          </table:table-cell>
          <table:table-cell table:style-name="ce41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office:value-type="float" office:value="3522.8061" calcext:value-type="float">
            <text:p>3522.8061</text:p>
          </table:table-cell>
          <table:table-cell office:value-type="float" office:value="681.74" calcext:value-type="float">
            <text:p>681.7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45.4989" calcext:value-type="float">
            <text:p>1845.4989</text:p>
          </table:table-cell>
          <table:table-cell table:style-name="ce80" office:value-type="float" office:value="13530667" calcext:value-type="float">
            <text:p>13530667</text:p>
          </table:table-cell>
          <table:table-cell table:style-name="ce81" office:value-type="float" office:value="690.19" calcext:value-type="float">
            <text:p>690.19</text:p>
          </table:table-cell>
          <table:table-cell office:value-type="float" office:value="3940.7543" calcext:value-type="float">
            <text:p>3940.7543</text:p>
          </table:table-cell>
          <table:table-cell office:value-type="float" office:value="681.65" calcext:value-type="float">
            <text:p>681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46.3195" calcext:value-type="float">
            <text:p>1846.3195</text:p>
          </table:table-cell>
          <table:table-cell table:style-name="ce85" office:value-type="float" office:value="13675103" calcext:value-type="float">
            <text:p>13675103</text:p>
          </table:table-cell>
          <table:table-cell table:style-name="ce86" office:value-type="float" office:value="690.19" calcext:value-type="float">
            <text:p>690.19</text:p>
          </table:table-cell>
          <table:table-cell office:value-type="float" office:value="1244" calcext:value-type="float">
            <text:p>124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8.9854" calcext:value-type="float">
            <text:p>48.9854</text:p>
          </table:table-cell>
          <table:table-cell office:value-type="float" office:value="19385.82" calcext:value-type="float">
            <text:p>19385.8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0.5036" calcext:value-type="float">
            <text:p>1820.5036</text:p>
          </table:table-cell>
          <table:table-cell office:value-type="float" office:value="27305233" calcext:value-type="float">
            <text:p>2730523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9763.81" calcext:value-type="float">
            <text:p>19763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9016" calcext:value-type="float">
            <text:p>1806.9016</text:p>
          </table:table-cell>
          <table:table-cell table:style-name="ce75" office:value-type="float" office:value="6574413" calcext:value-type="float">
            <text:p>6574413</text:p>
          </table:table-cell>
          <table:table-cell office:value-type="float" office:value="23248.79" calcext:value-type="float">
            <text:p>23248.79</text:p>
          </table:table-cell>
          <table:table-cell office:value-type="float" office:value="1808" calcext:value-type="float">
            <text:p>1808</text:p>
          </table:table-cell>
          <table:table-cell office:value-type="float" office:value="33.5609" calcext:value-type="float">
            <text:p>33.5609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36.551" calcext:value-type="float">
            <text:p>36.551</text:p>
          </table:table-cell>
          <table:table-cell table:style-name="ce77" office:value-type="float" office:value="1134581" calcext:value-type="float">
            <text:p>1134581</text:p>
          </table:table-cell>
          <table:table-cell table:style-name="ce41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office:value-type="float" office:value="52.5076" calcext:value-type="float">
            <text:p>52.5076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33.0359" calcext:value-type="float">
            <text:p>433.0359</text:p>
          </table:table-cell>
          <table:table-cell table:style-name="ce80" office:value-type="float" office:value="955113" calcext:value-type="float">
            <text:p>955113</text:p>
          </table:table-cell>
          <table:table-cell table:style-name="ce81" office:value-type="float" office:value="14725.67" calcext:value-type="float">
            <text:p>14725.67</text:p>
          </table:table-cell>
          <table:table-cell office:value-type="float" office:value="37.7707" calcext:value-type="float">
            <text:p>37.7707</text:p>
          </table:table-cell>
          <table:table-cell office:value-type="float" office:value="13295.33" calcext:value-type="float">
            <text:p>13295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43.3907" calcext:value-type="float">
            <text:p>443.3907</text:p>
          </table:table-cell>
          <table:table-cell table:style-name="ce85" office:value-type="float" office:value="980217" calcext:value-type="float">
            <text:p>980217</text:p>
          </table:table-cell>
          <table:table-cell table:style-name="ce86" office:value-type="float" office:value="14725.67" calcext:value-type="float">
            <text:p>14725.67</text:p>
          </table:table-cell>
          <table:table-cell office:value-type="float" office:value="1808" calcext:value-type="float">
            <text:p>18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369" calcext:value-type="float">
            <text:p>39.4369</text:p>
          </table:table-cell>
          <table:table-cell office:value-type="float" office:value="99940" calcext:value-type="float">
            <text:p>999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9499" calcext:value-type="float">
            <text:p>1802.9499</text:p>
          </table:table-cell>
          <table:table-cell office:value-type="float" office:value="1178813" calcext:value-type="float">
            <text:p>1178813</text:p>
          </table:table-cell>
          <table:table-cell office:value-type="float" office:value="131358" calcext:value-type="float">
            <text:p>131358</text:p>
          </table:table-cell>
          <table:table-cell office:value-type="float" office:value="106135.5" calcext:value-type="float">
            <text:p>106135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2.1186" calcext:value-type="float">
            <text:p>1802.1186</text:p>
          </table:table-cell>
          <table:table-cell table:style-name="ce75" office:value-type="float" office:value="516607" calcext:value-type="float">
            <text:p>516607</text:p>
          </table:table-cell>
          <table:table-cell office:value-type="float" office:value="131358" calcext:value-type="float">
            <text:p>131358</text:p>
          </table:table-cell>
          <table:table-cell office:value-type="float" office:value="2794" calcext:value-type="float">
            <text:p>2794</text:p>
          </table:table-cell>
          <table:table-cell office:value-type="float" office:value="190.6747" calcext:value-type="float">
            <text:p>190.6747</text:p>
          </table:table-cell>
          <table:table-cell office:value-type="float" office:value="29036.56" calcext:value-type="float">
            <text:p>29036.5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09.567" calcext:value-type="float">
            <text:p>1809.567</text:p>
          </table:table-cell>
          <table:table-cell table:style-name="ce77" office:value-type="float" office:value="27418528" calcext:value-type="float">
            <text:p>27418528</text:p>
          </table:table-cell>
          <table:table-cell table:style-name="ce41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office:value-type="float" office:value="253.6431" calcext:value-type="float">
            <text:p>253.6431</text:p>
          </table:table-cell>
          <table:table-cell office:value-type="float" office:value="29345.96" calcext:value-type="float">
            <text:p>29345.9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00.1976" calcext:value-type="float">
            <text:p>1800.1976</text:p>
          </table:table-cell>
          <table:table-cell table:style-name="ce80" office:value-type="float" office:value="3355069" calcext:value-type="float">
            <text:p>3355069</text:p>
          </table:table-cell>
          <table:table-cell table:style-name="ce81" office:value-type="float" office:value="30686.28" calcext:value-type="float">
            <text:p>30686.28</text:p>
          </table:table-cell>
          <table:table-cell office:value-type="float" office:value="238.727" calcext:value-type="float">
            <text:p>238.727</text:p>
          </table:table-cell>
          <table:table-cell office:value-type="float" office:value="29353.04" calcext:value-type="float">
            <text:p>29353.0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00.0569" calcext:value-type="float">
            <text:p>1800.0569</text:p>
          </table:table-cell>
          <table:table-cell table:style-name="ce85" office:value-type="float" office:value="3281874" calcext:value-type="float">
            <text:p>3281874</text:p>
          </table:table-cell>
          <table:table-cell table:style-name="ce86" office:value-type="float" office:value="30686.28" calcext:value-type="float">
            <text:p>30686.28</text:p>
          </table:table-cell>
          <table:table-cell office:value-type="float" office:value="2794" calcext:value-type="float">
            <text:p>27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2999" calcext:value-type="float">
            <text:p>5.2999</text:p>
          </table:table-cell>
          <table:table-cell office:value-type="float" office:value="66923.5" calcext:value-type="float">
            <text:p>66923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8236" calcext:value-type="float">
            <text:p>1813.8236</text:p>
          </table:table-cell>
          <table:table-cell office:value-type="float" office:value="5786318" calcext:value-type="float">
            <text:p>5786318</text:p>
          </table:table-cell>
          <table:table-cell office:value-type="float" office:value="108716" calcext:value-type="float">
            <text:p>108716</text:p>
          </table:table-cell>
          <table:table-cell office:value-type="float" office:value="67602" calcext:value-type="float">
            <text:p>6760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8.8477" calcext:value-type="float">
            <text:p>1808.8477</text:p>
          </table:table-cell>
          <table:table-cell table:style-name="ce75" office:value-type="float" office:value="4916059" calcext:value-type="float">
            <text:p>4916059</text:p>
          </table:table-cell>
          <table:table-cell office:value-type="float" office:value="108716" calcext:value-type="float">
            <text:p>108716</text:p>
          </table:table-cell>
          <table:table-cell office:value-type="float" office:value="58" calcext:value-type="float">
            <text:p>58</text:p>
          </table:table-cell>
          <table:table-cell office:value-type="float" office:value="2480.2271" calcext:value-type="float">
            <text:p>2480.2271</text:p>
          </table:table-cell>
          <table:table-cell office:value-type="float" office:value="47330.65" calcext:value-type="float">
            <text:p>4733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3.8667" calcext:value-type="float">
            <text:p>1813.8667</text:p>
          </table:table-cell>
          <table:table-cell table:style-name="ce77" office:value-type="float" office:value="20006833" calcext:value-type="float">
            <text:p>20006833</text:p>
          </table:table-cell>
          <table:table-cell table:style-name="ce41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office:value-type="float" office:value="2439.0942" calcext:value-type="float">
            <text:p>2439.0942</text:p>
          </table:table-cell>
          <table:table-cell office:value-type="float" office:value="47359.2" calcext:value-type="float">
            <text:p>47359.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2.7557" calcext:value-type="float">
            <text:p>1822.7557</text:p>
          </table:table-cell>
          <table:table-cell table:style-name="ce80" office:value-type="float" office:value="17950854" calcext:value-type="float">
            <text:p>17950854</text:p>
          </table:table-cell>
          <table:table-cell table:style-name="ce81" office:value-type="float" office:value="48732.37" calcext:value-type="float">
            <text:p>48732.37</text:p>
          </table:table-cell>
          <table:table-cell office:value-type="float" office:value="2619.2775" calcext:value-type="float">
            <text:p>2619.2775</text:p>
          </table:table-cell>
          <table:table-cell office:value-type="float" office:value="47376.4" calcext:value-type="float">
            <text:p>47376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3.1922" calcext:value-type="float">
            <text:p>1813.1922</text:p>
          </table:table-cell>
          <table:table-cell table:style-name="ce85" office:value-type="float" office:value="18131783" calcext:value-type="float">
            <text:p>18131783</text:p>
          </table:table-cell>
          <table:table-cell table:style-name="ce86" office:value-type="float" office:value="48732.37" calcext:value-type="float">
            <text:p>48732.37</text:p>
          </table:table-cell>
          <table:table-cell office:value-type="float" office:value="58" calcext:value-type="float">
            <text:p>5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2036.5" calcext:value-type="float">
            <text:p>2036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1579" calcext:value-type="float">
            <text:p>1813.1579</text:p>
          </table:table-cell>
          <table:table-cell office:value-type="float" office:value="8643590" calcext:value-type="float">
            <text:p>8643590</text:p>
          </table:table-cell>
          <table:table-cell office:value-type="float" office:value="2475" calcext:value-type="float">
            <text:p>2475</text:p>
          </table:table-cell>
          <table:table-cell office:value-type="float" office:value="2057" calcext:value-type="float">
            <text:p>205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6.1065" calcext:value-type="float">
            <text:p>1806.1065</text:p>
          </table:table-cell>
          <table:table-cell table:style-name="ce75" office:value-type="float" office:value="4557193" calcext:value-type="float">
            <text:p>4557193</text:p>
          </table:table-cell>
          <table:table-cell office:value-type="float" office:value="2475" calcext:value-type="float">
            <text:p>2475</text:p>
          </table:table-cell>
          <table:table-cell office:value-type="float" office:value="2394" calcext:value-type="float">
            <text:p>2394</text:p>
          </table:table-cell>
          <table:table-cell office:value-type="float" office:value="30.5108" calcext:value-type="float">
            <text:p>30.5108</text:p>
          </table:table-cell>
          <table:table-cell office:value-type="float" office:value="1437.71" calcext:value-type="float">
            <text:p>1437.7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17.7692" calcext:value-type="float">
            <text:p>1817.7692</text:p>
          </table:table-cell>
          <table:table-cell table:style-name="ce77" office:value-type="float" office:value="37964199" calcext:value-type="float">
            <text:p>37964199</text:p>
          </table:table-cell>
          <table:table-cell table:style-name="ce41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office:value-type="float" office:value="62.9578" calcext:value-type="float">
            <text:p>62.9578</text:p>
          </table:table-cell>
          <table:table-cell office:value-type="float" office:value="1440.76" calcext:value-type="float">
            <text:p>1440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12.1074" calcext:value-type="float">
            <text:p>1812.1074</text:p>
          </table:table-cell>
          <table:table-cell table:style-name="ce80" office:value-type="float" office:value="7589540" calcext:value-type="float">
            <text:p>7589540</text:p>
          </table:table-cell>
          <table:table-cell table:style-name="ce81" office:value-type="float" office:value="1463.52" calcext:value-type="float">
            <text:p>1463.52</text:p>
          </table:table-cell>
          <table:table-cell office:value-type="float" office:value="34.7394" calcext:value-type="float">
            <text:p>34.7394</text:p>
          </table:table-cell>
          <table:table-cell office:value-type="float" office:value="1440.73" calcext:value-type="float">
            <text:p>1440.7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12.0051" calcext:value-type="float">
            <text:p>1812.0051</text:p>
          </table:table-cell>
          <table:table-cell table:style-name="ce85" office:value-type="float" office:value="7627454" calcext:value-type="float">
            <text:p>7627454</text:p>
          </table:table-cell>
          <table:table-cell table:style-name="ce86" office:value-type="float" office:value="1463.52" calcext:value-type="float">
            <text:p>1463.52</text:p>
          </table:table-cell>
          <table:table-cell office:value-type="float" office:value="2394" calcext:value-type="float">
            <text:p>239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1a_new.txt </text:p>
          </table:table-cell>
          <table:table-cell office:value-type="float" office:value="51" calcext:value-type="float">
            <text:p>51</text:p>
          </table:table-cell>
          <table:table-cell office:value-type="float" office:value="5.9977" calcext:value-type="float">
            <text:p>5.9977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807" calcext:value-type="float">
            <text:p>0.0807</text:p>
          </table:table-cell>
          <table:table-cell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44" calcext:value-type="float">
            <text:p>0.0944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5163" calcext:value-type="float">
            <text:p>5163</text:p>
          </table:table-cell>
          <table:table-cell office:value-type="float" office:value="80" calcext:value-type="float">
            <text:p>80</text:p>
          </table:table-cell>
          <table:table-cell office:value-type="float" office:value="9.9751" calcext:value-type="float">
            <text:p>9.9751</text:p>
          </table:table-cell>
          <table:table-cell office:value-type="float" office:value="3414.23" calcext:value-type="float">
            <text:p>3414.2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0904" calcext:value-type="float">
            <text:p>0.0904</text:p>
          </table:table-cell>
          <table:table-cell table:style-name="ce77" office:value-type="float" office:value="1854" calcext:value-type="float">
            <text:p>1854</text:p>
          </table:table-cell>
          <table:table-cell table:style-name="ce41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1.0403" calcext:value-type="float">
            <text:p>11.0403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616" calcext:value-type="float">
            <text:p>0.1616</text:p>
          </table:table-cell>
          <table:table-cell table:style-name="ce80" office:value-type="float" office:value="1746" calcext:value-type="float">
            <text:p>1746</text:p>
          </table:table-cell>
          <table:table-cell table:style-name="ce81" office:value-type="float" office:value="3623.28" calcext:value-type="float">
            <text:p>3623.28</text:p>
          </table:table-cell>
          <table:table-cell office:value-type="float" office:value="9.7229" calcext:value-type="float">
            <text:p>9.7229</text:p>
          </table:table-cell>
          <table:table-cell office:value-type="float" office:value="3414.33" calcext:value-type="float">
            <text:p>3414.3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1333" calcext:value-type="float">
            <text:p>0.1333</text:p>
          </table:table-cell>
          <table:table-cell table:style-name="ce85" office:value-type="float" office:value="1689" calcext:value-type="float">
            <text:p>1689</text:p>
          </table:table-cell>
          <table:table-cell table:style-name="ce86" office:value-type="float" office:value="3623.28" calcext:value-type="float">
            <text:p>3623.28</text:p>
          </table:table-cell>
          <table:table-cell office:value-type="float" office:value="80" calcext:value-type="float">
            <text:p>80</text:p>
          </table:table-cell>
          <table:table-cell office:value-type="float" office:value="198.4243" calcext:value-type="float">
            <text:p>198.4243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503" calcext:value-type="float">
            <text:p>0.6503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office:value-type="float" office:value="232.0599" calcext:value-type="float">
            <text:p>232.0599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879" calcext:value-type="float">
            <text:p>0.6879</text:p>
          </table:table-cell>
          <table:table-cell office:value-type="float" office:value="3" calcext:value-type="float">
            <text:p>3</text:p>
          </table:table-cell>
          <table:table-cell office:value-type="float" office:value="5163.03" calcext:value-type="float">
            <text:p>5163.0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5.4901" calcext:value-type="float">
            <text:p>255.4901</text:p>
          </table:table-cell>
          <table:table-cell office:value-type="float" office:value="3414" calcext:value-type="float">
            <text:p>341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363" calcext:value-type="float">
            <text:p>0.6363</text:p>
          </table:table-cell>
          <table:table-cell office:value-type="float" office:value="3" calcext:value-type="float">
            <text:p>3</text:p>
          </table:table-cell>
          <table:table-cell office:value-type="float" office:value="5166.03" calcext:value-type="float">
            <text:p>5166.03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5.9661" calcext:value-type="float">
            <text:p>5.9661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0949" calcext:value-type="float">
            <text:p>0.0949</text:p>
          </table:table-cell>
          <table:table-cell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1037" calcext:value-type="float">
            <text:p>0.1037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8399" calcext:value-type="float">
            <text:p>8399</text:p>
          </table:table-cell>
          <table:table-cell office:value-type="float" office:value="108" calcext:value-type="float">
            <text:p>108</text:p>
          </table:table-cell>
          <table:table-cell office:value-type="float" office:value="11.0696" calcext:value-type="float">
            <text:p>11.0696</text:p>
          </table:table-cell>
          <table:table-cell office:value-type="float" office:value="6063.47" calcext:value-type="float">
            <text:p>6063.4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23" calcext:value-type="float">
            <text:p>0.123</text:p>
          </table:table-cell>
          <table:table-cell table:style-name="ce77" office:value-type="float" office:value="2196" calcext:value-type="float">
            <text:p>2196</text:p>
          </table:table-cell>
          <table:table-cell table:style-name="ce41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22.618" calcext:value-type="float">
            <text:p>22.618</text:p>
          </table:table-cell>
          <table:table-cell office:value-type="float" office:value="6063.56" calcext:value-type="float">
            <text:p>6063.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1434" calcext:value-type="float">
            <text:p>0.1434</text:p>
          </table:table-cell>
          <table:table-cell table:style-name="ce80" office:value-type="float" office:value="1621" calcext:value-type="float">
            <text:p>1621</text:p>
          </table:table-cell>
          <table:table-cell table:style-name="ce81" office:value-type="float" office:value="6204.34" calcext:value-type="float">
            <text:p>6204.34</text:p>
          </table:table-cell>
          <table:table-cell office:value-type="float" office:value="11.6433" calcext:value-type="float">
            <text:p>11.6433</text:p>
          </table:table-cell>
          <table:table-cell office:value-type="float" office:value="6063.24" calcext:value-type="float">
            <text:p>6063.2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2069" calcext:value-type="float">
            <text:p>0.2069</text:p>
          </table:table-cell>
          <table:table-cell table:style-name="ce85" office:value-type="float" office:value="1490" calcext:value-type="float">
            <text:p>1490</text:p>
          </table:table-cell>
          <table:table-cell table:style-name="ce86" office:value-type="float" office:value="6204.34" calcext:value-type="float">
            <text:p>6204.34</text:p>
          </table:table-cell>
          <table:table-cell office:value-type="float" office:value="108" calcext:value-type="float">
            <text:p>108</text:p>
          </table:table-cell>
          <table:table-cell office:value-type="float" office:value="528.3433" calcext:value-type="float">
            <text:p>528.34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077" calcext:value-type="float">
            <text:p>1.0077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office:value-type="float" office:value="612.8839" calcext:value-type="float">
            <text:p>612.8839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4849" calcext:value-type="float">
            <text:p>1.4849</text:p>
          </table:table-cell>
          <table:table-cell office:value-type="float" office:value="3" calcext:value-type="float">
            <text:p>3</text:p>
          </table:table-cell>
          <table:table-cell office:value-type="float" office:value="8406.65" calcext:value-type="float">
            <text:p>8406.6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75.5233" calcext:value-type="float">
            <text:p>675.5233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0831" calcext:value-type="float">
            <text:p>1.0831</text:p>
          </table:table-cell>
          <table:table-cell office:value-type="float" office:value="3" calcext:value-type="float">
            <text:p>3</text:p>
          </table:table-cell>
          <table:table-cell office:value-type="float" office:value="8459.65" calcext:value-type="float">
            <text:p>8459.65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8528" calcext:value-type="float">
            <text:p>5.8528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15" calcext:value-type="float">
            <text:p>0.115</text:p>
          </table:table-cell>
          <table:table-cell office:value-type="float" office:value="7" calcext:value-type="float">
            <text:p>7</text:p>
          </table:table-cell>
          <table:table-cell office:value-type="float" office:value="13217" calcext:value-type="float">
            <text:p>1321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0963" calcext:value-type="float">
            <text:p>0.0963</text:p>
          </table:table-cell>
          <table:table-cell table:style-name="ce75" office:value-type="float" office:value="9" calcext:value-type="float">
            <text:p>9</text:p>
          </table:table-cell>
          <table:table-cell office:value-type="float" office:value="13217" calcext:value-type="float">
            <text:p>13217</text:p>
          </table:table-cell>
          <table:table-cell office:value-type="float" office:value="132" calcext:value-type="float">
            <text:p>132</text:p>
          </table:table-cell>
          <table:table-cell office:value-type="float" office:value="22.1287" calcext:value-type="float">
            <text:p>22.1287</text:p>
          </table:table-cell>
          <table:table-cell office:value-type="float" office:value="8598.63" calcext:value-type="float">
            <text:p>8598.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0.1705" calcext:value-type="float">
            <text:p>0.1705</text:p>
          </table:table-cell>
          <table:table-cell table:style-name="ce77" office:value-type="float" office:value="7545" calcext:value-type="float">
            <text:p>7545</text:p>
          </table:table-cell>
          <table:table-cell table:style-name="ce41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office:value-type="float" office:value="24.5834" calcext:value-type="float">
            <text:p>24.5834</text:p>
          </table:table-cell>
          <table:table-cell office:value-type="float" office:value="8598.85" calcext:value-type="float">
            <text:p>8598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0.3379" calcext:value-type="float">
            <text:p>0.3379</text:p>
          </table:table-cell>
          <table:table-cell table:style-name="ce80" office:value-type="float" office:value="6515" calcext:value-type="float">
            <text:p>6515</text:p>
          </table:table-cell>
          <table:table-cell table:style-name="ce81" office:value-type="float" office:value="8935.08" calcext:value-type="float">
            <text:p>8935.08</text:p>
          </table:table-cell>
          <table:table-cell office:value-type="float" office:value="24.7874" calcext:value-type="float">
            <text:p>24.7874</text:p>
          </table:table-cell>
          <table:table-cell office:value-type="float" office:value="8598.77" calcext:value-type="float">
            <text:p>8598.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0.3229" calcext:value-type="float">
            <text:p>0.3229</text:p>
          </table:table-cell>
          <table:table-cell table:style-name="ce85" office:value-type="float" office:value="6489" calcext:value-type="float">
            <text:p>6489</text:p>
          </table:table-cell>
          <table:table-cell table:style-name="ce86" office:value-type="float" office:value="8935.08" calcext:value-type="float">
            <text:p>8935.08</text:p>
          </table:table-cell>
          <table:table-cell office:value-type="float" office:value="132" calcext:value-type="float">
            <text:p>13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2647" calcext:value-type="float">
            <text:p>49.2647</text:p>
          </table:table-cell>
          <table:table-cell office:value-type="float" office:value="880140.62" calcext:value-type="float">
            <text:p>88014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30.3435" calcext:value-type="float">
            <text:p>1830.3435</text:p>
          </table:table-cell>
          <table:table-cell office:value-type="float" office:value="25885060" calcext:value-type="float">
            <text:p>25885060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882494.5" calcext:value-type="float">
            <text:p>88249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9.4275" calcext:value-type="float">
            <text:p>1809.4275</text:p>
          </table:table-cell>
          <table:table-cell table:style-name="ce75" office:value-type="float" office:value="5003276" calcext:value-type="float">
            <text:p>5003276</text:p>
          </table:table-cell>
          <table:table-cell office:value-type="float" office:value="912705.12" calcext:value-type="float">
            <text:p>912705.12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178" calcext:value-type="float">
            <text:p>2.4178</text:p>
          </table:table-cell>
          <table:table-cell office:value-type="float" office:value="444" calcext:value-type="float">
            <text:p>444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6329" calcext:value-type="float">
            <text:p>1813.6329</text:p>
          </table:table-cell>
          <table:table-cell office:value-type="float" office:value="22814388" calcext:value-type="float">
            <text:p>22814388</text:p>
          </table:table-cell>
          <table:table-cell office:value-type="float" office:value="544" calcext:value-type="float">
            <text:p>544</text:p>
          </table:table-cell>
          <table:table-cell office:value-type="float" office:value="441" calcext:value-type="float">
            <text:p>44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1.857" calcext:value-type="float">
            <text:p>1811.857</text:p>
          </table:table-cell>
          <table:table-cell table:style-name="ce75" office:value-type="float" office:value="17733414" calcext:value-type="float">
            <text:p>17733414</text:p>
          </table:table-cell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139.5335" calcext:value-type="float">
            <text:p>139.5335</text:p>
          </table:table-cell>
          <table:table-cell office:value-type="float" office:value="427.89" calcext:value-type="float">
            <text:p>427.8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6" office:value-type="float" office:value="1885.1207" calcext:value-type="float">
            <text:p>1885.1207</text:p>
          </table:table-cell>
          <table:table-cell table:style-name="ce77" office:value-type="float" office:value="25673675" calcext:value-type="float">
            <text:p>25673675</text:p>
          </table:table-cell>
          <table:table-cell table:style-name="ce41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float" office:value="189.3246" calcext:value-type="float">
            <text:p>189.3246</text:p>
          </table:table-cell>
          <table:table-cell office:value-type="float" office:value="426.36" calcext:value-type="float">
            <text:p>426.3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9" office:value-type="float" office:value="1824.2763" calcext:value-type="float">
            <text:p>1824.2763</text:p>
          </table:table-cell>
          <table:table-cell table:style-name="ce80" office:value-type="float" office:value="18609257" calcext:value-type="float">
            <text:p>18609257</text:p>
          </table:table-cell>
          <table:table-cell table:style-name="ce81" office:value-type="float" office:value="438.04" calcext:value-type="float">
            <text:p>438.04</text:p>
          </table:table-cell>
          <table:table-cell office:value-type="float" office:value="171.92" calcext:value-type="float">
            <text:p>171.92</text:p>
          </table:table-cell>
          <table:table-cell office:value-type="float" office:value="426.45" calcext:value-type="float">
            <text:p>426.4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2" office:value-type="float" office:value="1825.8123" calcext:value-type="float">
            <text:p>1825.8123</text:p>
          </table:table-cell>
          <table:table-cell table:style-name="ce85" office:value-type="float" office:value="18027175" calcext:value-type="float">
            <text:p>18027175</text:p>
          </table:table-cell>
          <table:table-cell table:style-name="ce86"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6894" calcext:value-type="float">
            <text:p>49.6894</text:p>
          </table:table-cell>
          <table:table-cell table:style-name="ce7" office:value-type="float" office:value="113733192" calcext:value-type="float">
            <text:p>1.14E+0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02.8374" calcext:value-type="float">
            <text:p>1802.8374</text:p>
          </table:table-cell>
          <table:table-cell office:value-type="float" office:value="1017715" calcext:value-type="float">
            <text:p>1017715</text:p>
          </table:table-cell>
          <table:table-cell table:style-name="ce10" office:value-type="float" office:value="122590580" calcext:value-type="float">
            <text:p>1.23E+08</text:p>
          </table:table-cell>
          <table:table-cell table:style-name="ce7" office:value-type="float" office:value="119564194" calcext:value-type="float">
            <text:p>1.20E+0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0.3867" calcext:value-type="float">
            <text:p>1800.3867</text:p>
          </table:table-cell>
          <table:table-cell table:style-name="ce75" office:value-type="float" office:value="7146" calcext:value-type="float">
            <text:p>7146</text:p>
          </table:table-cell>
          <table:table-cell table:style-name="ce7" office:value-type="float" office:value="122590580" calcext:value-type="float">
            <text:p>1.23E+08</text:p>
          </table:table-cell>
          <table:table-cell office:value-type="float" office:value="25920" calcext:value-type="float">
            <text:p>25920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76" office:value-type="string" calcext:value-type="string">
            <text:p><text:s text:c="2"/></text:p>
          </table:table-cell>
          <table:table-cell table:style-name="ce77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 text:c="2"/></text:p>
          </table:table-cell>
          <table:table-cell table:style-name="ce79" office:value-type="string" calcext:value-type="string">
            <text:p><text:s text:c="2"/></text:p>
          </table:table-cell>
          <table:table-cell table:style-name="ce80" office:value-type="string" calcext:value-type="string">
            <text:p><text:s text:c="2"/></text:p>
          </table:table-cell>
          <table:table-cell table:style-name="ce81"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42" office:value-type="string" calcext:value-type="string">
            <text:p><text:s text:c="2"/></text:p>
          </table:table-cell>
          <table:table-cell table:style-name="ce85" office:value-type="string" calcext:value-type="string">
            <text:p><text:s text:c="2"/></text:p>
          </table:table-cell>
          <table:table-cell table:style-name="ce86" office:value-type="string" calcext:value-type="string">
            <text:p><text:s text:c="2"/></text:p>
          </table:table-cell>
          <table:table-cell table:number-columns-repeated="21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5802" calcext:value-type="float">
            <text:p>19.5802</text:p>
          </table:table-cell>
          <table:table-cell office:value-type="float" office:value="8900.5" calcext:value-type="float">
            <text:p>8900.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13.9342" calcext:value-type="float">
            <text:p>1813.9342</text:p>
          </table:table-cell>
          <table:table-cell office:value-type="float" office:value="11487854" calcext:value-type="float">
            <text:p>11487854</text:p>
          </table:table-cell>
          <table:table-cell office:value-type="float" office:value="19680" calcext:value-type="float">
            <text:p>19680</text:p>
          </table:table-cell>
          <table:table-cell office:value-type="float" office:value="9324.5" calcext:value-type="float">
            <text:p>9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7.0637" calcext:value-type="float">
            <text:p>1817.0637</text:p>
          </table:table-cell>
          <table:table-cell table:style-name="ce75" office:value-type="float" office:value="7605200" calcext:value-type="float">
            <text:p>7605200</text:p>
          </table:table-cell>
          <table:table-cell office:value-type="float" office:value="19680" calcext:value-type="float">
            <text:p>19680</text:p>
          </table:table-cell>
          <table:table-cell office:value-type="float" office:value="702" calcext:value-type="float">
            <text:p>702</text:p>
          </table:table-cell>
          <table:table-cell office:value-type="float" office:value="22.0022" calcext:value-type="float">
            <text:p>22.0022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18.2817" calcext:value-type="float">
            <text:p>118.2817</text:p>
          </table:table-cell>
          <table:table-cell table:style-name="ce77" office:value-type="float" office:value="5245115" calcext:value-type="float">
            <text:p>5245115</text:p>
          </table:table-cell>
          <table:table-cell table:style-name="ce41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float" office:value="24.9711" calcext:value-type="float">
            <text:p>24.9711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347.2597" calcext:value-type="float">
            <text:p>347.2597</text:p>
          </table:table-cell>
          <table:table-cell table:style-name="ce80" office:value-type="float" office:value="4962475" calcext:value-type="float">
            <text:p>4962475</text:p>
          </table:table-cell>
          <table:table-cell table:style-name="ce81" office:value-type="float" office:value="5742.98" calcext:value-type="float">
            <text:p>5742.98</text:p>
          </table:table-cell>
          <table:table-cell office:value-type="float" office:value="25.0619" calcext:value-type="float">
            <text:p>25.0619</text:p>
          </table:table-cell>
          <table:table-cell office:value-type="float" office:value="4923.49" calcext:value-type="float">
            <text:p>4923.4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344.4226" calcext:value-type="float">
            <text:p>344.4226</text:p>
          </table:table-cell>
          <table:table-cell table:style-name="ce85" office:value-type="float" office:value="4880105" calcext:value-type="float">
            <text:p>4880105</text:p>
          </table:table-cell>
          <table:table-cell table:style-name="ce86"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38" calcext:value-type="float">
            <text:p>0.35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663" calcext:value-type="float">
            <text:p>0.5663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6425" calcext:value-type="float">
            <text:p>33.6425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1.5977" calcext:value-type="float">
            <text:p>81.5977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1.9878" calcext:value-type="float">
            <text:p>31.98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3876" calcext:value-type="float">
            <text:p>72.3876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957" calcext:value-type="float">
            <text:p>37.595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1.1063" calcext:value-type="float">
            <text:p>71.1063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413" calcext:value-type="float">
            <text:p>0.3413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061" calcext:value-type="float">
            <text:p>0.5061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5156" calcext:value-type="float">
            <text:p>33.515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3549" calcext:value-type="float">
            <text:p>79.354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3536" calcext:value-type="float">
            <text:p>32.3536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2857" calcext:value-type="float">
            <text:p>72.285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4238" calcext:value-type="float">
            <text:p>37.423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3375" calcext:value-type="float">
            <text:p>73.337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697" calcext:value-type="float">
            <text:p>0.3697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205" calcext:value-type="float">
            <text:p>0.52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161" calcext:value-type="float">
            <text:p>33.7161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8.7308" calcext:value-type="float">
            <text:p>78.7308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858" calcext:value-type="float">
            <text:p>32.8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4847" calcext:value-type="float">
            <text:p>72.4847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5749" calcext:value-type="float">
            <text:p>37.5749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4.3745" calcext:value-type="float">
            <text:p>74.3745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588" calcext:value-type="float">
            <text:p>0.358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5105" calcext:value-type="float">
            <text:p>0.510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2978" calcext:value-type="float">
            <text:p>33.297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79.9169" calcext:value-type="float">
            <text:p>79.9169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3.1208" calcext:value-type="float">
            <text:p>33.120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1.0775" calcext:value-type="float">
            <text:p>71.0775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8.102" calcext:value-type="float">
            <text:p>38.1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5.9826" calcext:value-type="float">
            <text:p>75.9826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38" calcext:value-type="float">
            <text:p>0.338</text:p>
          </table:table-cell>
          <table:table-cell office:value-type="float" office:value="7059" calcext:value-type="float">
            <text:p>7059</text:p>
          </table:table-cell>
          <table:table-cell office:value-type="float" office:value="484" calcext:value-type="float">
            <text:p>484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4" office:value-type="float" office:value="0.4935" calcext:value-type="float">
            <text:p>0.4935</text:p>
          </table:table-cell>
          <table:table-cell table:style-name="ce75" office:value-type="float" office:value="7469" calcext:value-type="float">
            <text:p>7469</text:p>
          </table:table-cell>
          <table:table-cell office:value-type="float" office:value="484" calcext:value-type="float">
            <text:p>484</text:p>
          </table:table-cell>
          <table:table-cell office:value-type="float" office:value="404" calcext:value-type="float">
            <text:p>404</text:p>
          </table:table-cell>
          <table:table-cell office:value-type="float" office:value="33.7658" calcext:value-type="float">
            <text:p>33.7658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80.2413" calcext:value-type="float">
            <text:p>80.2413</text:p>
          </table:table-cell>
          <table:table-cell table:style-name="ce77" office:value-type="float" office:value="3768073" calcext:value-type="float">
            <text:p>3768073</text:p>
          </table:table-cell>
          <table:table-cell table:style-name="ce41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office:value-type="float" office:value="32.6217" calcext:value-type="float">
            <text:p>32.6217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72.9822" calcext:value-type="float">
            <text:p>72.9822</text:p>
          </table:table-cell>
          <table:table-cell table:style-name="ce80" office:value-type="float" office:value="1928155" calcext:value-type="float">
            <text:p>1928155</text:p>
          </table:table-cell>
          <table:table-cell table:style-name="ce81" office:value-type="float" office:value="415.8" calcext:value-type="float">
            <text:p>415.8</text:p>
          </table:table-cell>
          <table:table-cell office:value-type="float" office:value="37.1402" calcext:value-type="float">
            <text:p>37.1402</text:p>
          </table:table-cell>
          <table:table-cell office:value-type="float" office:value="394.04" calcext:value-type="float">
            <text:p>394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73.2199" calcext:value-type="float">
            <text:p>73.2199</text:p>
          </table:table-cell>
          <table:table-cell table:style-name="ce85" office:value-type="float" office:value="1978611" calcext:value-type="float">
            <text:p>1978611</text:p>
          </table:table-cell>
          <table:table-cell table:style-name="ce86" office:value-type="float" office:value="415.8" calcext:value-type="float">
            <text:p>415.8</text:p>
          </table:table-cell>
          <table:table-cell office:value-type="float" office:value="404" calcext:value-type="float">
            <text:p>40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472" calcext:value-type="float">
            <text:p>98.1472</text:p>
          </table:table-cell>
          <table:table-cell office:value-type="float" office:value="11568.1" calcext:value-type="float">
            <text:p>11568.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3.2357" calcext:value-type="float">
            <text:p>1823.2357</text:p>
          </table:table-cell>
          <table:table-cell office:value-type="float" office:value="26443109" calcext:value-type="float">
            <text:p>26443109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1782.79" calcext:value-type="float">
            <text:p>11782.7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04.4959" calcext:value-type="float">
            <text:p>1804.4959</text:p>
          </table:table-cell>
          <table:table-cell table:style-name="ce75" office:value-type="float" office:value="6853811" calcext:value-type="float">
            <text:p>6853811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754" calcext:value-type="float">
            <text:p>1754</text:p>
          </table:table-cell>
          <table:table-cell office:value-type="float" office:value="32.8922" calcext:value-type="float">
            <text:p>32.8922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12.3947" calcext:value-type="float">
            <text:p>12.3947</text:p>
          </table:table-cell>
          <table:table-cell table:style-name="ce77" office:value-type="float" office:value="230816" calcext:value-type="float">
            <text:p>230816</text:p>
          </table:table-cell>
          <table:table-cell table:style-name="ce41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office:value-type="float" office:value="51.4093" calcext:value-type="float">
            <text:p>51.4093</text:p>
          </table:table-cell>
          <table:table-cell office:value-type="float" office:value="8645.86" calcext:value-type="float">
            <text:p>8645.8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58.5473" calcext:value-type="float">
            <text:p>58.5473</text:p>
          </table:table-cell>
          <table:table-cell table:style-name="ce80" office:value-type="float" office:value="121700" calcext:value-type="float">
            <text:p>121700</text:p>
          </table:table-cell>
          <table:table-cell table:style-name="ce81" office:value-type="float" office:value="9184.85" calcext:value-type="float">
            <text:p>9184.85</text:p>
          </table:table-cell>
          <table:table-cell office:value-type="float" office:value="37.0478" calcext:value-type="float">
            <text:p>37.0478</text:p>
          </table:table-cell>
          <table:table-cell office:value-type="float" office:value="8645.85" calcext:value-type="float">
            <text:p>8645.8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59.2252" calcext:value-type="float">
            <text:p>59.2252</text:p>
          </table:table-cell>
          <table:table-cell table:style-name="ce85" office:value-type="float" office:value="124708" calcext:value-type="float">
            <text:p>124708</text:p>
          </table:table-cell>
          <table:table-cell table:style-name="ce86" office:value-type="float" office:value="9184.85" calcext:value-type="float">
            <text:p>9184.85</text:p>
          </table:table-cell>
          <table:table-cell office:value-type="float" office:value="1754" calcext:value-type="float">
            <text:p>1754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0296" calcext:value-type="float">
            <text:p>98.0296</text:p>
          </table:table-cell>
          <table:table-cell office:value-type="float" office:value="11787.22" calcext:value-type="float">
            <text:p>11787.2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822.0736" calcext:value-type="float">
            <text:p>1822.0736</text:p>
          </table:table-cell>
          <table:table-cell office:value-type="float" office:value="26958454" calcext:value-type="float">
            <text:p>26958454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2018.15" calcext:value-type="float">
            <text:p>12018.1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74" office:value-type="float" office:value="1810.9026" calcext:value-type="float">
            <text:p>1810.9026</text:p>
          </table:table-cell>
          <table:table-cell table:style-name="ce75" office:value-type="float" office:value="7247098" calcext:value-type="float">
            <text:p>7247098</text:p>
          </table:table-cell>
          <table:table-cell office:value-type="float" office:value="13984.46" calcext:value-type="float">
            <text:p>13984.46</text:p>
          </table:table-cell>
          <table:table-cell office:value-type="float" office:value="1608" calcext:value-type="float">
            <text:p>1608</text:p>
          </table:table-cell>
          <table:table-cell office:value-type="float" office:value="37.1169" calcext:value-type="float">
            <text:p>37.1169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6" office:value-type="float" office:value="9.6498" calcext:value-type="float">
            <text:p>9.6498</text:p>
          </table:table-cell>
          <table:table-cell table:style-name="ce77" office:value-type="float" office:value="167983" calcext:value-type="float">
            <text:p>167983</text:p>
          </table:table-cell>
          <table:table-cell table:style-name="ce41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office:value-type="float" office:value="51.3367" calcext:value-type="float">
            <text:p>51.3367</text:p>
          </table:table-cell>
          <table:table-cell office:value-type="float" office:value="8783.37" calcext:value-type="float">
            <text:p>8783.3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79" office:value-type="float" office:value="49.5027" calcext:value-type="float">
            <text:p>49.5027</text:p>
          </table:table-cell>
          <table:table-cell table:style-name="ce80" office:value-type="float" office:value="110146" calcext:value-type="float">
            <text:p>110146</text:p>
          </table:table-cell>
          <table:table-cell table:style-name="ce81" office:value-type="float" office:value="9364.26" calcext:value-type="float">
            <text:p>9364.26</text:p>
          </table:table-cell>
          <table:table-cell office:value-type="float" office:value="41.6129" calcext:value-type="float">
            <text:p>41.6129</text:p>
          </table:table-cell>
          <table:table-cell office:value-type="float" office:value="8783.34" calcext:value-type="float">
            <text:p>8783.3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42" office:value-type="float" office:value="48.3455" calcext:value-type="float">
            <text:p>48.3455</text:p>
          </table:table-cell>
          <table:table-cell table:style-name="ce85" office:value-type="float" office:value="108836" calcext:value-type="float">
            <text:p>108836</text:p>
          </table:table-cell>
          <table:table-cell table:style-name="ce86" office:value-type="float" office:value="9364.26" calcext:value-type="float">
            <text:p>9364.26</text:p>
          </table:table-cell>
          <table:table-cell office:value-type="float" office:value="1608" calcext:value-type="float">
            <text:p>1608</text:p>
          </table:table-cell>
          <table:table-cell table:number-columns-repeated="20" office:value-type="string" calcext:value-type="string">
            <text:p><text:s text:c="2"/></text:p>
          </table:table-cell>
          <table:table-cell office:value-type="string" calcext:value-type="string">
            <text:p><text:s/>\\</text:p>
          </table:table-cell>
          <table:table-cell table:number-columns-repeated="962"/>
        </table:table-row>
        <table:table-row table:style-name="ro1" table:number-rows-repeated="1048526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Sheet2.K6:Sheet2.K49">
            <calcext:condition calcext:apply-style-name="Good" calcext:value="&lt;[.F6:.F49]" calcext:base-cell-address="Sheet2.K6"/>
          </calcext:conditional-format>
          <calcext:conditional-format calcext:target-range-address="Sheet2.L6:Sheet2.L49">
            <calcext:condition calcext:apply-style-name="Neutral" calcext:value="&lt;[.G6:.G49]" calcext:base-cell-address="Sheet2.L6"/>
          </calcext:conditional-format>
          <calcext:conditional-format calcext:target-range-address="Sheet2.R6:Sheet2.R49">
            <calcext:condition calcext:apply-style-name="Good" calcext:value="&lt;[.F6:.F49]" calcext:base-cell-address="Sheet2.R6"/>
          </calcext:conditional-format>
          <calcext:conditional-format calcext:target-range-address="Sheet2.S6:Sheet2.S49">
            <calcext:condition calcext:apply-style-name="Neutral" calcext:value="&lt;[.G6:.G49]" calcext:base-cell-address="Sheet2.S6"/>
          </calcext:conditional-format>
          <calcext:conditional-format calcext:target-range-address="Sheet2.T6:Sheet2.T49">
            <calcext:condition calcext:apply-style-name="Accent 2" calcext:value="&lt;[.H6:.H49]" calcext:base-cell-address="Sheet2.T6"/>
          </calcext:conditional-format>
          <calcext:conditional-format calcext:target-range-address="Sheet2.AE6:Sheet2.AE49">
            <calcext:condition calcext:apply-style-name="Good" calcext:value="&lt;[.R6:.R49]" calcext:base-cell-address="Sheet2.AE6"/>
          </calcext:conditional-format>
          <calcext:conditional-format calcext:target-range-address="Sheet2.AF6:Sheet2.AF49">
            <calcext:condition calcext:apply-style-name="Neutral" calcext:value="&lt;[.S6:.S49]" calcext:base-cell-address="Sheet2.AF6"/>
          </calcext:conditional-format>
          <calcext:conditional-format calcext:target-range-address="Sheet2.AG6:Sheet2.AG49">
            <calcext:condition calcext:apply-style-name="Accent 2" calcext:value="&lt;[.T6:.T49]" calcext:base-cell-address="Sheet2.AG6"/>
          </calcext:conditional-format>
          <calcext:conditional-format calcext:target-range-address="Sheet2.Y6:Sheet2.Y49">
            <calcext:condition calcext:apply-style-name="Good" calcext:value="&lt;[.R6:.R49]" calcext:base-cell-address="Sheet2.Y6"/>
          </calcext:conditional-format>
          <calcext:conditional-format calcext:target-range-address="Sheet2.Z6:Sheet2.Z49">
            <calcext:condition calcext:apply-style-name="Neutral" calcext:value="&lt;[.S6:.S49]" calcext:base-cell-address="Sheet2.Z6"/>
          </calcext:conditional-format>
          <calcext:conditional-format calcext:target-range-address="Sheet2.AA6:Sheet2.AA49">
            <calcext:condition calcext:apply-style-name="Accent 2" calcext:value="&lt;[.T6:.T49]" calcext:base-cell-address="Sheet2.AA6"/>
          </calcext:conditional-format>
        </calcext:conditional-formats>
      </table:table>
      <table:table table:name="Sheet3" table:style-name="ta1">
        <table:table-column table:style-name="co2" table:default-cell-style-name="ce1"/>
        <table:table-column table:style-name="co1" table:number-columns-repeated="2" table:default-cell-style-name="ce89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Gurobi new resul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4" office:value-type="string" calcext:value-type="string" table:number-columns-spanned="6" table:number-rows-spanned="1">
            <text:p>compare with QP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compare with QP</text:p>
          </table:table-cell>
          <table:covered-table-cell table:number-columns-repeated="5"/>
          <table:table-cell table:style-name="ce44" office:value-type="string" calcext:value-type="string" table:number-columns-spanned="7" table:number-rows-spanned="1">
            <text:p>compare with QP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5" table:number-rows-spanned="1">
            <text:p>QP</text:p>
          </table:table-cell>
          <table:covered-table-cell table:number-columns-repeated="4"/>
          <table:table-cell table:style-name="ce44" office:value-type="string" calcext:value-type="string" table:number-columns-spanned="6" table:number-rows-spanned="1">
            <text:p>QP+Dom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QCR+QP</text:p>
          </table:table-cell>
          <table:covered-table-cell table:number-columns-repeated="5"/>
          <table:table-cell table:style-name="ce44" office:value-type="string" calcext:value-type="string" table:number-columns-spanned="7" table:number-rows-spanned="1">
            <text:p>QCR+QP+Dom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3" office:value-type="string" calcext:value-type="string">
            <text:p>inst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density%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6" office:value-type="string" calcext:value-type="string">
            <text:p>QCR time(s)</text:p>
          </table:table-cell>
          <table:table-cell table:style-name="ce6" office:value-type="string" calcext:value-type="string">
            <text:p>obj val</text:p>
          </table:table-cell>
          <table:table-cell table:style-name="ce6" office:value-type="string" calcext:value-type="string">
            <text:p>opt?</text:p>
          </table:table-cell>
          <table:table-cell table:style-name="ce6" office:value-type="string" calcext:value-type="string">
            <text:p>time(s)</text:p>
          </table:table-cell>
          <table:table-cell table:style-name="ce6" office:value-type="string" calcext:value-type="string">
            <text:p>#nodes</text:p>
          </table:table-cell>
          <table:table-cell table:style-name="ce3" office:value-type="string" calcext:value-type="string">
            <text:p>root val</text:p>
          </table:table-cell>
          <table:table-cell table:style-name="ce3" office:value-type="string" calcext:value-type="string">
            <text:p>#dom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21_2_2019_b.txt 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float" office:value="2.1" calcext:value-type="float">
            <text:p>2.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04" calcext:value-type="float">
            <text:p>0.04</text:p>
          </table:table-cell>
          <table:table-cell table:style-name="ce95" office:value-type="float" office:value="2321" calcext:value-type="float">
            <text:p>2321</text:p>
          </table:table-cell>
          <table:table-cell table:style-name="ce91" office:value-type="float" office:value="77.61" calcext:value-type="float">
            <text:p>77.6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12" calcext:value-type="float">
            <text:p>1.12</text:p>
          </table:table-cell>
          <table:table-cell table:style-name="ce99" office:value-type="float" office:value="696" calcext:value-type="float">
            <text:p>696</text:p>
          </table:table-cell>
          <table:table-cell table:style-name="ce101" office:value-type="float" office:value="75" calcext:value-type="float">
            <text:p>75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office:value-type="float" office:value="10.9732" calcext:value-type="float">
            <text:p>10.9732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1" calcext:value-type="float">
            <text:p>0.1</text:p>
          </table:table-cell>
          <table:table-cell table:style-name="ce106" office:value-type="float" office:value="9361" calcext:value-type="float">
            <text:p>9361</text:p>
          </table:table-cell>
          <table:table-cell table:style-name="ce108" office:value-type="float" office:value="70.69" calcext:value-type="float">
            <text:p>70.69</text:p>
          </table:table-cell>
          <table:table-cell table:style-name="ce95" office:value-type="float" office:value="12.1396" calcext:value-type="float">
            <text:p>12.1396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99" calcext:value-type="float">
            <text:p>0.99</text:p>
          </table:table-cell>
          <table:table-cell table:style-name="ce113" office:value-type="float" office:value="334" calcext:value-type="float">
            <text:p>334</text:p>
          </table:table-cell>
          <table:table-cell table:style-name="ce115" office:value-type="float" office:value="70.66" calcext:value-type="float">
            <text:p>70.66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21_2_2019.txt 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float" office:value="2.1" calcext:value-type="float">
            <text:p>2.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04" calcext:value-type="float">
            <text:p>0.04</text:p>
          </table:table-cell>
          <table:table-cell table:style-name="ce95" office:value-type="float" office:value="2321" calcext:value-type="float">
            <text:p>2321</text:p>
          </table:table-cell>
          <table:table-cell table:style-name="ce91" office:value-type="float" office:value="77.61" calcext:value-type="float">
            <text:p>77.61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12" calcext:value-type="float">
            <text:p>1.12</text:p>
          </table:table-cell>
          <table:table-cell table:style-name="ce99" office:value-type="float" office:value="696" calcext:value-type="float">
            <text:p>696</text:p>
          </table:table-cell>
          <table:table-cell table:style-name="ce101" office:value-type="float" office:value="75" calcext:value-type="float">
            <text:p>75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office:value-type="float" office:value="11.1325" calcext:value-type="float">
            <text:p>11.1325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1" calcext:value-type="float">
            <text:p>0.1</text:p>
          </table:table-cell>
          <table:table-cell table:style-name="ce106" office:value-type="float" office:value="9361" calcext:value-type="float">
            <text:p>9361</text:p>
          </table:table-cell>
          <table:table-cell table:style-name="ce108" office:value-type="float" office:value="70.69" calcext:value-type="float">
            <text:p>70.69</text:p>
          </table:table-cell>
          <table:table-cell table:style-name="ce95" office:value-type="float" office:value="11.4408" calcext:value-type="float">
            <text:p>11.4408</text:p>
          </table:table-cell>
          <table:table-cell table:style-name="ce95" office:value-type="float" office:value="70" calcext:value-type="float">
            <text:p>7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01" calcext:value-type="float">
            <text:p>1.01</text:p>
          </table:table-cell>
          <table:table-cell table:style-name="ce113" office:value-type="float" office:value="334" calcext:value-type="float">
            <text:p>334</text:p>
          </table:table-cell>
          <table:table-cell table:style-name="ce115" office:value-type="float" office:value="70.66" calcext:value-type="float">
            <text:p>70.66</text:p>
          </table:table-cell>
          <table:table-cell table:style-name="ce91" office:value-type="float" office:value="13512" calcext:value-type="float">
            <text:p>13512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ax Cut gka1a.txt 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float" office:value="6.2" calcext:value-type="float">
            <text:p>6.2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12" calcext:value-type="float">
            <text:p>0.12</text:p>
          </table:table-cell>
          <table:table-cell table:style-name="ce95" office:value-type="float" office:value="10508" calcext:value-type="float">
            <text:p>10508</text:p>
          </table:table-cell>
          <table:table-cell table:style-name="ce91" office:value-type="float" office:value="2938.46" calcext:value-type="float">
            <text:p>2938.46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3.51" calcext:value-type="float">
            <text:p>3.51</text:p>
          </table:table-cell>
          <table:table-cell table:style-name="ce99" office:value-type="float" office:value="8713" calcext:value-type="float">
            <text:p>8713</text:p>
          </table:table-cell>
          <table:table-cell table:style-name="ce101" office:value-type="float" office:value="2461" calcext:value-type="float">
            <text:p>2461</text:p>
          </table:table-cell>
          <table:table-cell table:style-name="ce91" office:value-type="float" office:value="9036" calcext:value-type="float">
            <text:p>9036</text:p>
          </table:table-cell>
          <table:table-cell table:style-name="ce95" office:value-type="float" office:value="12.3426" calcext:value-type="float">
            <text:p>12.3426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06" office:value-type="float" office:value="2511" calcext:value-type="float">
            <text:p>2511</text:p>
          </table:table-cell>
          <table:table-cell table:style-name="ce108" office:value-type="float" office:value="1890.36" calcext:value-type="float">
            <text:p>1890.36</text:p>
          </table:table-cell>
          <table:table-cell table:style-name="ce95" office:value-type="float" office:value="12.5618" calcext:value-type="float">
            <text:p>12.5618</text:p>
          </table:table-cell>
          <table:table-cell table:style-name="ce95" office:value-type="float" office:value="1762" calcext:value-type="float">
            <text:p>1762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92" calcext:value-type="float">
            <text:p>0.92</text:p>
          </table:table-cell>
          <table:table-cell table:style-name="ce113" office:value-type="float" office:value="783" calcext:value-type="float">
            <text:p>783</text:p>
          </table:table-cell>
          <table:table-cell table:style-name="ce115" office:value-type="float" office:value="1880.55" calcext:value-type="float">
            <text:p>1880.55</text:p>
          </table:table-cell>
          <table:table-cell table:style-name="ce91" office:value-type="float" office:value="9036" calcext:value-type="float">
            <text:p>9036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22.4" calcext:value-type="float">
            <text:p>22.4</text:p>
          </table:table-cell>
          <table:table-cell office:value-type="float" office:value="538.05" calcext:value-type="float">
            <text:p>538.0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83.12" calcext:value-type="float">
            <text:p>183.12</text:p>
          </table:table-cell>
          <table:table-cell office:value-type="float" office:value="21061573" calcext:value-type="float">
            <text:p>21061573</text:p>
          </table:table-cell>
          <table:table-cell office:value-type="float" office:value="962.29" calcext:value-type="float">
            <text:p>962.29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262.28" calcext:value-type="float">
            <text:p>262.28</text:p>
          </table:table-cell>
          <table:table-cell table:style-name="ce100" office:value-type="float" office:value="62959" calcext:value-type="float">
            <text:p>62959</text:p>
          </table:table-cell>
          <table:table-cell table:style-name="ce102" office:value-type="float" office:value="962.29" calcext:value-type="float">
            <text:p>962.29</text:p>
          </table:table-cell>
          <table:table-cell office:value-type="float" office:value="50136" calcext:value-type="float">
            <text:p>50136</text:p>
          </table:table-cell>
          <table:table-cell office:value-type="float" office:value="17.2988" calcext:value-type="float">
            <text:p>17.2988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5" calcext:value-type="float">
            <text:p>0.05</text:p>
          </table:table-cell>
          <table:table-cell table:style-name="ce107" office:value-type="float" office:value="1330" calcext:value-type="float">
            <text:p>1330</text:p>
          </table:table-cell>
          <table:table-cell table:style-name="ce109" office:value-type="float" office:value="539.96" calcext:value-type="float">
            <text:p>539.96</text:p>
          </table:table-cell>
          <table:table-cell office:value-type="float" office:value="18.042" calcext:value-type="float">
            <text:p>18.042</text:p>
          </table:table-cell>
          <table:table-cell office:value-type="float" office:value="538" calcext:value-type="float">
            <text:p>53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7.24" calcext:value-type="float">
            <text:p>7.24</text:p>
          </table:table-cell>
          <table:table-cell table:style-name="ce114" office:value-type="float" office:value="320" calcext:value-type="float">
            <text:p>320</text:p>
          </table:table-cell>
          <table:table-cell table:style-name="ce116" office:value-type="float" office:value="539.96" calcext:value-type="float">
            <text:p>539.96</text:p>
          </table:table-cell>
          <table:table-cell office:value-type="float" office:value="50136" calcext:value-type="float">
            <text:p>5013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24.7" calcext:value-type="float">
            <text:p>24.7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8.09" calcext:value-type="float">
            <text:p>28.09</text:p>
          </table:table-cell>
          <table:table-cell office:value-type="float" office:value="2657402" calcext:value-type="float">
            <text:p>2657402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91.14" calcext:value-type="float">
            <text:p>91.14</text:p>
          </table:table-cell>
          <table:table-cell table:style-name="ce100" office:value-type="float" office:value="21666" calcext:value-type="float">
            <text:p>21666</text:p>
          </table:table-cell>
          <table:table-cell table:style-name="ce102" office:value-type="float" office:value="1071.48" calcext:value-type="float">
            <text:p>1071.48</text:p>
          </table:table-cell>
          <table:table-cell office:value-type="float" office:value="52738" calcext:value-type="float">
            <text:p>52738</text:p>
          </table:table-cell>
          <table:table-cell office:value-type="float" office:value="17.8559" calcext:value-type="float">
            <text:p>17.8559</text:p>
          </table:table-cell>
          <table:table-cell office:value-type="float" office:value="602" calcext:value-type="float">
            <text:p>6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4" calcext:value-type="float">
            <text:p>0.04</text:p>
          </table:table-cell>
          <table:table-cell table:style-name="ce107" office:value-type="float" office:value="1162" calcext:value-type="float">
            <text:p>1162</text:p>
          </table:table-cell>
          <table:table-cell table:style-name="ce109" office:value-type="float" office:value="602.26" calcext:value-type="float">
            <text:p>602.26</text:p>
          </table:table-cell>
          <table:table-cell office:value-type="float" office:value="18.6351" calcext:value-type="float">
            <text:p>18.6351</text:p>
          </table:table-cell>
          <table:table-cell office:value-type="float" office:value="602.05" calcext:value-type="float">
            <text:p>602.0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8.84" calcext:value-type="float">
            <text:p>8.84</text:p>
          </table:table-cell>
          <table:table-cell table:style-name="ce114" office:value-type="float" office:value="381" calcext:value-type="float">
            <text:p>381</text:p>
          </table:table-cell>
          <table:table-cell table:style-name="ce116" office:value-type="float" office:value="602.26" calcext:value-type="float">
            <text:p>602.26</text:p>
          </table:table-cell>
          <table:table-cell office:value-type="float" office:value="52738" calcext:value-type="float">
            <text:p>5273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39.7" calcext:value-type="float">
            <text:p>39.7</text:p>
          </table:table-cell>
          <table:table-cell office:value-type="float" office:value="951.95" calcext:value-type="float">
            <text:p>951.9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0933722" calcext:value-type="float">
            <text:p>120933722</text:p>
          </table:table-cell>
          <table:table-cell office:value-type="float" office:value="1574" calcext:value-type="float">
            <text:p>1574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315.15" calcext:value-type="float">
            <text:p>315.15</text:p>
          </table:table-cell>
          <table:table-cell table:style-name="ce100" office:value-type="float" office:value="71010" calcext:value-type="float">
            <text:p>71010</text:p>
          </table:table-cell>
          <table:table-cell table:style-name="ce102" office:value-type="float" office:value="1890.63" calcext:value-type="float">
            <text:p>1890.63</text:p>
          </table:table-cell>
          <table:table-cell office:value-type="float" office:value="41512" calcext:value-type="float">
            <text:p>41512</text:p>
          </table:table-cell>
          <table:table-cell office:value-type="float" office:value="16.0103" calcext:value-type="float">
            <text:p>16.0103</text:p>
          </table:table-cell>
          <table:table-cell office:value-type="float" office:value="900.03" calcext:value-type="float">
            <text:p>900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5" calcext:value-type="float">
            <text:p>0.05</text:p>
          </table:table-cell>
          <table:table-cell table:style-name="ce107" office:value-type="float" office:value="551" calcext:value-type="float">
            <text:p>551</text:p>
          </table:table-cell>
          <table:table-cell table:style-name="ce109" office:value-type="float" office:value="900.05" calcext:value-type="float">
            <text:p>900.05</text:p>
          </table:table-cell>
          <table:table-cell office:value-type="float" office:value="17.7164" calcext:value-type="float">
            <text:p>17.7164</text:p>
          </table:table-cell>
          <table:table-cell office:value-type="float" office:value="900" calcext:value-type="float">
            <text:p>900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6.42" calcext:value-type="float">
            <text:p>6.42</text:p>
          </table:table-cell>
          <table:table-cell table:style-name="ce114" office:value-type="float" office:value="270" calcext:value-type="float">
            <text:p>270</text:p>
          </table:table-cell>
          <table:table-cell table:style-name="ce116" office:value-type="float" office:value="900.05" calcext:value-type="float">
            <text:p>900.05</text:p>
          </table:table-cell>
          <table:table-cell office:value-type="float" office:value="41512" calcext:value-type="float">
            <text:p>415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20.9" calcext:value-type="float">
            <text:p>20.9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.32" calcext:value-type="float">
            <text:p>2.32</text:p>
          </table:table-cell>
          <table:table-cell office:value-type="float" office:value="272580" calcext:value-type="float">
            <text:p>272580</text:p>
          </table:table-cell>
          <table:table-cell office:value-type="float" office:value="385.31" calcext:value-type="float">
            <text:p>385.31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2.49" calcext:value-type="float">
            <text:p>2.49</text:p>
          </table:table-cell>
          <table:table-cell table:style-name="ce100" office:value-type="float" office:value="1005" calcext:value-type="float">
            <text:p>1005</text:p>
          </table:table-cell>
          <table:table-cell table:style-name="ce102" office:value-type="float" office:value="352" calcext:value-type="float">
            <text:p>352</text:p>
          </table:table-cell>
          <table:table-cell office:value-type="float" office:value="18898" calcext:value-type="float">
            <text:p>18898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6" calcext:value-type="float">
            <text:p>0.06</text:p>
          </table:table-cell>
          <table:table-cell table:style-name="ce107" office:value-type="float" office:value="3651" calcext:value-type="float">
            <text:p>3651</text:p>
          </table:table-cell>
          <table:table-cell table:style-name="ce109" office:value-type="float" office:value="199.41" calcext:value-type="float">
            <text:p>199.41</text:p>
          </table:table-cell>
          <table:table-cell office:value-type="float" office:value="11.0475" calcext:value-type="float">
            <text:p>11.0475</text:p>
          </table:table-cell>
          <table:table-cell office:value-type="float" office:value="199" calcext:value-type="float">
            <text:p>19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2.09" calcext:value-type="float">
            <text:p>2.09</text:p>
          </table:table-cell>
          <table:table-cell table:style-name="ce114" office:value-type="float" office:value="498" calcext:value-type="float">
            <text:p>498</text:p>
          </table:table-cell>
          <table:table-cell table:style-name="ce116" office:value-type="float" office:value="199.41" calcext:value-type="float">
            <text:p>199.41</text:p>
          </table:table-cell>
          <table:table-cell office:value-type="float" office:value="18898" calcext:value-type="float">
            <text:p>1889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9.5" calcext:value-type="float">
            <text:p>9.5</text:p>
          </table:table-cell>
          <table:table-cell office:value-type="float" office:value="2181" calcext:value-type="float">
            <text:p>218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46" calcext:value-type="float">
            <text:p>5.46</text:p>
          </table:table-cell>
          <table:table-cell office:value-type="float" office:value="271170" calcext:value-type="float">
            <text:p>271170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98" office:value-type="string" calcext:value-type="string">
            <text:p><text:s text:c="2"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2" office:value-type="float" office:value="4850" calcext:value-type="float">
            <text:p>4850</text:p>
          </table:table-cell>
          <table:table-cell office:value-type="string" calcext:value-type="string">
            <text:p><text:s text:c="2"/></text:p>
          </table:table-cell>
          <table:table-cell office:value-type="float" office:value="189.5274" calcext:value-type="float">
            <text:p>189.5274</text:p>
          </table:table-cell>
          <table:table-cell office:value-type="float" office:value="2181.17" calcext:value-type="float">
            <text:p>2181.1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.18" calcext:value-type="float">
            <text:p>4.18</text:p>
          </table:table-cell>
          <table:table-cell table:style-name="ce107" office:value-type="float" office:value="219588" calcext:value-type="float">
            <text:p>219588</text:p>
          </table:table-cell>
          <table:table-cell table:style-name="ce109" office:value-type="float" office:value="2181.3" calcext:value-type="float">
            <text:p>2181.3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12" office:value-type="string" calcext:value-type="string">
            <text:p><text:s text:c="2"/></text:p>
          </table:table-cell>
          <table:table-cell table:style-name="ce114" office:value-type="string" calcext:value-type="string">
            <text:p><text:s text:c="2"/></text:p>
          </table:table-cell>
          <table:table-cell table:style-name="ce116" office:value-type="float" office:value="2181.3" calcext:value-type="float">
            <text:p>2181.3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46.4" calcext:value-type="float">
            <text:p>46.4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376.49" calcext:value-type="float">
            <text:p>1376.49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2.52" calcext:value-type="float">
            <text:p>2.52</text:p>
          </table:table-cell>
          <table:table-cell table:style-name="ce100" office:value-type="float" office:value="54" calcext:value-type="float">
            <text:p>54</text:p>
          </table:table-cell>
          <table:table-cell table:style-name="ce102" office:value-type="float" office:value="1242.49" calcext:value-type="float">
            <text:p>1242.49</text:p>
          </table:table-cell>
          <table:table-cell office:value-type="float" office:value="19058" calcext:value-type="float">
            <text:p>19058</text:p>
          </table:table-cell>
          <table:table-cell office:value-type="float" office:value="17.9801" calcext:value-type="float">
            <text:p>17.9801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9" calcext:value-type="float">
            <text:p>0.09</text:p>
          </table:table-cell>
          <table:table-cell table:style-name="ce107" office:value-type="float" office:value="2485" calcext:value-type="float">
            <text:p>2485</text:p>
          </table:table-cell>
          <table:table-cell table:style-name="ce109" office:value-type="float" office:value="972" calcext:value-type="float">
            <text:p>972</text:p>
          </table:table-cell>
          <table:table-cell office:value-type="float" office:value="18.7666" calcext:value-type="float">
            <text:p>18.7666</text:p>
          </table:table-cell>
          <table:table-cell office:value-type="float" office:value="972" calcext:value-type="float">
            <text:p>97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1.32" calcext:value-type="float">
            <text:p>1.32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float" office:value="972" calcext:value-type="float">
            <text:p>972</text:p>
          </table:table-cell>
          <table:table-cell office:value-type="float" office:value="19058" calcext:value-type="float">
            <text:p>190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44.9" calcext:value-type="float">
            <text:p>44.9</text:p>
          </table:table-cell>
          <table:table-cell office:value-type="float" office:value="1230.62" calcext:value-type="float">
            <text:p>1230.6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5410309" calcext:value-type="float">
            <text:p>125410309</text:p>
          </table:table-cell>
          <table:table-cell office:value-type="float" office:value="1782" calcext:value-type="float">
            <text:p>1782</text:p>
          </table:table-cell>
          <table:table-cell office:value-type="float" office:value="975" calcext:value-type="float">
            <text:p>9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52.16" calcext:value-type="float">
            <text:p>52.16</text:p>
          </table:table-cell>
          <table:table-cell table:style-name="ce100" office:value-type="float" office:value="36485" calcext:value-type="float">
            <text:p>36485</text:p>
          </table:table-cell>
          <table:table-cell table:style-name="ce102" office:value-type="float" office:value="2042.36" calcext:value-type="float">
            <text:p>2042.36</text:p>
          </table:table-cell>
          <table:table-cell office:value-type="float" office:value="26500" calcext:value-type="float">
            <text:p>26500</text:p>
          </table:table-cell>
          <table:table-cell office:value-type="float" office:value="18.2179" calcext:value-type="float">
            <text:p>18.2179</text:p>
          </table:table-cell>
          <table:table-cell office:value-type="float" office:value="977" calcext:value-type="float">
            <text:p>97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8" calcext:value-type="float">
            <text:p>0.08</text:p>
          </table:table-cell>
          <table:table-cell table:style-name="ce107" office:value-type="float" office:value="2511" calcext:value-type="float">
            <text:p>2511</text:p>
          </table:table-cell>
          <table:table-cell table:style-name="ce109" office:value-type="float" office:value="977.32" calcext:value-type="float">
            <text:p>977.32</text:p>
          </table:table-cell>
          <table:table-cell office:value-type="float" office:value="20.3414" calcext:value-type="float">
            <text:p>20.3414</text:p>
          </table:table-cell>
          <table:table-cell office:value-type="float" office:value="975" calcext:value-type="float">
            <text:p>97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1.89" calcext:value-type="float">
            <text:p>1.89</text:p>
          </table:table-cell>
          <table:table-cell table:style-name="ce114" office:value-type="float" office:value="33" calcext:value-type="float">
            <text:p>33</text:p>
          </table:table-cell>
          <table:table-cell table:style-name="ce116" office:value-type="float" office:value="977.32" calcext:value-type="float">
            <text:p>977.32</text:p>
          </table:table-cell>
          <table:table-cell office:value-type="float" office:value="26500" calcext:value-type="float">
            <text:p>265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48.2" calcext:value-type="float">
            <text:p>48.2</text:p>
          </table:table-cell>
          <table:table-cell office:value-type="float" office:value="888.25" calcext:value-type="float">
            <text:p>888.2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236855870" calcext:value-type="float">
            <text:p>236855870</text:p>
          </table:table-cell>
          <table:table-cell office:value-type="float" office:value="1672.5" calcext:value-type="float">
            <text:p>1672.5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.1" calcext:value-type="float">
            <text:p>1.1</text:p>
          </table:table-cell>
          <table:table-cell table:style-name="ce100" office:value-type="float" office:value="53" calcext:value-type="float">
            <text:p>53</text:p>
          </table:table-cell>
          <table:table-cell table:style-name="ce102" office:value-type="float" office:value="1387.5" calcext:value-type="float">
            <text:p>1387.5</text:p>
          </table:table-cell>
          <table:table-cell office:value-type="float" office:value="10556" calcext:value-type="float">
            <text:p>10556</text:p>
          </table:table-cell>
          <table:table-cell office:value-type="float" office:value="12.1211" calcext:value-type="float">
            <text:p>12.1211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5" calcext:value-type="float">
            <text:p>0.05</text:p>
          </table:table-cell>
          <table:table-cell table:style-name="ce107" office:value-type="float" office:value="951" calcext:value-type="float">
            <text:p>951</text:p>
          </table:table-cell>
          <table:table-cell table:style-name="ce109" office:value-type="float" office:value="867" calcext:value-type="float">
            <text:p>867</text:p>
          </table:table-cell>
          <table:table-cell office:value-type="float" office:value="12.2193" calcext:value-type="float">
            <text:p>12.2193</text:p>
          </table:table-cell>
          <table:table-cell office:value-type="float" office:value="867" calcext:value-type="float">
            <text:p>86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0.47" calcext:value-type="float">
            <text:p>0.47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float" office:value="867" calcext:value-type="float">
            <text:p>867</text:p>
          </table:table-cell>
          <table:table-cell office:value-type="float" office:value="10556" calcext:value-type="float">
            <text:p>105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4601.txt </text:p>
          </table:table-cell>
          <table:table-cell office:value-type="float" office:value="63" calcext:value-type="float">
            <text:p>63</text:p>
          </table:table-cell>
          <table:table-cell office:value-type="float" office:value="47.7" calcext:value-type="float">
            <text:p>47.7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.56" calcext:value-type="float">
            <text:p>1.56</text:p>
          </table:table-cell>
          <table:table-cell table:style-name="ce100" office:value-type="float" office:value="73" calcext:value-type="float">
            <text:p>73</text:p>
          </table:table-cell>
          <table:table-cell table:style-name="ce102" office:value-type="float" office:value="2938.85" calcext:value-type="float">
            <text:p>2938.85</text:p>
          </table:table-cell>
          <table:table-cell office:value-type="float" office:value="18612" calcext:value-type="float">
            <text:p>18612</text:p>
          </table:table-cell>
          <table:table-cell office:value-type="float" office:value="14.0288" calcext:value-type="float">
            <text:p>14.028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8" calcext:value-type="float">
            <text:p>0.08</text:p>
          </table:table-cell>
          <table:table-cell table:style-name="ce107" office:value-type="float" office:value="2511" calcext:value-type="float">
            <text:p>2511</text:p>
          </table:table-cell>
          <table:table-cell table:style-name="ce109" office:value-type="float" office:value="964" calcext:value-type="float">
            <text:p>964</text:p>
          </table:table-cell>
          <table:table-cell office:value-type="float" office:value="14.5447" calcext:value-type="float">
            <text:p>14.544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1.37" calcext:value-type="float">
            <text:p>1.37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float" office:value="964" calcext:value-type="float">
            <text:p>964</text:p>
          </table:table-cell>
          <table:table-cell office:value-type="float" office:value="18612" calcext:value-type="float">
            <text:p>186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37781.txt </text:p>
          </table:table-cell>
          <table:table-cell office:value-type="float" office:value="63" calcext:value-type="float">
            <text:p>63</text:p>
          </table:table-cell>
          <table:table-cell office:value-type="float" office:value="39.3" calcext:value-type="float">
            <text:p>39.3</text:p>
          </table:table-cell>
          <table:table-cell office:value-type="float" office:value="1068.66" calcext:value-type="float">
            <text:p>1068.6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36981834" calcext:value-type="float">
            <text:p>136981834</text:p>
          </table:table-cell>
          <table:table-cell office:value-type="float" office:value="1560" calcext:value-type="float">
            <text:p>1560</text:p>
          </table:table-cell>
          <table:table-cell office:value-type="float" office:value="897" calcext:value-type="float">
            <text:p>89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624.6" calcext:value-type="float">
            <text:p>1624.6</text:p>
          </table:table-cell>
          <table:table-cell table:style-name="ce100" office:value-type="float" office:value="564709" calcext:value-type="float">
            <text:p>564709</text:p>
          </table:table-cell>
          <table:table-cell table:style-name="ce102" office:value-type="float" office:value="1901.64" calcext:value-type="float">
            <text:p>1901.64</text:p>
          </table:table-cell>
          <table:table-cell office:value-type="float" office:value="41580" calcext:value-type="float">
            <text:p>41580</text:p>
          </table:table-cell>
          <table:table-cell office:value-type="float" office:value="16.2851" calcext:value-type="float">
            <text:p>16.2851</text:p>
          </table:table-cell>
          <table:table-cell office:value-type="float" office:value="897.04" calcext:value-type="float">
            <text:p>897.0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5" calcext:value-type="float">
            <text:p>0.05</text:p>
          </table:table-cell>
          <table:table-cell table:style-name="ce107" office:value-type="float" office:value="811" calcext:value-type="float">
            <text:p>811</text:p>
          </table:table-cell>
          <table:table-cell table:style-name="ce109" office:value-type="float" office:value="897.05" calcext:value-type="float">
            <text:p>897.05</text:p>
          </table:table-cell>
          <table:table-cell office:value-type="float" office:value="16.2837" calcext:value-type="float">
            <text:p>16.2837</text:p>
          </table:table-cell>
          <table:table-cell office:value-type="float" office:value="897.03" calcext:value-type="float">
            <text:p>897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5.72" calcext:value-type="float">
            <text:p>5.72</text:p>
          </table:table-cell>
          <table:table-cell table:style-name="ce114" office:value-type="float" office:value="190" calcext:value-type="float">
            <text:p>190</text:p>
          </table:table-cell>
          <table:table-cell table:style-name="ce116" office:value-type="float" office:value="897.05" calcext:value-type="float">
            <text:p>897.05</text:p>
          </table:table-cell>
          <table:table-cell office:value-type="float" office:value="41580" calcext:value-type="float">
            <text:p>415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4004.txt </text:p>
          </table:table-cell>
          <table:table-cell office:value-type="float" office:value="63" calcext:value-type="float">
            <text:p>63</text:p>
          </table:table-cell>
          <table:table-cell office:value-type="float" office:value="43.6" calcext:value-type="float">
            <text:p>43.6</text:p>
          </table:table-cell>
          <table:table-cell office:value-type="float" office:value="1414.43" calcext:value-type="float">
            <text:p>1414.4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7684694" calcext:value-type="float">
            <text:p>127684694</text:p>
          </table:table-cell>
          <table:table-cell office:value-type="float" office:value="1729" calcext:value-type="float">
            <text:p>1729</text:p>
          </table:table-cell>
          <table:table-cell office:value-type="float" office:value="952" calcext:value-type="float">
            <text:p>95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71.66" calcext:value-type="float">
            <text:p>171.66</text:p>
          </table:table-cell>
          <table:table-cell table:style-name="ce100" office:value-type="float" office:value="127164" calcext:value-type="float">
            <text:p>127164</text:p>
          </table:table-cell>
          <table:table-cell table:style-name="ce102" office:value-type="float" office:value="2640.04" calcext:value-type="float">
            <text:p>2640.04</text:p>
          </table:table-cell>
          <table:table-cell office:value-type="float" office:value="30950" calcext:value-type="float">
            <text:p>30950</text:p>
          </table:table-cell>
          <table:table-cell office:value-type="float" office:value="16.6377" calcext:value-type="float">
            <text:p>16.6377</text:p>
          </table:table-cell>
          <table:table-cell office:value-type="float" office:value="956" calcext:value-type="float">
            <text:p>95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8" calcext:value-type="float">
            <text:p>0.08</text:p>
          </table:table-cell>
          <table:table-cell table:style-name="ce107" office:value-type="float" office:value="1731" calcext:value-type="float">
            <text:p>1731</text:p>
          </table:table-cell>
          <table:table-cell table:style-name="ce109" office:value-type="float" office:value="956.24" calcext:value-type="float">
            <text:p>956.24</text:p>
          </table:table-cell>
          <table:table-cell office:value-type="float" office:value="17.4371" calcext:value-type="float">
            <text:p>17.4371</text:p>
          </table:table-cell>
          <table:table-cell office:value-type="float" office:value="952" calcext:value-type="float">
            <text:p>95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3.07" calcext:value-type="float">
            <text:p>3.07</text:p>
          </table:table-cell>
          <table:table-cell table:style-name="ce114" office:value-type="float" office:value="51" calcext:value-type="float">
            <text:p>51</text:p>
          </table:table-cell>
          <table:table-cell table:style-name="ce116" office:value-type="float" office:value="956.24" calcext:value-type="float">
            <text:p>956.24</text:p>
          </table:table-cell>
          <table:table-cell office:value-type="float" office:value="30950" calcext:value-type="float">
            <text:p>30950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bcc56458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7.8" calcext:value-type="float">
            <text:p>47.8</text:p>
          </table:table-cell>
          <table:table-cell table:style-name="ce95" office:value-type="float" office:value="1840.69" calcext:value-type="float">
            <text:p>1840.69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32128358" calcext:value-type="float">
            <text:p>132128358</text:p>
          </table:table-cell>
          <table:table-cell table:style-name="ce91" office:value-type="float" office:value="1899" calcext:value-type="float">
            <text:p>1899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6" calcext:value-type="float">
            <text:p>1.26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office:value-type="float" office:value="12.8412" calcext:value-type="float">
            <text:p>12.8412</text:p>
          </table:table-cell>
          <table:table-cell table:style-name="ce95" office:value-type="float" office:value="969" calcext:value-type="float">
            <text:p>96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8" calcext:value-type="float">
            <text:p>0.08</text:p>
          </table:table-cell>
          <table:table-cell table:style-name="ce106" office:value-type="float" office:value="2589" calcext:value-type="float">
            <text:p>2589</text:p>
          </table:table-cell>
          <table:table-cell table:style-name="ce108" office:value-type="float" office:value="969" calcext:value-type="float">
            <text:p>969</text:p>
          </table:table-cell>
          <table:table-cell table:style-name="ce95" office:value-type="float" office:value="13.1205" calcext:value-type="float">
            <text:p>13.1205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7" calcext:value-type="float">
            <text:p>1.27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58142.txt </text:p>
          </table:table-cell>
          <table:table-cell office:value-type="float" office:value="21" calcext:value-type="float">
            <text:p>21</text:p>
          </table:table-cell>
          <table:table-cell office:value-type="float" office:value="45.1" calcext:value-type="float">
            <text:p>45.1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office:value-type="float" office:value="10777" calcext:value-type="float">
            <text:p>10777</text:p>
          </table:table-cell>
          <table:table-cell office:value-type="float" office:value="199.79" calcext:value-type="float">
            <text:p>199.79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0.07" calcext:value-type="float">
            <text:p>0.07</text:p>
          </table:table-cell>
          <table:table-cell table:style-name="ce100" office:value-type="float" office:value="25" calcext:value-type="float">
            <text:p>25</text:p>
          </table:table-cell>
          <table:table-cell table:style-name="ce102" office:value-type="float" office:value="120.39" calcext:value-type="float">
            <text:p>120.39</text:p>
          </table:table-cell>
          <table:table-cell office:value-type="float" office:value="1404" calcext:value-type="float">
            <text:p>1404</text:p>
          </table:table-cell>
          <table:table-cell office:value-type="float" office:value="6.6366" calcext:value-type="float">
            <text:p>6.6366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07" office:value-type="float" office:value="251" calcext:value-type="float">
            <text:p>251</text:p>
          </table:table-cell>
          <table:table-cell table:style-name="ce109" office:value-type="float" office:value="109" calcext:value-type="float">
            <text:p>109</text:p>
          </table:table-cell>
          <table:table-cell office:value-type="float" office:value="7.2782" calcext:value-type="float">
            <text:p>7.2782</text:p>
          </table:table-cell>
          <table:table-cell office:value-type="float" office:value="109" calcext:value-type="float">
            <text:p>10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0.04" calcext:value-type="float">
            <text:p>0.04</text:p>
          </table:table-cell>
          <table:table-cell table:style-name="ce114" office:value-type="float" office:value="1" calcext:value-type="float">
            <text:p>1</text:p>
          </table:table-cell>
          <table:table-cell table:style-name="ce116" office:value-type="float" office:value="109" calcext:value-type="float">
            <text:p>109</text:p>
          </table:table-cell>
          <table:table-cell office:value-type="float" office:value="1404" calcext:value-type="float">
            <text:p>14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6273.txt </text:p>
          </table:table-cell>
          <table:table-cell office:value-type="float" office:value="63" calcext:value-type="float">
            <text:p>63</text:p>
          </table:table-cell>
          <table:table-cell office:value-type="float" office:value="47.7" calcext:value-type="float">
            <text:p>47.7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1894" calcext:value-type="float">
            <text:p>1894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.37" calcext:value-type="float">
            <text:p>1.37</text:p>
          </table:table-cell>
          <table:table-cell table:style-name="ce100" office:value-type="float" office:value="90" calcext:value-type="float">
            <text:p>90</text:p>
          </table:table-cell>
          <table:table-cell table:style-name="ce102" office:value-type="float" office:value="3740.29" calcext:value-type="float">
            <text:p>3740.29</text:p>
          </table:table-cell>
          <table:table-cell office:value-type="float" office:value="15190" calcext:value-type="float">
            <text:p>15190</text:p>
          </table:table-cell>
          <table:table-cell office:value-type="float" office:value="14.4917" calcext:value-type="float">
            <text:p>14.4917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9" calcext:value-type="float">
            <text:p>0.09</text:p>
          </table:table-cell>
          <table:table-cell table:style-name="ce107" office:value-type="float" office:value="2975" calcext:value-type="float">
            <text:p>2975</text:p>
          </table:table-cell>
          <table:table-cell table:style-name="ce109" office:value-type="float" office:value="964" calcext:value-type="float">
            <text:p>964</text:p>
          </table:table-cell>
          <table:table-cell office:value-type="float" office:value="14.9478" calcext:value-type="float">
            <text:p>14.9478</text:p>
          </table:table-cell>
          <table:table-cell office:value-type="float" office:value="964" calcext:value-type="float">
            <text:p>96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2.07" calcext:value-type="float">
            <text:p>2.07</text:p>
          </table:table-cell>
          <table:table-cell table:style-name="ce114" office:value-type="float" office:value="35" calcext:value-type="float">
            <text:p>35</text:p>
          </table:table-cell>
          <table:table-cell table:style-name="ce116" office:value-type="float" office:value="964" calcext:value-type="float">
            <text:p>964</text:p>
          </table:table-cell>
          <table:table-cell office:value-type="float" office:value="15190" calcext:value-type="float">
            <text:p>1519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68145.txt </text:p>
          </table:table-cell>
          <table:table-cell office:value-type="float" office:value="63" calcext:value-type="float">
            <text:p>63</text:p>
          </table:table-cell>
          <table:table-cell office:value-type="float" office:value="16.4" calcext:value-type="float">
            <text:p>16.4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12818" calcext:value-type="float">
            <text:p>12818</text:p>
          </table:table-cell>
          <table:table-cell office:value-type="float" office:value="574.76" calcext:value-type="float">
            <text:p>574.76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1.11" calcext:value-type="float">
            <text:p>11.11</text:p>
          </table:table-cell>
          <table:table-cell table:style-name="ce100" office:value-type="float" office:value="1529" calcext:value-type="float">
            <text:p>1529</text:p>
          </table:table-cell>
          <table:table-cell table:style-name="ce102" office:value-type="float" office:value="575.01" calcext:value-type="float">
            <text:p>575.01</text:p>
          </table:table-cell>
          <table:table-cell office:value-type="float" office:value="45928" calcext:value-type="float">
            <text:p>45928</text:p>
          </table:table-cell>
          <table:table-cell office:value-type="float" office:value="18.2266" calcext:value-type="float">
            <text:p>18.2266</text:p>
          </table:table-cell>
          <table:table-cell office:value-type="float" office:value="416.01" calcext:value-type="float">
            <text:p>416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4" calcext:value-type="float">
            <text:p>0.04</text:p>
          </table:table-cell>
          <table:table-cell table:style-name="ce107" office:value-type="float" office:value="995" calcext:value-type="float">
            <text:p>995</text:p>
          </table:table-cell>
          <table:table-cell table:style-name="ce109" office:value-type="float" office:value="416.53" calcext:value-type="float">
            <text:p>416.53</text:p>
          </table:table-cell>
          <table:table-cell office:value-type="float" office:value="18.6028" calcext:value-type="float">
            <text:p>18.6028</text:p>
          </table:table-cell>
          <table:table-cell office:value-type="float" office:value="416" calcext:value-type="float">
            <text:p>416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5.73" calcext:value-type="float">
            <text:p>5.73</text:p>
          </table:table-cell>
          <table:table-cell table:style-name="ce114" office:value-type="float" office:value="378" calcext:value-type="float">
            <text:p>378</text:p>
          </table:table-cell>
          <table:table-cell table:style-name="ce116" office:value-type="float" office:value="416.53" calcext:value-type="float">
            <text:p>416.53</text:p>
          </table:table-cell>
          <table:table-cell office:value-type="float" office:value="45928" calcext:value-type="float">
            <text:p>4592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70529.txt </text:p>
          </table:table-cell>
          <table:table-cell office:value-type="float" office:value="33" calcext:value-type="float">
            <text:p>33</text:p>
          </table:table-cell>
          <table:table-cell office:value-type="float" office:value="25.3" calcext:value-type="float">
            <text:p>25.3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45" calcext:value-type="float">
            <text:p>3.45</text:p>
          </table:table-cell>
          <table:table-cell office:value-type="float" office:value="585811" calcext:value-type="float">
            <text:p>585811</text:p>
          </table:table-cell>
          <table:table-cell office:value-type="float" office:value="202.88" calcext:value-type="float">
            <text:p>202.88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2.93" calcext:value-type="float">
            <text:p>2.93</text:p>
          </table:table-cell>
          <table:table-cell table:style-name="ce100" office:value-type="float" office:value="2811" calcext:value-type="float">
            <text:p>2811</text:p>
          </table:table-cell>
          <table:table-cell table:style-name="ce102" office:value-type="float" office:value="195.9" calcext:value-type="float">
            <text:p>195.9</text:p>
          </table:table-cell>
          <table:table-cell office:value-type="float" office:value="12810" calcext:value-type="float">
            <text:p>12810</text:p>
          </table:table-cell>
          <table:table-cell office:value-type="float" office:value="8.1351" calcext:value-type="float">
            <text:p>8.1351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63" calcext:value-type="float">
            <text:p>0.63</text:p>
          </table:table-cell>
          <table:table-cell table:style-name="ce107" office:value-type="float" office:value="70798" calcext:value-type="float">
            <text:p>70798</text:p>
          </table:table-cell>
          <table:table-cell table:style-name="ce109" office:value-type="float" office:value="155.25" calcext:value-type="float">
            <text:p>155.25</text:p>
          </table:table-cell>
          <table:table-cell office:value-type="float" office:value="8.7879" calcext:value-type="float">
            <text:p>8.7879</text:p>
          </table:table-cell>
          <table:table-cell office:value-type="float" office:value="155" calcext:value-type="float">
            <text:p>15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3.52" calcext:value-type="float">
            <text:p>3.52</text:p>
          </table:table-cell>
          <table:table-cell table:style-name="ce114" office:value-type="float" office:value="4268" calcext:value-type="float">
            <text:p>4268</text:p>
          </table:table-cell>
          <table:table-cell table:style-name="ce116" office:value-type="float" office:value="155.25" calcext:value-type="float">
            <text:p>155.25</text:p>
          </table:table-cell>
          <table:table-cell office:value-type="float" office:value="12810" calcext:value-type="float">
            <text:p>12810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bcc74199.txt </text:p>
          </table:table-cell>
          <table:table-cell table:style-name="ce94" office:value-type="float" office:value="62" calcext:value-type="float">
            <text:p>62</text:p>
          </table:table-cell>
          <table:table-cell table:style-name="ce94" office:value-type="float" office:value="47.9" calcext:value-type="float">
            <text:p>47.9</text:p>
          </table:table-cell>
          <table:table-cell table:number-columns-repeated="4" table:style-name="ce95" office:value-type="string" calcext:value-type="string">
            <text:p><text:s text:c="2"/></text:p>
          </table:table-cell>
          <table:table-cell table:style-name="ce91" office:value-type="float" office:value="1843" calcext:value-type="float">
            <text:p>1843</text:p>
          </table:table-cell>
          <table:table-cell table:style-name="ce95" office:value-type="float" office:value="637" calcext:value-type="float">
            <text:p>637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0.88" calcext:value-type="float">
            <text:p>0.88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637" calcext:value-type="float">
            <text:p>637</text:p>
          </table:table-cell>
          <table:table-cell table:style-name="ce91" office:value-type="float" office:value="13500" calcext:value-type="float">
            <text:p>13500</text:p>
          </table:table-cell>
          <table:table-cell table:number-columns-repeated="3" table:style-name="ce95" office:value-type="string" calcext:value-type="string">
            <text:p><text:s text:c="2"/></text:p>
          </table:table-cell>
          <table:table-cell table:style-name="ce104" office:value-type="string" calcext:value-type="string">
            <text:p><text:s text:c="2"/></text:p>
          </table:table-cell>
          <table:table-cell table:style-name="ce106" office:value-type="string" calcext:value-type="string">
            <text:p><text:s text:c="2"/></text:p>
          </table:table-cell>
          <table:table-cell table:style-name="ce108" office:value-type="float" office:value="943.25" calcext:value-type="float">
            <text:p>943.25</text:p>
          </table:table-cell>
          <table:table-cell table:style-name="ce95" office:value-type="float" office:value="11.8172" calcext:value-type="float">
            <text:p>11.8172</text:p>
          </table:table-cell>
          <table:table-cell table:style-name="ce95" office:value-type="float" office:value="637" calcext:value-type="float">
            <text:p>637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0.8" calcext:value-type="float">
            <text:p>0.8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637" calcext:value-type="float">
            <text:p>637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bcc77105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7.8" calcext:value-type="float">
            <text:p>47.8</text:p>
          </table:table-cell>
          <table:table-cell table:style-name="ce95" office:value-type="float" office:value="1840.69" calcext:value-type="float">
            <text:p>1840.69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32143976" calcext:value-type="float">
            <text:p>132143976</text:p>
          </table:table-cell>
          <table:table-cell table:style-name="ce91" office:value-type="float" office:value="1899" calcext:value-type="float">
            <text:p>1899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6" calcext:value-type="float">
            <text:p>1.26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office:value-type="float" office:value="12.8062" calcext:value-type="float">
            <text:p>12.8062</text:p>
          </table:table-cell>
          <table:table-cell table:style-name="ce95" office:value-type="float" office:value="969" calcext:value-type="float">
            <text:p>96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9" calcext:value-type="float">
            <text:p>0.09</text:p>
          </table:table-cell>
          <table:table-cell table:style-name="ce106" office:value-type="float" office:value="2589" calcext:value-type="float">
            <text:p>2589</text:p>
          </table:table-cell>
          <table:table-cell table:style-name="ce108" office:value-type="float" office:value="969" calcext:value-type="float">
            <text:p>969</text:p>
          </table:table-cell>
          <table:table-cell table:style-name="ce95" office:value-type="float" office:value="13.027" calcext:value-type="float">
            <text:p>13.027</text:p>
          </table:table-cell>
          <table:table-cell table:style-name="ce95" office:value-type="float" office:value="440" calcext:value-type="float">
            <text:p>44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54" calcext:value-type="float">
            <text:p>1.54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440" calcext:value-type="float">
            <text:p>440</text:p>
          </table:table-cell>
          <table:table-cell table:style-name="ce91" office:value-type="float" office:value="17370" calcext:value-type="float">
            <text:p>17370</text:p>
          </table:table-cell>
          <table:table-cell table:style-name="ce95" table:number-columns-repeated="997"/>
        </table:table-row>
        <table:table-row table:style-name="ro1">
          <table:table-cell table:style-name="ce91" office:value-type="string" calcext:value-type="string">
            <text:p>bcc81911.txt </text:p>
          </table:table-cell>
          <table:table-cell table:style-name="ce94" office:value-type="float" office:value="63" calcext:value-type="float">
            <text:p>63</text:p>
          </table:table-cell>
          <table:table-cell table:style-name="ce94" office:value-type="float" office:value="48.1" calcext:value-type="float">
            <text:p>48.1</text:p>
          </table:table-cell>
          <table:table-cell table:style-name="ce95" office:value-type="float" office:value="1873.27" calcext:value-type="float">
            <text:p>1873.27</text:p>
          </table:table-cell>
          <table:table-cell table:style-name="ce96" office:value-type="boolean" office:boolean-value="false" calcext:value-type="boolean">
            <text:p>FALSE</text:p>
          </table:table-cell>
          <table:table-cell table:style-name="ce95" office:value-type="string" calcext:value-type="string">
            <text:p><text:s/>TO </text:p>
          </table:table-cell>
          <table:table-cell table:style-name="ce95" office:value-type="float" office:value="127503729" calcext:value-type="float">
            <text:p>127503729</text:p>
          </table:table-cell>
          <table:table-cell table:style-name="ce91" office:value-type="float" office:value="1909" calcext:value-type="float">
            <text:p>1909</text:p>
          </table:table-cell>
          <table:table-cell table:style-name="ce95" office:value-type="float" office:value="810" calcext:value-type="float">
            <text:p>81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1.2" calcext:value-type="float">
            <text:p>1.2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810" calcext:value-type="float">
            <text:p>810</text:p>
          </table:table-cell>
          <table:table-cell table:style-name="ce91" office:value-type="float" office:value="15160" calcext:value-type="float">
            <text:p>15160</text:p>
          </table:table-cell>
          <table:table-cell table:style-name="ce95" office:value-type="float" office:value="14.4897" calcext:value-type="float">
            <text:p>14.4897</text:p>
          </table:table-cell>
          <table:table-cell table:style-name="ce95" office:value-type="float" office:value="979" calcext:value-type="float">
            <text:p>979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6" calcext:value-type="float">
            <text:p>0.06</text:p>
          </table:table-cell>
          <table:table-cell table:style-name="ce106" office:value-type="float" office:value="1451" calcext:value-type="float">
            <text:p>1451</text:p>
          </table:table-cell>
          <table:table-cell table:style-name="ce108" office:value-type="float" office:value="979" calcext:value-type="float">
            <text:p>979</text:p>
          </table:table-cell>
          <table:table-cell table:style-name="ce95" office:value-type="float" office:value="15.4405" calcext:value-type="float">
            <text:p>15.4405</text:p>
          </table:table-cell>
          <table:table-cell table:style-name="ce95" office:value-type="float" office:value="810" calcext:value-type="float">
            <text:p>810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6" calcext:value-type="float">
            <text:p>1.2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810" calcext:value-type="float">
            <text:p>810</text:p>
          </table:table-cell>
          <table:table-cell table:style-name="ce91" office:value-type="float" office:value="15160" calcext:value-type="float">
            <text:p>15160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bcc85962.txt </text:p>
          </table:table-cell>
          <table:table-cell office:value-type="float" office:value="64" calcext:value-type="float">
            <text:p>64</text:p>
          </table:table-cell>
          <table:table-cell office:value-type="float" office:value="43.9" calcext:value-type="float">
            <text:p>43.9</text:p>
          </table:table-cell>
          <table:table-cell office:value-type="float" office:value="1103.67" calcext:value-type="float">
            <text:p>1103.6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51892341" calcext:value-type="float">
            <text:p>151892341</text:p>
          </table:table-cell>
          <table:table-cell office:value-type="float" office:value="1532.72" calcext:value-type="float">
            <text:p>1532.72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4" calcext:value-type="float">
            <text:p>4</text:p>
          </table:table-cell>
          <table:table-cell table:style-name="ce100" office:value-type="float" office:value="133" calcext:value-type="float">
            <text:p>133</text:p>
          </table:table-cell>
          <table:table-cell table:style-name="ce102" office:value-type="float" office:value="1510.6" calcext:value-type="float">
            <text:p>1510.6</text:p>
          </table:table-cell>
          <table:table-cell office:value-type="float" office:value="25726" calcext:value-type="float">
            <text:p>25726</text:p>
          </table:table-cell>
          <table:table-cell office:value-type="float" office:value="17.7199" calcext:value-type="float">
            <text:p>17.7199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1" calcext:value-type="float">
            <text:p>0.1</text:p>
          </table:table-cell>
          <table:table-cell table:style-name="ce107" office:value-type="float" office:value="2513" calcext:value-type="float">
            <text:p>2513</text:p>
          </table:table-cell>
          <table:table-cell table:style-name="ce109" office:value-type="float" office:value="929" calcext:value-type="float">
            <text:p>929</text:p>
          </table:table-cell>
          <table:table-cell office:value-type="float" office:value="17.4196" calcext:value-type="float">
            <text:p>17.4196</text:p>
          </table:table-cell>
          <table:table-cell office:value-type="float" office:value="929" calcext:value-type="float">
            <text:p>929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4.43" calcext:value-type="float">
            <text:p>4.43</text:p>
          </table:table-cell>
          <table:table-cell table:style-name="ce114" office:value-type="float" office:value="92" calcext:value-type="float">
            <text:p>92</text:p>
          </table:table-cell>
          <table:table-cell table:style-name="ce116" office:value-type="float" office:value="929" calcext:value-type="float">
            <text:p>929</text:p>
          </table:table-cell>
          <table:table-cell office:value-type="float" office:value="25726" calcext:value-type="float">
            <text:p>2572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501.txt </text:p>
          </table:table-cell>
          <table:table-cell office:value-type="float" office:value="67" calcext:value-type="float">
            <text:p>67</text:p>
          </table:table-cell>
          <table:table-cell office:value-type="float" office:value="20.6" calcext:value-type="float">
            <text:p>20.6</text:p>
          </table:table-cell>
          <table:table-cell office:value-type="float" office:value="663.16" calcext:value-type="float">
            <text:p>663.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31705333" calcext:value-type="float">
            <text:p>131705333</text:p>
          </table:table-cell>
          <table:table-cell office:value-type="float" office:value="1604.9" calcext:value-type="float">
            <text:p>1604.9</text:p>
          </table:table-cell>
          <table:table-cell office:value-type="float" office:value="1126.99" calcext:value-type="float">
            <text:p>1126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85977" calcext:value-type="float">
            <text:p>85977</text:p>
          </table:table-cell>
          <table:table-cell table:style-name="ce102" office:value-type="float" office:value="1604.9" calcext:value-type="float">
            <text:p>1604.9</text:p>
          </table:table-cell>
          <table:table-cell office:value-type="float" office:value="102926" calcext:value-type="float">
            <text:p>102926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05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09" office:value-type="float" office:value="494.9" calcext:value-type="float">
            <text:p>494.9</text:p>
          </table:table-cell>
          <table:table-cell office:value-type="float" office:value="25.6218" calcext:value-type="float">
            <text:p>25.6218</text:p>
          </table:table-cell>
          <table:table-cell office:value-type="float" office:value="494.25" calcext:value-type="float">
            <text:p>494.2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177511" calcext:value-type="float">
            <text:p>177511</text:p>
          </table:table-cell>
          <table:table-cell table:style-name="ce116" office:value-type="float" office:value="494.9" calcext:value-type="float">
            <text:p>494.9</text:p>
          </table:table-cell>
          <table:table-cell office:value-type="float" office:value="102926" calcext:value-type="float">
            <text:p>10292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527.txt 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725.7" calcext:value-type="float">
            <text:p>725.7</text:p>
          </table:table-cell>
          <table:table-cell office:value-type="float" office:value="452.12" calcext:value-type="float">
            <text:p>452.12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177150" calcext:value-type="float">
            <text:p>177150</text:p>
          </table:table-cell>
          <table:table-cell table:style-name="ce102" office:value-type="float" office:value="570" calcext:value-type="float">
            <text:p>570</text:p>
          </table:table-cell>
          <table:table-cell office:value-type="float" office:value="104338" calcext:value-type="float">
            <text:p>10433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05" office:value-type="string" calcext:value-type="string">
            <text:p><text:s text:c="2"/></text:p>
          </table:table-cell>
          <table:table-cell table:style-name="ce107" office:value-type="string" calcext:value-type="string">
            <text:p><text:s text:c="2"/></text:p>
          </table:table-cell>
          <table:table-cell table:style-name="ce109" office:value-type="float" office:value="327.37" calcext:value-type="float">
            <text:p>327.37</text:p>
          </table:table-cell>
          <table:table-cell office:value-type="float" office:value="27.126" calcext:value-type="float">
            <text:p>27.126</text:p>
          </table:table-cell>
          <table:table-cell office:value-type="float" office:value="324.5" calcext:value-type="float">
            <text:p>324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256727" calcext:value-type="float">
            <text:p>256727</text:p>
          </table:table-cell>
          <table:table-cell table:style-name="ce116" office:value-type="float" office:value="327.37" calcext:value-type="float">
            <text:p>327.37</text:p>
          </table:table-cell>
          <table:table-cell office:value-type="float" office:value="104338" calcext:value-type="float">
            <text:p>10433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86695.txt </text:p>
          </table:table-cell>
          <table:table-cell office:value-type="float" office:value="268" calcext:value-type="float">
            <text:p>268</text:p>
          </table:table-cell>
          <table:table-cell office:value-type="float" office:value="1.3" calcext:value-type="float">
            <text:p>1.3</text:p>
          </table:table-cell>
          <table:table-cell office:value-type="float" office:value="702.09" calcext:value-type="float">
            <text:p>702.0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02409746" calcext:value-type="float">
            <text:p>102409746</text:p>
          </table:table-cell>
          <table:table-cell office:value-type="float" office:value="777.79" calcext:value-type="float">
            <text:p>777.79</text:p>
          </table:table-cell>
          <table:table-cell office:value-type="float" office:value="748.51" calcext:value-type="float">
            <text:p>748.5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14152" calcext:value-type="float">
            <text:p>14152</text:p>
          </table:table-cell>
          <table:table-cell table:style-name="ce102" office:value-type="float" office:value="777.79" calcext:value-type="float">
            <text:p>777.79</text:p>
          </table:table-cell>
          <table:table-cell office:value-type="float" office:value="677612" calcext:value-type="float">
            <text:p>677612</text:p>
          </table:table-cell>
          <table:table-cell office:value-type="float" office:value="2592.2248" calcext:value-type="float">
            <text:p>2592.2248</text:p>
          </table:table-cell>
          <table:table-cell office:value-type="float" office:value="678.44" calcext:value-type="float">
            <text:p>678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5" office:value-type="float" office:value="1800" calcext:value-type="float">
            <text:p>1800</text:p>
          </table:table-cell>
          <table:table-cell table:style-name="ce107" office:value-type="float" office:value="98400224" calcext:value-type="float">
            <text:p>98400224</text:p>
          </table:table-cell>
          <table:table-cell table:style-name="ce109" office:value-type="float" office:value="690.19" calcext:value-type="float">
            <text:p>690.19</text:p>
          </table:table-cell>
          <table:table-cell office:value-type="float" office:value="2743.6899" calcext:value-type="float">
            <text:p>2743.6899</text:p>
          </table:table-cell>
          <table:table-cell office:value-type="float" office:value="688.76" calcext:value-type="float">
            <text:p>688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9899" calcext:value-type="float">
            <text:p>9899</text:p>
          </table:table-cell>
          <table:table-cell table:style-name="ce116" office:value-type="float" office:value="690.19" calcext:value-type="float">
            <text:p>690.19</text:p>
          </table:table-cell>
          <table:table-cell office:value-type="float" office:value="677612" calcext:value-type="float">
            <text:p>6776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9.txt 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4551.03" calcext:value-type="float">
            <text:p>24551.03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60710827" calcext:value-type="float">
            <text:p>60710827</text:p>
          </table:table-cell>
          <table:table-cell office:value-type="float" office:value="36490.16" calcext:value-type="float">
            <text:p>36490.16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98" office:value-type="string" calcext:value-type="string">
            <text:p><text:s text:c="2"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2" office:value-type="float" office:value="36490.16" calcext:value-type="float">
            <text:p>36490.16</text:p>
          </table:table-cell>
          <table:table-cell office:value-type="string" calcext:value-type="string">
            <text:p><text:s text:c="2"/></text:p>
          </table:table-cell>
          <table:table-cell office:value-type="float" office:value="45.4671" calcext:value-type="float">
            <text:p>45.4671</text:p>
          </table:table-cell>
          <table:table-cell office:value-type="float" office:value="13294" calcext:value-type="float">
            <text:p>132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28.62" calcext:value-type="float">
            <text:p>28.62</text:p>
          </table:table-cell>
          <table:table-cell table:style-name="ce107" office:value-type="float" office:value="903389" calcext:value-type="float">
            <text:p>903389</text:p>
          </table:table-cell>
          <table:table-cell table:style-name="ce109" office:value-type="float" office:value="14725.67" calcext:value-type="float">
            <text:p>14725.67</text:p>
          </table:table-cell>
          <table:table-cell office:value-type="float" office:value="50.5965" calcext:value-type="float">
            <text:p>50.5965</text:p>
          </table:table-cell>
          <table:table-cell office:value-type="float" office:value="14445.93" calcext:value-type="float">
            <text:p>14445.9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3123" calcext:value-type="float">
            <text:p>3123</text:p>
          </table:table-cell>
          <table:table-cell table:style-name="ce116" office:value-type="float" office:value="14725.67" calcext:value-type="float">
            <text:p>14725.67</text:p>
          </table:table-cell>
          <table:table-cell office:value-type="float" office:value="524624" calcext:value-type="float">
            <text:p>52462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50_8_10.txt </text:p>
          </table:table-cell>
          <table:table-cell office:value-type="float" office:value="151" calcext:value-type="float">
            <text:p>151</text:p>
          </table:table-cell>
          <table:table-cell office:value-type="float" office:value="39.4" calcext:value-type="float">
            <text:p>39.4</text:p>
          </table:table-cell>
          <table:table-cell office:value-type="float" office:value="51822.15" calcext:value-type="float">
            <text:p>51822.1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6837548" calcext:value-type="float">
            <text:p>36837548</text:p>
          </table:table-cell>
          <table:table-cell office:value-type="float" office:value="69171.04" calcext:value-type="float">
            <text:p>69171.0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98" office:value-type="string" calcext:value-type="string">
            <text:p><text:s text:c="2"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2" office:value-type="float" office:value="69171.04" calcext:value-type="float">
            <text:p>69171.04</text:p>
          </table:table-cell>
          <table:table-cell office:value-type="string" calcext:value-type="string">
            <text:p><text:s text:c="2"/></text:p>
          </table:table-cell>
          <table:table-cell office:value-type="float" office:value="168.3896" calcext:value-type="float">
            <text:p>168.3896</text:p>
          </table:table-cell>
          <table:table-cell office:value-type="float" office:value="28966.81" calcext:value-type="float">
            <text:p>28966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5" office:value-type="string" calcext:value-type="string">
            <text:p><text:s/>TO </text:p>
          </table:table-cell>
          <table:table-cell table:style-name="ce107" office:value-type="float" office:value="39602810" calcext:value-type="float">
            <text:p>39602810</text:p>
          </table:table-cell>
          <table:table-cell table:style-name="ce109" office:value-type="float" office:value="30686.28" calcext:value-type="float">
            <text:p>30686.28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12" office:value-type="string" calcext:value-type="string">
            <text:p><text:s text:c="2"/></text:p>
          </table:table-cell>
          <table:table-cell table:style-name="ce114" office:value-type="string" calcext:value-type="string">
            <text:p><text:s text:c="2"/></text:p>
          </table:table-cell>
          <table:table-cell table:style-name="ce116" office:value-type="float" office:value="30686.28" calcext:value-type="float">
            <text:p>30686.28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qp250_1.txt </text:p>
          </table:table-cell>
          <table:table-cell office:value-type="float" office:value="251" calcext:value-type="float">
            <text:p>251</text:p>
          </table:table-cell>
          <table:table-cell office:value-type="float" office:value="5.3" calcext:value-type="float">
            <text:p>5.3</text:p>
          </table:table-cell>
          <table:table-cell office:value-type="float" office:value="61259.27" calcext:value-type="float">
            <text:p>61259.2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0570560" calcext:value-type="float">
            <text:p>30570560</text:p>
          </table:table-cell>
          <table:table-cell office:value-type="float" office:value="71103.24" calcext:value-type="float">
            <text:p>71103.24</text:p>
          </table:table-cell>
          <table:table-cell table:number-columns-repeated="2" office:value-type="string" calcext:value-type="string">
            <text:p><text:s text:c="2"/></text:p>
          </table:table-cell>
          <table:table-cell table:style-name="ce98" office:value-type="string" calcext:value-type="string">
            <text:p><text:s text:c="2"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2" office:value-type="float" office:value="71103.24" calcext:value-type="float">
            <text:p>71103.24</text:p>
          </table:table-cell>
          <table:table-cell office:value-type="string" calcext:value-type="string">
            <text:p><text:s text:c="2"/></text:p>
          </table:table-cell>
          <table:table-cell office:value-type="float" office:value="1784.8726" calcext:value-type="float">
            <text:p>1784.8726</text:p>
          </table:table-cell>
          <table:table-cell office:value-type="float" office:value="47274.49" calcext:value-type="float">
            <text:p>47274.4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5" office:value-type="string" calcext:value-type="string">
            <text:p><text:s/>TO </text:p>
          </table:table-cell>
          <table:table-cell table:style-name="ce107" office:value-type="float" office:value="28139582" calcext:value-type="float">
            <text:p>28139582</text:p>
          </table:table-cell>
          <table:table-cell table:style-name="ce109" office:value-type="float" office:value="48732.37" calcext:value-type="float">
            <text:p>48732.37</text:p>
          </table:table-cell>
          <table:table-cell table:number-columns-repeated="3" office:value-type="string" calcext:value-type="string">
            <text:p><text:s text:c="2"/></text:p>
          </table:table-cell>
          <table:table-cell table:style-name="ce112" office:value-type="string" calcext:value-type="string">
            <text:p><text:s text:c="2"/></text:p>
          </table:table-cell>
          <table:table-cell table:style-name="ce114" office:value-type="string" calcext:value-type="string">
            <text:p><text:s text:c="2"/></text:p>
          </table:table-cell>
          <table:table-cell table:style-name="ce116" office:value-type="float" office:value="48732.37" calcext:value-type="float">
            <text:p>48732.37</text:p>
          </table:table-cell>
          <table:table-cell office:value-type="string" calcext:value-type="string">
            <text:p><text:s text:c="2"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05_100.txt </text:p>
          </table:table-cell>
          <table:table-cell office:value-type="float" office:value="100" calcext:value-type="float">
            <text:p>100</text:p>
          </table:table-cell>
          <table:table-cell office:value-type="float" office:value="24.8" calcext:value-type="float">
            <text:p>24.8</text:p>
          </table:table-cell>
          <table:table-cell office:value-type="float" office:value="2173.12" calcext:value-type="float">
            <text:p>2173.1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67807998" calcext:value-type="float">
            <text:p>67807998</text:p>
          </table:table-cell>
          <table:table-cell office:value-type="float" office:value="2475" calcext:value-type="float">
            <text:p>2475</text:p>
          </table:table-cell>
          <table:table-cell office:value-type="float" office:value="2703.44" calcext:value-type="float">
            <text:p>2703.4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14346" calcext:value-type="float">
            <text:p>14346</text:p>
          </table:table-cell>
          <table:table-cell table:style-name="ce102" office:value-type="float" office:value="3073.5" calcext:value-type="float">
            <text:p>3073.5</text:p>
          </table:table-cell>
          <table:table-cell office:value-type="float" office:value="344802" calcext:value-type="float">
            <text:p>344802</text:p>
          </table:table-cell>
          <table:table-cell office:value-type="float" office:value="40.7228" calcext:value-type="float">
            <text:p>40.7228</text:p>
          </table:table-cell>
          <table:table-cell office:value-type="float" office:value="1435.13" calcext:value-type="float">
            <text:p>1435.1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5" office:value-type="string" calcext:value-type="string">
            <text:p><text:s/>TO </text:p>
          </table:table-cell>
          <table:table-cell table:style-name="ce107" office:value-type="float" office:value="64526261" calcext:value-type="float">
            <text:p>64526261</text:p>
          </table:table-cell>
          <table:table-cell table:style-name="ce109" office:value-type="float" office:value="1463.52" calcext:value-type="float">
            <text:p>1463.52</text:p>
          </table:table-cell>
          <table:table-cell office:value-type="float" office:value="42.167" calcext:value-type="float">
            <text:p>42.167</text:p>
          </table:table-cell>
          <table:table-cell office:value-type="float" office:value="1457.58" calcext:value-type="float">
            <text:p>1457.5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12079" calcext:value-type="float">
            <text:p>12079</text:p>
          </table:table-cell>
          <table:table-cell table:style-name="ce116" office:value-type="float" office:value="1463.52" calcext:value-type="float">
            <text:p>1463.52</text:p>
          </table:table-cell>
          <table:table-cell office:value-type="float" office:value="344802" calcext:value-type="float">
            <text:p>344802</text:p>
          </table:table-cell>
          <table:table-cell table:number-columns-repeated="997"/>
        </table:table-row>
        <table:table-row table:style-name="ro1">
          <table:table-cell table:style-name="ce91" office:value-type="string" calcext:value-type="string">
            <text:p>gka1a_new.txt </text:p>
          </table:table-cell>
          <table:table-cell table:style-name="ce94" office:value-type="float" office:value="51" calcext:value-type="float">
            <text:p>51</text:p>
          </table:table-cell>
          <table:table-cell table:style-name="ce94" office:value-type="float" office:value="6" calcext:value-type="float">
            <text:p>6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7268" calcext:value-type="float">
            <text:p>7268</text:p>
          </table:table-cell>
          <table:table-cell table:style-name="ce91" office:value-type="float" office:value="4092.13" calcext:value-type="float">
            <text:p>4092.13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97" office:value-type="float" office:value="2.59" calcext:value-type="float">
            <text:p>2.59</text:p>
          </table:table-cell>
          <table:table-cell table:style-name="ce99" office:value-type="float" office:value="2840" calcext:value-type="float">
            <text:p>2840</text:p>
          </table:table-cell>
          <table:table-cell table:style-name="ce101" office:value-type="float" office:value="3937.14" calcext:value-type="float">
            <text:p>3937.14</text:p>
          </table:table-cell>
          <table:table-cell table:style-name="ce91" office:value-type="float" office:value="12372" calcext:value-type="float">
            <text:p>12372</text:p>
          </table:table-cell>
          <table:table-cell table:style-name="ce95" office:value-type="float" office:value="12.5142" calcext:value-type="float">
            <text:p>12.5142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04" office:value-type="float" office:value="0.06" calcext:value-type="float">
            <text:p>0.06</text:p>
          </table:table-cell>
          <table:table-cell table:style-name="ce106" office:value-type="float" office:value="2073" calcext:value-type="float">
            <text:p>2073</text:p>
          </table:table-cell>
          <table:table-cell table:style-name="ce108" office:value-type="float" office:value="3623.28" calcext:value-type="float">
            <text:p>3623.28</text:p>
          </table:table-cell>
          <table:table-cell table:style-name="ce95" office:value-type="float" office:value="13.9949" calcext:value-type="float">
            <text:p>13.9949</text:p>
          </table:table-cell>
          <table:table-cell table:style-name="ce95" office:value-type="float" office:value="3414" calcext:value-type="float">
            <text:p>3414</text:p>
          </table:table-cell>
          <table:table-cell table:style-name="ce96" office:value-type="boolean" office:boolean-value="true" calcext:value-type="boolean">
            <text:p>TRUE</text:p>
          </table:table-cell>
          <table:table-cell table:style-name="ce111" office:value-type="float" office:value="1.21" calcext:value-type="float">
            <text:p>1.21</text:p>
          </table:table-cell>
          <table:table-cell table:style-name="ce113" office:value-type="float" office:value="541" calcext:value-type="float">
            <text:p>541</text:p>
          </table:table-cell>
          <table:table-cell table:style-name="ce115" office:value-type="float" office:value="3619.83" calcext:value-type="float">
            <text:p>3619.83</text:p>
          </table:table-cell>
          <table:table-cell table:style-name="ce91" office:value-type="float" office:value="12372" calcext:value-type="float">
            <text:p>12372</text:p>
          </table:table-cell>
          <table:table-cell table:style-name="ce95" table:number-columns-repeated="997"/>
        </table:table-row>
        <table:table-row table:style-name="ro1">
          <table:table-cell office:value-type="string" calcext:value-type="string">
            <text:p>gka2a.txt 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office:value-type="float" office:value="7443" calcext:value-type="float">
            <text:p>7443</text:p>
          </table:table-cell>
          <table:table-cell office:value-type="float" office:value="6829.24" calcext:value-type="float">
            <text:p>6829.24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8" office:value-type="float" office:value="11.25" calcext:value-type="float">
            <text:p>11.25</text:p>
          </table:table-cell>
          <table:table-cell table:style-name="ce100" office:value-type="float" office:value="8319" calcext:value-type="float">
            <text:p>8319</text:p>
          </table:table-cell>
          <table:table-cell table:style-name="ce102" office:value-type="float" office:value="6812.61" calcext:value-type="float">
            <text:p>6812.61</text:p>
          </table:table-cell>
          <table:table-cell office:value-type="float" office:value="23530" calcext:value-type="float">
            <text:p>23530</text:p>
          </table:table-cell>
          <table:table-cell office:value-type="float" office:value="14.0907" calcext:value-type="float">
            <text:p>14.0907</text:p>
          </table:table-cell>
          <table:table-cell office:value-type="float" office:value="6063" calcext:value-type="float">
            <text:p>606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1" calcext:value-type="float">
            <text:p>0.1</text:p>
          </table:table-cell>
          <table:table-cell table:style-name="ce107" office:value-type="float" office:value="1431" calcext:value-type="float">
            <text:p>1431</text:p>
          </table:table-cell>
          <table:table-cell table:style-name="ce109" office:value-type="float" office:value="6204.34" calcext:value-type="float">
            <text:p>6204.34</text:p>
          </table:table-cell>
          <table:table-cell office:value-type="float" office:value="14.3994" calcext:value-type="float">
            <text:p>14.3994</text:p>
          </table:table-cell>
          <table:table-cell office:value-type="float" office:value="6063.01" calcext:value-type="float">
            <text:p>6063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2.78" calcext:value-type="float">
            <text:p>2.78</text:p>
          </table:table-cell>
          <table:table-cell table:style-name="ce114" office:value-type="float" office:value="707" calcext:value-type="float">
            <text:p>707</text:p>
          </table:table-cell>
          <table:table-cell table:style-name="ce116" office:value-type="float" office:value="6204.34" calcext:value-type="float">
            <text:p>6204.34</text:p>
          </table:table-cell>
          <table:table-cell office:value-type="float" office:value="23530" calcext:value-type="float">
            <text:p>235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ka4a.txt </text:p>
          </table:table-cell>
          <table:table-cell office:value-type="float" office:value="81" calcext:value-type="float">
            <text:p>81</text:p>
          </table:table-cell>
          <table:table-cell office:value-type="float" office:value="5.9" calcext:value-type="float">
            <text:p>5.9</text:p>
          </table:table-cell>
          <table:table-cell office:value-type="float" office:value="8598.01" calcext:value-type="float">
            <text:p>8598.0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8.49" calcext:value-type="float">
            <text:p>8.49</text:p>
          </table:table-cell>
          <table:table-cell office:value-type="float" office:value="695075" calcext:value-type="float">
            <text:p>695075</text:p>
          </table:table-cell>
          <table:table-cell office:value-type="float" office:value="10278.74" calcext:value-type="float">
            <text:p>10278.74</text:p>
          </table:table-cell>
          <table:table-cell office:value-type="float" office:value="8859.84" calcext:value-type="float">
            <text:p>8859.8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526792" calcext:value-type="float">
            <text:p>526792</text:p>
          </table:table-cell>
          <table:table-cell table:style-name="ce102" office:value-type="float" office:value="10208.04" calcext:value-type="float">
            <text:p>10208.04</text:p>
          </table:table-cell>
          <table:table-cell office:value-type="float" office:value="60956" calcext:value-type="float">
            <text:p>60956</text:p>
          </table:table-cell>
          <table:table-cell office:value-type="float" office:value="32.7187" calcext:value-type="float">
            <text:p>32.7187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18" calcext:value-type="float">
            <text:p>0.18</text:p>
          </table:table-cell>
          <table:table-cell table:style-name="ce107" office:value-type="float" office:value="6868" calcext:value-type="float">
            <text:p>6868</text:p>
          </table:table-cell>
          <table:table-cell table:style-name="ce109" office:value-type="float" office:value="8935.08" calcext:value-type="float">
            <text:p>8935.08</text:p>
          </table:table-cell>
          <table:table-cell office:value-type="float" office:value="35.5574" calcext:value-type="float">
            <text:p>35.5574</text:p>
          </table:table-cell>
          <table:table-cell office:value-type="float" office:value="8598" calcext:value-type="float">
            <text:p>859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12" office:value-type="float" office:value="26.82" calcext:value-type="float">
            <text:p>26.82</text:p>
          </table:table-cell>
          <table:table-cell table:style-name="ce114" office:value-type="float" office:value="5612" calcext:value-type="float">
            <text:p>5612</text:p>
          </table:table-cell>
          <table:table-cell table:style-name="ce116" office:value-type="float" office:value="8935.08" calcext:value-type="float">
            <text:p>8935.08</text:p>
          </table:table-cell>
          <table:table-cell office:value-type="float" office:value="60956" calcext:value-type="float">
            <text:p>609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evlex11_25.txt </text:p>
          </table:table-cell>
          <table:table-cell office:value-type="float" office:value="68" calcext:value-type="float">
            <text:p>68</text:p>
          </table:table-cell>
          <table:table-cell office:value-type="float" office:value="49.3" calcext:value-type="float">
            <text:p>49.3</text:p>
          </table:table-cell>
          <table:table-cell table:number-columns-repeated="4" office:value-type="string" calcext:value-type="string">
            <text:p><text:s text:c="2"/></text:p>
          </table:table-cell>
          <table:table-cell office:value-type="float" office:value="999759.12" calcext:value-type="float">
            <text:p>999759.12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float" office:value="1.93" calcext:value-type="float">
            <text:p>1.93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E+100" calcext:value-type="float">
            <text:p>1.00E+100</text:p>
          </table:table-cell>
          <table:table-cell office:value-type="float" office:value="17088" calcext:value-type="float">
            <text:p>17088</text:p>
          </table:table-cell>
          <table:table-cell office:value-type="float" office:value="23.5873" calcext:value-type="float">
            <text:p>23.5873</text:p>
          </table:table-cell>
          <table:table-cell office:value-type="float" office:value="784888.3" calcext:value-type="float">
            <text:p>784888.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08" calcext:value-type="float">
            <text:p>0.08</text:p>
          </table:table-cell>
          <table:table-cell table:style-name="ce107" office:value-type="float" office:value="711" calcext:value-type="float">
            <text:p>711</text:p>
          </table:table-cell>
          <table:table-cell table:style-name="ce109" office:value-type="float" office:value="784888.45" calcext:value-type="float">
            <text:p>784888.45</text:p>
          </table:table-cell>
          <table:table-cell office:value-type="float" office:value="23.8708" calcext:value-type="float">
            <text:p>23.8708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float" office:value="1.49" calcext:value-type="float">
            <text:p>1.49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E+100" calcext:value-type="float">
            <text:p>1.00E+100</text:p>
          </table:table-cell>
          <table:table-cell office:value-type="float" office:value="17088" calcext:value-type="float">
            <text:p>170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469.85" calcext:value-type="float">
            <text:p>469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84524302" calcext:value-type="float">
            <text:p>84524302</text:p>
          </table:table-cell>
          <table:table-cell office:value-type="float" office:value="544" calcext:value-type="float">
            <text:p>544</text:p>
          </table:table-cell>
          <table:table-cell office:value-type="float" office:value="529.16" calcext:value-type="float">
            <text:p>529.1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79528" calcext:value-type="float">
            <text:p>79528</text:p>
          </table:table-cell>
          <table:table-cell table:style-name="ce102" office:value-type="float" office:value="615.96" calcext:value-type="float">
            <text:p>615.96</text:p>
          </table:table-cell>
          <table:table-cell office:value-type="float" office:value="245912" calcext:value-type="float">
            <text:p>245912</text:p>
          </table:table-cell>
          <table:table-cell office:value-type="float" office:value="118.0898" calcext:value-type="float">
            <text:p>118.0898</text:p>
          </table:table-cell>
          <table:table-cell office:value-type="float" office:value="425.01" calcext:value-type="float">
            <text:p>425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5" office:value-type="string" calcext:value-type="string">
            <text:p><text:s/>TO </text:p>
          </table:table-cell>
          <table:table-cell table:style-name="ce107" office:value-type="float" office:value="80991611" calcext:value-type="float">
            <text:p>80991611</text:p>
          </table:table-cell>
          <table:table-cell table:style-name="ce109" office:value-type="float" office:value="438.04" calcext:value-type="float">
            <text:p>438.04</text:p>
          </table:table-cell>
          <table:table-cell office:value-type="float" office:value="133.6268" calcext:value-type="float">
            <text:p>133.6268</text:p>
          </table:table-cell>
          <table:table-cell office:value-type="float" office:value="434" calcext:value-type="float">
            <text:p>43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65399" calcext:value-type="float">
            <text:p>65399</text:p>
          </table:table-cell>
          <table:table-cell table:style-name="ce116" office:value-type="float" office:value="438.04" calcext:value-type="float">
            <text:p>438.04</text:p>
          </table:table-cell>
          <table:table-cell office:value-type="float" office:value="245912" calcext:value-type="float">
            <text:p>2459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_per_antonio.txt </text:p>
          </table:table-cell>
          <table:table-cell office:value-type="float" office:value="161" calcext:value-type="float">
            <text:p>161</text:p>
          </table:table-cell>
          <table:table-cell office:value-type="float" office:value="49.7" calcext:value-type="float">
            <text:p>49.7</text:p>
          </table:table-cell>
          <table:table-cell table:style-name="ce7" office:value-type="float" office:value="76139442.71" calcext:value-type="float">
            <text:p>7.61E+0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32121800" calcext:value-type="float">
            <text:p>32121800</text:p>
          </table:table-cell>
          <table:table-cell table:style-name="ce10" office:value-type="float" office:value="81980880.71" calcext:value-type="float">
            <text:p>8.20E+07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float" office:value="32.32" calcext:value-type="float">
            <text:p>32.32</text:p>
          </table:table-cell>
          <table:table-cell table:style-name="ce100" office:value-type="float" office:value="9" calcext:value-type="float">
            <text:p>9</text:p>
          </table:table-cell>
          <table:table-cell table:style-name="ce103" office:value-type="float" office:value="81980880.71" calcext:value-type="float">
            <text:p>8.20E+07</text:p>
          </table:table-cell>
          <table:table-cell office:value-type="float" office:value="136434" calcext:value-type="float">
            <text:p>136434</text:p>
          </table:table-cell>
          <table:table-cell office:value-type="float" office:value="214.2236" calcext:value-type="float">
            <text:p>214.2236</text:p>
          </table:table-cell>
          <table:table-cell table:style-name="ce7" office:value-type="float" office:value="61676613.12" calcext:value-type="float">
            <text:p>6.17E+07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0.71" calcext:value-type="float">
            <text:p>0.71</text:p>
          </table:table-cell>
          <table:table-cell table:style-name="ce107" office:value-type="float" office:value="4194" calcext:value-type="float">
            <text:p>4194</text:p>
          </table:table-cell>
          <table:table-cell table:style-name="ce110" office:value-type="float" office:value="61676613.76" calcext:value-type="float">
            <text:p>6.17E+07</text:p>
          </table:table-cell>
          <table:table-cell office:value-type="float" office:value="237.8247" calcext:value-type="float">
            <text:p>237.8247</text:p>
          </table:table-cell>
          <table:table-cell table:style-name="ce7" office:value-type="float" office:value="1E+100" calcext:value-type="float">
            <text:p>1.00E+10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float" office:value="39.19" calcext:value-type="float">
            <text:p>39.19</text:p>
          </table:table-cell>
          <table:table-cell table:style-name="ce114" office:value-type="float" office:value="10" calcext:value-type="float">
            <text:p>10</text:p>
          </table:table-cell>
          <table:table-cell table:style-name="ce117" office:value-type="float" office:value="61676613.76" calcext:value-type="float">
            <text:p>6.17E+07</text:p>
          </table:table-cell>
          <table:table-cell office:value-type="float" office:value="136434" calcext:value-type="float">
            <text:p>13643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9.6" calcext:value-type="float">
            <text:p>19.6</text:p>
          </table:table-cell>
          <table:table-cell office:value-type="float" office:value="7137.57" calcext:value-type="float">
            <text:p>7137.5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20829534" calcext:value-type="float">
            <text:p>120829534</text:p>
          </table:table-cell>
          <table:table-cell office:value-type="float" office:value="10443.48" calcext:value-type="float">
            <text:p>10443.48</text:p>
          </table:table-cell>
          <table:table-cell office:value-type="float" office:value="9098.88" calcext:value-type="float">
            <text:p>9098.8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22679" calcext:value-type="float">
            <text:p>22679</text:p>
          </table:table-cell>
          <table:table-cell table:style-name="ce102" office:value-type="float" office:value="10443.48" calcext:value-type="float">
            <text:p>10443.48</text:p>
          </table:table-cell>
          <table:table-cell office:value-type="float" office:value="257650" calcext:value-type="float">
            <text:p>257650</text:p>
          </table:table-cell>
          <table:table-cell office:value-type="float" office:value="31.3258" calcext:value-type="float">
            <text:p>31.3258</text:p>
          </table:table-cell>
          <table:table-cell office:value-type="float" office:value="4923.02" calcext:value-type="float">
            <text:p>4923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81.28" calcext:value-type="float">
            <text:p>81.28</text:p>
          </table:table-cell>
          <table:table-cell table:style-name="ce107" office:value-type="float" office:value="5212658" calcext:value-type="float">
            <text:p>5212658</text:p>
          </table:table-cell>
          <table:table-cell table:style-name="ce109" office:value-type="float" office:value="5742.98" calcext:value-type="float">
            <text:p>5742.98</text:p>
          </table:table-cell>
          <table:table-cell office:value-type="float" office:value="33.301" calcext:value-type="float">
            <text:p>33.301</text:p>
          </table:table-cell>
          <table:table-cell office:value-type="float" office:value="5498.39" calcext:value-type="float">
            <text:p>5498.3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21813" calcext:value-type="float">
            <text:p>21813</text:p>
          </table:table-cell>
          <table:table-cell table:style-name="ce116" office:value-type="float" office:value="5742.98" calcext:value-type="float">
            <text:p>5742.98</text:p>
          </table:table-cell>
          <table:table-cell office:value-type="float" office:value="257650" calcext:value-type="float">
            <text:p>2576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aph_100_05_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6083449" calcext:value-type="float">
            <text:p>166083449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5" calcext:value-type="float">
            <text:p>414.0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455088" calcext:value-type="float">
            <text:p>455088</text:p>
          </table:table-cell>
          <table:table-cell table:style-name="ce102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4.3446" calcext:value-type="float">
            <text:p>44.3446</text:p>
          </table:table-cell>
          <table:table-cell office:value-type="float" office:value="394.03" calcext:value-type="float">
            <text:p>394.0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4.11" calcext:value-type="float">
            <text:p>44.11</text:p>
          </table:table-cell>
          <table:table-cell table:style-name="ce107" office:value-type="float" office:value="4200311" calcext:value-type="float">
            <text:p>4200311</text:p>
          </table:table-cell>
          <table:table-cell table:style-name="ce109" office:value-type="float" office:value="415.8" calcext:value-type="float">
            <text:p>415.8</text:p>
          </table:table-cell>
          <table:table-cell office:value-type="float" office:value="49.2859" calcext:value-type="float">
            <text:p>49.2859</text:p>
          </table:table-cell>
          <table:table-cell office:value-type="float" office:value="400.8" calcext:value-type="float">
            <text:p>400.8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432462" calcext:value-type="float">
            <text:p>432462</text:p>
          </table:table-cell>
          <table:table-cell table:style-name="ce116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0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1" calcext:value-type="float">
            <text:p>397.8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7485880" calcext:value-type="float">
            <text:p>167485880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9" calcext:value-type="float">
            <text:p>414.0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449185" calcext:value-type="float">
            <text:p>449185</text:p>
          </table:table-cell>
          <table:table-cell table:style-name="ce102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6239" calcext:value-type="float">
            <text:p>46.6239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6.39" calcext:value-type="float">
            <text:p>46.39</text:p>
          </table:table-cell>
          <table:table-cell table:style-name="ce107" office:value-type="float" office:value="4505250" calcext:value-type="float">
            <text:p>4505250</text:p>
          </table:table-cell>
          <table:table-cell table:style-name="ce109" office:value-type="float" office:value="415.8" calcext:value-type="float">
            <text:p>415.8</text:p>
          </table:table-cell>
          <table:table-cell office:value-type="float" office:value="49.5593" calcext:value-type="float">
            <text:p>49.5593</text:p>
          </table:table-cell>
          <table:table-cell office:value-type="float" office:value="400.65" calcext:value-type="float">
            <text:p>400.6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456497" calcext:value-type="float">
            <text:p>456497</text:p>
          </table:table-cell>
          <table:table-cell table:style-name="ce116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1_06_03a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7" calcext:value-type="float">
            <text:p>397.87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5376612" calcext:value-type="float">
            <text:p>165376612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1" calcext:value-type="float">
            <text:p>414.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447413" calcext:value-type="float">
            <text:p>447413</text:p>
          </table:table-cell>
          <table:table-cell table:style-name="ce102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4676" calcext:value-type="float">
            <text:p>46.4676</text:p>
          </table:table-cell>
          <table:table-cell office:value-type="float" office:value="394.02" calcext:value-type="float">
            <text:p>394.0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3.77" calcext:value-type="float">
            <text:p>43.77</text:p>
          </table:table-cell>
          <table:table-cell table:style-name="ce107" office:value-type="float" office:value="4264886" calcext:value-type="float">
            <text:p>4264886</text:p>
          </table:table-cell>
          <table:table-cell table:style-name="ce109" office:value-type="float" office:value="415.8" calcext:value-type="float">
            <text:p>415.8</text:p>
          </table:table-cell>
          <table:table-cell office:value-type="float" office:value="48.5678" calcext:value-type="float">
            <text:p>48.5678</text:p>
          </table:table-cell>
          <table:table-cell office:value-type="float" office:value="400.75" calcext:value-type="float">
            <text:p>400.7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440354" calcext:value-type="float">
            <text:p>440354</text:p>
          </table:table-cell>
          <table:table-cell table:style-name="ce116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x_cut_2021_06_03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79" calcext:value-type="float">
            <text:p>397.79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8399017" calcext:value-type="float">
            <text:p>168399017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6" calcext:value-type="float">
            <text:p>414.0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453292" calcext:value-type="float">
            <text:p>453292</text:p>
          </table:table-cell>
          <table:table-cell table:style-name="ce102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8.4191" calcext:value-type="float">
            <text:p>48.4191</text:p>
          </table:table-cell>
          <table:table-cell office:value-type="float" office:value="394.01" calcext:value-type="float">
            <text:p>394.0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8.24" calcext:value-type="float">
            <text:p>48.24</text:p>
          </table:table-cell>
          <table:table-cell table:style-name="ce107" office:value-type="float" office:value="4644955" calcext:value-type="float">
            <text:p>4644955</text:p>
          </table:table-cell>
          <table:table-cell table:style-name="ce109" office:value-type="float" office:value="415.8" calcext:value-type="float">
            <text:p>415.8</text:p>
          </table:table-cell>
          <table:table-cell office:value-type="float" office:value="48.4939" calcext:value-type="float">
            <text:p>48.4939</text:p>
          </table:table-cell>
          <table:table-cell office:value-type="float" office:value="400.76" calcext:value-type="float">
            <text:p>400.76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438853" calcext:value-type="float">
            <text:p>438853</text:p>
          </table:table-cell>
          <table:table-cell table:style-name="ce116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_17_7_2020.txt 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397.85" calcext:value-type="float">
            <text:p>39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166227100" calcext:value-type="float">
            <text:p>166227100</text:p>
          </table:table-cell>
          <table:table-cell office:value-type="float" office:value="440.98" calcext:value-type="float">
            <text:p>440.98</text:p>
          </table:table-cell>
          <table:table-cell office:value-type="float" office:value="414.01" calcext:value-type="float">
            <text:p>414.0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462121" calcext:value-type="float">
            <text:p>462121</text:p>
          </table:table-cell>
          <table:table-cell table:style-name="ce102" office:value-type="float" office:value="440.98" calcext:value-type="float">
            <text:p>440.98</text:p>
          </table:table-cell>
          <table:table-cell office:value-type="float" office:value="75950" calcext:value-type="float">
            <text:p>75950</text:p>
          </table:table-cell>
          <table:table-cell office:value-type="float" office:value="46.7801" calcext:value-type="float">
            <text:p>46.7801</text:p>
          </table:table-cell>
          <table:table-cell office:value-type="float" office:value="394" calcext:value-type="float">
            <text:p>39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7.05" calcext:value-type="float">
            <text:p>47.05</text:p>
          </table:table-cell>
          <table:table-cell table:style-name="ce107" office:value-type="float" office:value="4505250" calcext:value-type="float">
            <text:p>4505250</text:p>
          </table:table-cell>
          <table:table-cell table:style-name="ce109" office:value-type="float" office:value="415.8" calcext:value-type="float">
            <text:p>415.8</text:p>
          </table:table-cell>
          <table:table-cell office:value-type="float" office:value="48.9584" calcext:value-type="float">
            <text:p>48.9584</text:p>
          </table:table-cell>
          <table:table-cell office:value-type="float" office:value="400.83" calcext:value-type="float">
            <text:p>400.8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427785" calcext:value-type="float">
            <text:p>427785</text:p>
          </table:table-cell>
          <table:table-cell table:style-name="ce116" office:value-type="float" office:value="415.8" calcext:value-type="float">
            <text:p>415.8</text:p>
          </table:table-cell>
          <table:table-cell office:value-type="float" office:value="75950" calcext:value-type="float">
            <text:p>759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2.txt </text:p>
          </table:table-cell>
          <table:table-cell office:value-type="float" office:value="101" calcext:value-type="float">
            <text:p>101</text:p>
          </table:table-cell>
          <table:table-cell office:value-type="float" office:value="98.1" calcext:value-type="float">
            <text:p>98.1</text:p>
          </table:table-cell>
          <table:table-cell office:value-type="float" office:value="13673.8" calcext:value-type="float">
            <text:p>13673.8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57328667" calcext:value-type="float">
            <text:p>57328667</text:p>
          </table:table-cell>
          <table:table-cell office:value-type="float" office:value="19715.92" calcext:value-type="float">
            <text:p>19715.92</text:p>
          </table:table-cell>
          <table:table-cell office:value-type="float" office:value="18377.77" calcext:value-type="float">
            <text:p>18377.77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3829" calcext:value-type="float">
            <text:p>3829</text:p>
          </table:table-cell>
          <table:table-cell table:style-name="ce102" office:value-type="float" office:value="19715.92" calcext:value-type="float">
            <text:p>19715.92</text:p>
          </table:table-cell>
          <table:table-cell office:value-type="float" office:value="504712" calcext:value-type="float">
            <text:p>504712</text:p>
          </table:table-cell>
          <table:table-cell office:value-type="float" office:value="46.6394" calcext:value-type="float">
            <text:p>46.6394</text:p>
          </table:table-cell>
          <table:table-cell office:value-type="float" office:value="8645" calcext:value-type="float">
            <text:p>864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5.21" calcext:value-type="float">
            <text:p>5.21</text:p>
          </table:table-cell>
          <table:table-cell table:style-name="ce107" office:value-type="float" office:value="141719" calcext:value-type="float">
            <text:p>141719</text:p>
          </table:table-cell>
          <table:table-cell table:style-name="ce109" office:value-type="float" office:value="9184.85" calcext:value-type="float">
            <text:p>9184.85</text:p>
          </table:table-cell>
          <table:table-cell office:value-type="float" office:value="52.535" calcext:value-type="float">
            <text:p>52.535</text:p>
          </table:table-cell>
          <table:table-cell office:value-type="float" office:value="9070.85" calcext:value-type="float">
            <text:p>9070.8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3756" calcext:value-type="float">
            <text:p>3756</text:p>
          </table:table-cell>
          <table:table-cell table:style-name="ce116" office:value-type="string" calcext:value-type="string">
            <text:p><text:s text:c="59"/></text:p>
          </table:table-cell>
          <table:table-cell office:value-type="float" office:value="504712" calcext:value-type="float">
            <text:p>5047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100_3.txt 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3737.85" calcext:value-type="float">
            <text:p>13737.85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/>TO </text:p>
          </table:table-cell>
          <table:table-cell office:value-type="float" office:value="58361711" calcext:value-type="float">
            <text:p>58361711</text:p>
          </table:table-cell>
          <table:table-cell office:value-type="float" office:value="19786.69" calcext:value-type="float">
            <text:p>19786.69</text:p>
          </table:table-cell>
          <table:table-cell office:value-type="float" office:value="18400.99" calcext:value-type="float">
            <text:p>18400.9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8" office:value-type="string" calcext:value-type="string">
            <text:p><text:s/>TO </text:p>
          </table:table-cell>
          <table:table-cell table:style-name="ce100" office:value-type="float" office:value="3883" calcext:value-type="float">
            <text:p>3883</text:p>
          </table:table-cell>
          <table:table-cell table:style-name="ce102" office:value-type="float" office:value="19786.69" calcext:value-type="float">
            <text:p>19786.69</text:p>
          </table:table-cell>
          <table:table-cell office:value-type="float" office:value="508110" calcext:value-type="float">
            <text:p>508110</text:p>
          </table:table-cell>
          <table:table-cell office:value-type="float" office:value="48.1617" calcext:value-type="float">
            <text:p>48.1617</text:p>
          </table:table-cell>
          <table:table-cell office:value-type="float" office:value="8782.5" calcext:value-type="float">
            <text:p>8782.5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5" office:value-type="float" office:value="4.24" calcext:value-type="float">
            <text:p>4.24</text:p>
          </table:table-cell>
          <table:table-cell table:style-name="ce107" office:value-type="float" office:value="106305" calcext:value-type="float">
            <text:p>106305</text:p>
          </table:table-cell>
          <table:table-cell table:style-name="ce109" office:value-type="float" office:value="9364.26" calcext:value-type="float">
            <text:p>9364.26</text:p>
          </table:table-cell>
          <table:table-cell office:value-type="float" office:value="54.2092" calcext:value-type="float">
            <text:p>54.2092</text:p>
          </table:table-cell>
          <table:table-cell office:value-type="float" office:value="9221.94" calcext:value-type="float">
            <text:p>9221.9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2" office:value-type="string" calcext:value-type="string">
            <text:p><text:s/>TO </text:p>
          </table:table-cell>
          <table:table-cell table:style-name="ce114" office:value-type="float" office:value="3911" calcext:value-type="float">
            <text:p>3911</text:p>
          </table:table-cell>
          <table:table-cell table:style-name="ce116" office:value-type="float" office:value="9364.26" calcext:value-type="float">
            <text:p>9364.26</text:p>
          </table:table-cell>
          <table:table-cell office:value-type="float" office:value="508110" calcext:value-type="float">
            <text:p>508110</text:p>
          </table:table-cell>
          <table:table-cell table:number-columns-repeated="99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K6:Sheet3.K49">
            <calcext:condition calcext:apply-style-name="Good" calcext:value="&lt;[.F6:.F49]" calcext:base-cell-address="Sheet3.K6"/>
          </calcext:conditional-format>
          <calcext:conditional-format calcext:target-range-address="Sheet3.L6:Sheet3.L49">
            <calcext:condition calcext:apply-style-name="Neutral" calcext:value="&lt;[.G6:.G49]" calcext:base-cell-address="Sheet3.L6"/>
          </calcext:conditional-format>
          <calcext:conditional-format calcext:target-range-address="Sheet3.M6:Sheet3.M49">
            <calcext:condition calcext:apply-style-name="Accent 2" calcext:value="&lt;[.H6:.H49]" calcext:base-cell-address="Sheet3.M6"/>
          </calcext:conditional-format>
          <calcext:conditional-format calcext:target-range-address="Sheet3.R6:Sheet3.R49">
            <calcext:condition calcext:apply-style-name="Good" calcext:value="&lt;[.F6:.F49]" calcext:base-cell-address="Sheet3.R6"/>
          </calcext:conditional-format>
          <calcext:conditional-format calcext:target-range-address="Sheet3.S6:Sheet3.S49">
            <calcext:condition calcext:apply-style-name="Neutral" calcext:value="&lt;[.G6:.G49]" calcext:base-cell-address="Sheet3.S6"/>
          </calcext:conditional-format>
          <calcext:conditional-format calcext:target-range-address="Sheet3.T6:Sheet3.T49">
            <calcext:condition calcext:apply-style-name="Accent 2" calcext:value="&lt;[.H6:.H49]" calcext:base-cell-address="Sheet3.T6"/>
          </calcext:conditional-format>
          <calcext:conditional-format calcext:target-range-address="Sheet3.X6:Sheet3.X49">
            <calcext:condition calcext:apply-style-name="Good" calcext:value="&lt;[.F6:.F49]" calcext:base-cell-address="Sheet3.X6"/>
          </calcext:conditional-format>
          <calcext:conditional-format calcext:target-range-address="Sheet3.Y6:Sheet3.Y49">
            <calcext:condition calcext:apply-style-name="Neutral" calcext:value="&lt;[.G6:.G49]" calcext:base-cell-address="Sheet3.Y6"/>
          </calcext:conditional-format>
          <calcext:conditional-format calcext:target-range-address="Sheet3.Z6:Sheet3.Z49">
            <calcext:condition calcext:apply-style-name="Accent 2" calcext:value="&lt;[.H6:.H49]" calcext:base-cell-address="Sheet3.Z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1:04:16.939599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7T11:35:49.040691461</meta:creation-date>
    <dc:date>2025-08-16T12:26:31.764987449</dc:date>
    <meta:editing-duration>PT1H49M17S</meta:editing-duration>
    <meta:editing-cycles>19</meta:editing-cycles>
    <meta:generator>LibreOffice/6.4.7.2$Linux_X86_64 LibreOffice_project/40$Build-2</meta:generator>
    <meta:document-statistic meta:table-count="3" meta:cell-count="6377" meta:object-count="0"/>
  </office:meta>
</office:document-meta>
</file>